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Pictures/10000000000000200000002000309F1C.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style:font-name="Arial" fo:font-style="normal" fo:font-weight="normal" style:font-style-asian="normal" style:font-weight-asian="normal" style:font-style-complex="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6" style:family="paragraph" style:parent-style-name="Standard" style:master-page-name="">
      <style:paragraph-properties fo:keep-together="always" style:page-number="auto" fo:keep-with-next="always"/>
      <style:text-properties fo:font-style="normal" fo:font-weight="normal" style:font-style-asian="normal" style:font-weight-asian="normal" style:font-style-complex="normal" style:font-weight-complex="normal"/>
    </style:style>
    <style:style style:name="P7" style:family="paragraph" style:parent-style-name="Text_20_body" style:master-page-name="">
      <style:paragraph-properties fo:keep-together="always" style:page-number="auto" fo:keep-with-next="always"/>
    </style:style>
    <style:style style:name="P8" style:family="paragraph" style:parent-style-name="Text_20_body"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9" style:family="paragraph" style:parent-style-name="Text_20_body"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10" style:family="paragraph" style:parent-style-name="Standard">
      <style:paragraph-properties fo:keep-together="always" fo:keep-with-next="always"/>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2" style:family="paragraph" style:parent-style-name="Standard">
      <style:paragraph-properties fo:keep-together="always" fo:keep-with-next="always"/>
    </style:style>
    <style:style style:name="P13" style:family="paragraph" style:parent-style-name="Text_20_body">
      <style:paragraph-properties fo:keep-together="always" fo:keep-with-next="always"/>
    </style:style>
    <style:style style:name="P14" style:family="paragraph" style:parent-style-name="Text_20_body">
      <style:paragraph-properties fo:keep-together="always" fo:keep-with-next="always"/>
      <style:text-properties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6" style:family="paragraph" style:parent-style-name="Standard" style:master-page-name="">
      <style:paragraph-properties fo:margin-top="0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top="0.199cm" fo:margin-bottom="0cm"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8" style:family="paragraph" style:parent-style-name="Text_20_body">
      <style:paragraph-properties fo:margin-top="0.199cm" fo:margin-bottom="0cm" fo:keep-together="always" fo:keep-with-next="always"/>
      <style:text-properties fo:font-style="italic" fo:font-weight="normal" style:font-style-asian="italic" style:font-weight-asian="normal" style:font-style-complex="italic" style:font-weight-complex="normal"/>
    </style:style>
    <style:style style:name="P19"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0" style:family="paragraph" style:parent-style-name="Text_20_body" style:master-page-name="">
      <style:paragraph-properties fo:margin-top="0.199cm" fo:margin-bottom="0cm"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21" style:family="paragraph" style:parent-style-name="Text_20_body">
      <style:paragraph-properties fo:margin-top="0.199cm" fo:margin-bottom="0cm"/>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margin-top="0.199cm" fo:margin-bottom="0cm"/>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23" style:family="paragraph" style:parent-style-name="Standard">
      <style:paragraph-properties fo:keep-together="always" fo:background-color="transparent" fo:keep-with-next="always">
        <style:background-image/>
      </style:paragraph-properties>
    </style:style>
    <style:style style:name="P24" style:family="paragraph" style:parent-style-name="Standard" style:list-style-name="L1"/>
    <style:style style:name="P25" style:family="paragraph" style:parent-style-name="Standard" style:list-style-name="L1">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26" style:family="paragraph" style:parent-style-name="Standard" style:list-style-name="L1">
      <style:paragraph-properties fo:keep-together="always" fo:keep-with-next="always"/>
    </style:style>
    <style:style style:name="P27" style:family="paragraph" style:parent-style-name="Standard" style:list-style-name="L3">
      <style:paragraph-properties fo:keep-together="always" fo:keep-with-next="always"/>
    </style:style>
    <style:style style:name="P28" style:family="paragraph" style:parent-style-name="Standard" style:list-style-name="L4">
      <style:paragraph-properties fo:keep-together="always" fo:keep-with-next="always"/>
    </style:style>
    <style:style style:name="P29"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30" style:family="paragraph" style:parent-style-name="Standard" style:list-style-name="L1">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1" style:family="paragraph" style:parent-style-name="Standard" style:list-style-name="L3">
      <style:paragraph-properties fo:keep-together="always"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32"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33" style:family="paragraph" style:parent-style-name="Standard" style:list-style-name="L1">
      <style:paragraph-properties fo:keep-together="always" fo:keep-with-next="always"/>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34" style:family="paragraph" style:parent-style-name="Standard" style:list-style-name="L2">
      <style:paragraph-properties fo:keep-together="always" fo:keep-with-next="always"/>
      <style:text-properties fo:font-style="normal" fo:font-weight="normal" style:font-style-asian="normal" style:font-weight-asian="normal" style:font-style-complex="normal" style:font-weight-complex="normal"/>
    </style:style>
    <style:style style:name="P35" style:family="paragraph" style:parent-style-name="Standard" style:list-style-name="L3">
      <style:paragraph-properties fo:keep-together="always" fo:keep-with-next="always"/>
      <style:text-properties fo:font-style="normal" fo:font-weight="normal" style:font-style-asian="normal" style:font-weight-asian="normal" style:font-style-complex="normal" style:font-weight-complex="normal"/>
    </style:style>
    <style:style style:name="P36" style:family="paragraph" style:parent-style-name="Standard" style:list-style-name="L3">
      <style:paragraph-properties fo:keep-together="always" fo:keep-with-next="always"/>
      <style:text-properties fo:font-style="normal" fo:font-weight="bold" style:font-style-asian="normal" style:font-weight-asian="bold" style:font-style-complex="normal" style:font-weight-complex="bold"/>
    </style:style>
    <style:style style:name="P37" style:family="paragraph" style:parent-style-name="Standard" style:list-style-name="L1">
      <style:paragraph-properties fo:keep-together="always" fo:keep-with-next="always"/>
      <style:text-properties style:font-name="Arial" fo:font-style="normal" fo:font-weight="bold" style:font-style-asian="normal" style:font-weight-asian="bold" style:font-style-complex="normal" style:font-weight-complex="bold"/>
    </style:style>
    <style:style style:name="P38" style:family="paragraph" style:parent-style-name="Standard" style:list-style-name="L1">
      <style:paragraph-properties fo:keep-together="always" fo:keep-with-next="always"/>
      <style:text-properties fo:font-weight="bold" style:font-weight-asian="bold" style:font-weight-complex="bold"/>
    </style:style>
    <style:style style:name="P39" style:family="paragraph" style:parent-style-name="Standard" style:list-style-name="L1" style:master-page-name="">
      <style:paragraph-properties fo:keep-together="always" style:page-number="auto" fo:keep-with-next="auto"/>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0"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41" style:family="paragraph" style:parent-style-name="Standard" style:list-style-name="L3" style:master-page-name="">
      <style:paragraph-properties fo:keep-together="always" style:page-number="auto" fo:keep-with-next="always"/>
      <style:text-properties style:use-window-font-color="true" style:font-name="Arial"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P42" style:family="paragraph" style:parent-style-name="Standard" style:list-style-name="L1" style:master-page-name="">
      <style:paragraph-properties fo:keep-together="always" style:page-number="auto"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3" style:family="paragraph" style:parent-style-name="Standard" style:list-style-name="L1" style:master-page-name="">
      <style:paragraph-properties fo:keep-together="always" style:page-number="auto" fo:keep-with-next="always"/>
    </style:style>
    <style:style style:name="P44" style:family="paragraph" style:parent-style-name="Standard" style:list-style-name="L1">
      <style:paragraph-properties fo:keep-together="always" fo:keep-with-next="auto"/>
      <style:text-properties style:use-window-font-color="true" style:font-name="Arial" fo:font-size="12pt" fo:language="en" fo:country="US" fo:font-style="italic" fo:font-weight="normal" style:letter-kerning="true" style:font-name-asian="Lohit Hindi1" style:language-asian="hi" style:country-asian="IN" style:font-style-asian="italic" style:font-weight-asian="normal" style:font-name-complex="Droid Sans Fallback2" style:font-style-complex="italic" style:font-weight-complex="normal"/>
    </style:style>
    <style:style style:name="P45" style:family="paragraph" style:parent-style-name="Standard" style:list-style-name="L1" style:master-page-name="">
      <style:paragraph-properties fo:keep-together="always" style:page-number="auto"/>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6" style:family="paragraph" style:parent-style-name="Text_20_body" style:list-style-name="L4">
      <style:paragraph-properties fo:keep-together="always" fo:keep-with-next="always"/>
    </style:style>
    <style:style style:name="P47" style:family="paragraph" style:parent-style-name="Text_20_body" style:list-style-name="L4">
      <style:paragraph-properties fo:keep-together="always" fo:keep-with-next="always"/>
      <style:text-properties fo:font-weight="normal" style:font-weight-asian="normal" style:font-weight-complex="normal"/>
    </style:style>
    <style:style style:name="P48"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49" style:family="paragraph" style:parent-style-name="Heading_20_2" style:master-page-name="">
      <style:paragraph-properties fo:keep-together="always" style:page-number="auto" fo:break-before="auto" fo:break-after="auto"/>
    </style:style>
    <style:style style:name="P50" style:family="paragraph" style:parent-style-name="Heading_20_2" style:master-page-name="">
      <style:paragraph-properties fo:keep-together="always" style:page-number="auto" fo:break-before="auto" fo:break-after="auto" fo:keep-with-next="always"/>
      <style:text-properties style:font-name="Arial"/>
    </style:style>
    <style:style style:name="P51" style:family="paragraph" style:parent-style-name="Heading_20_2" style:master-page-name="">
      <style:paragraph-properties fo:keep-together="always" style:page-number="auto" fo:break-before="auto" fo:break-after="auto" fo:keep-with-next="always"/>
    </style:style>
    <style:style style:name="P52" style:family="paragraph" style:parent-style-name="Heading_20_2" style:master-page-name="">
      <style:paragraph-properties fo:keep-together="always" style:page-number="auto" fo:keep-with-next="always"/>
    </style:style>
    <style:style style:name="P53" style:family="paragraph" style:parent-style-name="Heading_20_2" style:master-page-name="">
      <style:paragraph-properties fo:keep-together="always" style:page-number="auto" fo:keep-with-next="always"/>
      <style:text-properties style:font-name="Arial"/>
    </style:style>
    <style:style style:name="P54" style:family="paragraph" style:parent-style-name="Heading_20_2" style:master-page-name="">
      <style:paragraph-properties fo:keep-together="always" style:page-number="auto" fo:keep-with-next="always"/>
      <style:text-properties style:font-name="Arial" fo:font-style="normal" fo:font-weight="normal" style:font-style-asian="normal" style:font-weight-asian="normal" style:font-style-complex="normal" style:font-weight-complex="normal"/>
    </style:style>
    <style:style style:name="P55" style:family="paragraph" style:parent-style-name="Heading_20_2">
      <style:paragraph-properties fo:break-before="page"/>
    </style:style>
    <style:style style:name="P56" style:family="paragraph" style:parent-style-name="Heading_20_3">
      <style:text-properties fo:font-weight="bold" style:font-weight-asian="bold" style:font-weight-complex="bold"/>
    </style:style>
    <style:style style:name="P57" style:family="paragraph" style:parent-style-name="Heading_20_3">
      <style:paragraph-properties fo:keep-together="always"/>
      <style:text-properties fo:font-weight="bold" style:font-weight-asian="bold" style:font-weight-complex="bold"/>
    </style:style>
    <style:style style:name="P58" style:family="paragraph" style:parent-style-name="Heading_20_3">
      <style:paragraph-properties fo:keep-together="always" fo:keep-with-next="always"/>
    </style:style>
    <style:style style:name="P59" style:family="paragraph" style:parent-style-name="Heading_20_3" style:master-page-name="">
      <style:paragraph-properties fo:keep-together="always" style:page-number="auto" fo:keep-with-next="always"/>
    </style:style>
    <style:style style:name="P60" style:family="paragraph" style:parent-style-name="Heading_20_3" style:master-page-name="">
      <style:paragraph-properties fo:keep-together="always" style:page-number="auto" fo:keep-with-next="always"/>
      <style:text-properties fo:font-weight="bold" style:font-weight-asian="bold" style:font-weight-complex="bold"/>
    </style:style>
    <style:style style:name="P61" style:family="paragraph" style:parent-style-name="Heading_20_3" style:master-page-name="">
      <style:paragraph-properties fo:keep-together="always" style:page-number="au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font-style="normal" fo:font-weight="normal" style:font-style-asian="normal" style:font-weight-asian="normal" style:font-style-complex="normal" style:font-weight-complex="normal"/>
    </style:style>
    <style:style style:name="T9" style:family="text">
      <style:text-properties style:font-name="Arial" fo:font-style="normal" fo:font-weight="bold" style:font-style-asian="normal" style:font-weight-asian="bold" style:font-style-complex="normal" style:font-weight-complex="bold"/>
    </style:style>
    <style:style style:name="T10" style:family="text">
      <style:text-properties style:font-name="Arial" fo:font-style="normal" style:font-style-asian="normal" style:font-style-complex="normal"/>
    </style:style>
    <style:style style:name="T11" style:family="text">
      <style:text-properties style:font-name="Courier New"/>
    </style:style>
    <style:style style:name="T12" style:family="text">
      <style:text-properties style:font-name="Courier New" fo:font-weight="normal" style:font-weight-asian="normal" style:font-weight-complex="normal"/>
    </style:style>
    <style:style style:name="T13" style:family="text">
      <style:text-properties style:font-name="Courier New" fo:font-style="normal" fo:font-weight="bold" style:font-style-asian="normal" style:font-weight-asian="bold" style:font-style-complex="normal" style:font-weight-complex="bold"/>
    </style:style>
    <style:style style:name="T14" style:family="text">
      <style:text-properties style:font-name="Courier New" fo:font-weight="bold" style:font-weight-asian="bold" style:font-weight-complex="bold"/>
    </style:style>
    <style:style style:name="T15" style:family="text">
      <style:text-properties style:font-name="Courier New" style:text-underline-style="none" fo:font-weight="bold" style:font-weight-asian="bold" style:font-weight-complex="bold"/>
    </style:style>
    <style:style style:name="T16"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17" style:family="text">
      <style:text-properties style:use-window-font-color="true" style:font-name="Arial" fo:font-size="12pt" fo:language="en" fo:country="US" style:letter-kerning="true" style:font-name-asian="Lohit Hindi1" style:language-asian="hi" style:country-asian="IN" style:font-name-complex="Droid Sans Fallback2"/>
    </style:style>
    <style:style style:name="T18"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19" style:family="text">
      <style:text-properties style:use-window-font-color="true" style:font-name="Courier New" fo:font-size="12pt" fo:language="en" fo:country="US" fo:font-weight="bold" style:letter-kerning="true" style:font-name-asian="Lohit Hindi1" style:language-asian="hi" style:country-asian="IN" style:font-weight-asian="bold" style:font-name-complex="Droid Sans Fallback2" style:font-weight-complex="bold"/>
    </style:style>
    <style:style style:name="T20" style:family="text">
      <style:text-properties style:use-window-font-color="true" style:font-name="Courier New" fo:font-size="12pt" fo:language="en" fo:country="US" style:letter-kerning="true" style:font-name-asian="Lohit Hindi1" style:language-asian="hi" style:country-asian="IN" style:font-name-complex="Droid Sans Fallback2"/>
    </style:style>
    <style:style style:name="T21" style:family="text">
      <style:text-properties style:use-window-font-color="true" fo:font-size="12pt" fo:language="en" fo:country="US" style:letter-kerning="true" style:font-name-asian="Lohit Hindi1" style:language-asian="hi" style:country-asian="IN" style:font-name-complex="Droid Sans Fallback2"/>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language="en" fo:country="US" style:language-asian="hi" style:country-asian="IN"/>
    </style:style>
    <style:style style:name="T25" style:family="text">
      <style:text-properties fo:color="#ffffff" fo:background-color="#ffffff"/>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fo:text-indent="-0.635cm"/>
        </style:list-level-properties>
      </text:list-level-style-number>
      <text:list-level-style-number text:level="2"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2">
        <draw:text-box fo:min-width="3.911cm">
          <text:p text:style-name="Frame_20_contents">Legend: <text:span text:style-name="Done">Done</text:span>, <text:span text:style-name="Todo">ToDo</text:span></text:p>
        </draw:text-box>
      </draw:frame>
      <text:h text:style-name="Heading_20_1" text:outline-level="1">Model: <text:span text:style-name="T11">chvemvediet.apps.inforequests</text:span></text:h>
      <text:p text:style-name="Standard"><draw:frame draw:style-name="fr2" draw:name="Object1" text:anchor-type="as-char" svg:width="17.087cm" svg:height="23.948cm" draw:z-index="0"><draw:object xlink:href="./Object 1" xlink:type="simple" xlink:show="embed" xlink:actuate="onLoad"/><draw:image xlink:href="./ObjectReplacements/Object 1" xlink:type="simple" xlink:show="embed" xlink:actuate="onLoad"/></draw:frame></text:p>
      <text:h text:style-name="P49" text:outline-level="2"><text:soft-page-break/>Inforequest Flow</text:h>
      <text:p text:style-name="Text_20_body"><draw:frame draw:style-name="fr2" draw:name="Object2" text:anchor-type="as-char" svg:width="17.09cm" svg:height="23.952cm" draw:z-index="1"><draw:object xlink:href="./Object 2" xlink:type="simple" xlink:show="embed" xlink:actuate="onLoad"/><draw:image xlink:href="./ObjectReplacements/Object 2" xlink:type="simple" xlink:show="embed" xlink:actuate="onLoad"/><svg:desc>OLE-object</svg:desc></draw:frame></text:p>
      <text:h text:style-name="P50" text:outline-level="2"><text:soft-page-break/><text:span text:style-name="Done">Inforequest Draft</text:span></text:h>
      <text:p text:style-name="P11">Relations:</text:p>
      <text:list xml:id="list234063398" text:style-name="L1">
        <text:list-item>
          <text:p text:style-name="P26"><text:span text:style-name="Done"><text:span text:style-name="T13">applicant</text:span></text:span><text:span text:style-name="Done"><text:span text:style-name="T8">: User; May NOT be NULL.<text:line-break/></text:span></text:span><text:span text:style-name="Done">The draft owner, the future inforequest applicant.</text:span></text:p>
        </text:list-item>
        <text:list-item>
          <text:p text:style-name="P29"><text:span text:style-name="Done"><text:span text:style-name="T14">obligee</text:span></text:span><text:span text:style-name="Done"><text:span text:style-name="T2">: Obligee; May be NULL.<text:line-break/>The obligee the inforequest will be sent to, if the user has already set it.</text:span></text:span></text:p>
        </text:list-item>
        <text:list-item>
          <text:p text:style-name="P26"><text:span text:style-name="Done"><text:span text:style-name="T18">attachment_set</text:span></text:span><text:span text:style-name="Done"><text:span text:style-name="T16">: List of Attachments; May be empty; Ordered by id.<text:line-break/>Attachments for the future request action.</text:span></text:span></text:p>
        </text:list-item>
      </text:list>
      <text:p text:style-name="P7"><text:span text:style-name="T24">Properties</text:span><text:span text:style-name="T16">:</text:span></text:p>
      <text:list xml:id="list113260842" text:continue-numbering="true" text:style-name="L1">
        <text:list-item>
          <text:p text:style-name="P26"><text:span text:style-name="Done"><text:span text:style-name="T18">subject</text:span></text:span><text:span text:style-name="Done"><text:span text:style-name="T16">: String; May be empty.<text:line-break/>Draft subject for the future request action.</text:span></text:span></text:p>
        </text:list-item>
        <text:list-item>
          <text:p text:style-name="P26"><text:span text:style-name="Done"><text:span text:style-name="T18">content</text:span></text:span><text:span text:style-name="Done"><text:span text:style-name="T16">: String; May be empty.<text:line-break/>Draft content for the future request action</text:span></text:span><text:span text:style-name="T16">.</text:span></text:p>
        </text:list-item>
      </text:list>
      <text:p text:style-name="P5"/>
      <text:p text:style-name="P5"/>
      <text:h text:style-name="P52" text:outline-level="2"><text:span text:style-name="Done">Inforequest</text:span></text:h>
      <text:p text:style-name="P12"><text:span text:style-name="Done">Represents a single inforequest. Inforequests are ordered by their submission date by default.</text:span></text:p>
      <text:p text:style-name="P13">Relations<text:span text:style-name="T8">:</text:span></text:p>
      <text:list xml:id="list616399423" text:continue-numbering="true" text:style-name="L1">
        <text:list-item>
          <text:p text:style-name="P26"><text:span text:style-name="Done"><text:span text:style-name="T13">applicant</text:span></text:span><text:span text:style-name="Done"><text:span text:style-name="T8">: User; May NOT be NULL.<text:line-break/>The inforequest owner, the user who submitted it.</text:span></text:span></text:p>
        </text:list-item>
        <text:list-item>
          <text:p text:style-name="P26"><text:span text:style-name="Done"><text:span text:style-name="T13">email_set</text:span></text:span><text:span text:style-name="Done"><text:span text:style-name="T8">: List of E-mail Messages; through Inforequest E-mails; May be empty; Ordered by processed date.<text:line-break/>List of all inbound and outbound messages related to the inforequest, decided or undecided. </text:span></text:span><text:span text:style-name="Done"><text:span text:style-name="T16">The </text:span></text:span><text:span text:style-name="Done"><text:span text:style-name="T18">unique_email</text:span></text:span><text:span text:style-name="Done"><text:span text:style-name="T16"> address generated for the inforequest is used for communication with all obligees the request was advanced to. It is up to the applicant </text:span></text:span><text:span text:style-name="Todo"><text:span text:style-name="T16">and/or some heuristics</text:span></text:span><text:span text:style-name="Done"><text:span text:style-name="T16"> to decide to which branch the action contained in the e‑mail belongs. The e‑mails are ordered by the date we sent or received them, respectively. Queued outbound e-mails waiting to be sent are ordered by their id.</text:span></text:span></text:p>
        </text:list-item>
        <text:list-item>
          <text:p text:style-name="P29"><text:span text:style-name="Done"><text:span text:style-name="T14">branch_set</text:span></text:span><text:span text:style-name="Done"><text:span text:style-name="T2">: List of Branches; May NOT be empty; Ordered by obligee name.<text:line-break/>List of all branches related to the inforequest. Every inforequest contains at least one branch, the main branch.</text:span></text:span></text:p>
        </text:list-item>
        <text:list-item>
          <text:p text:style-name="P29"><text:span text:style-name="Done"><text:span text:style-name="T14">actiondraft_set</text:span></text:span><text:span text:style-name="Done"><text:span text:style-name="T2">: List of Action Drafts; May be empty; Ordered by id.<text:line-break/>List of all action drafts the applicant created for this inforequest. The inforequest may contain at most one draft of each action type.</text:span></text:span></text:p>
        </text:list-item>
        <text:list-item>
          <text:p text:style-name="P29"><text:span text:style-name="Done"><text:span text:style-name="T14">inforequestemail_set</text:span></text:span><text:span text:style-name="Done"><text:span text:style-name="T2">: List of Inforequest E-mails; May be empty; Ordered by id.</text:span></text:span></text:p>
        </text:list-item>
      </text:list>
      <text:p text:style-name="P15">Computed Relations:</text:p>
      <text:list xml:id="list679114413" text:continue-numbering="true" text:style-name="L1">
        <text:list-item>
          <text:p text:style-name="P29"><text:span text:style-name="Done"><text:span text:style-name="T14">branch</text:span></text:span><text:span text:style-name="Done"><text:span text:style-name="T2">: Branch; May NOT be NULL; Read-only.<text:line-break/>Main branch of communication with the original obligee the inforequest was submitted to. The inforequest must contain exactly one main branch. If the inforequest was advanced to other obligees, the respective advancement action contains recursive sub-branches of communication with new obligees.</text:span></text:span></text:p>
        </text:list-item>
        <text:list-item>
          <text:p text:style-name="P29"><text:span text:style-name="Done"><text:span text:style-name="T14">undecided_set</text:span></text:span><text:span text:style-name="Done"><text:span text:style-name="T2">: List of E-mail Messages; May be empty; Read-only.<text:line-break/>List of undecided inbound messages waiting for user decision.</text:span></text:span></text:p>
        </text:list-item>
        <text:list-item>
          <text:p text:style-name="P39"><text:span text:style-name="Done"><text:span text:style-name="T14">oldest_undecided_email</text:span></text:span><text:span text:style-name="Done"> and </text:span><text:span text:style-name="Done"><text:span text:style-name="T14">newest_undecided_email</text:span></text:span><text:span text:style-name="Done">: E-mail Message; May be NULL; Read-only.</text:span></text:p>
        </text:list-item>
      </text:list>
      <text:p text:style-name="P9"><text:soft-page-break/>Properties<text:span text:style-name="T2">:</text:span></text:p>
      <text:list xml:id="list765720035" text:continue-numbering="true" text:style-name="L1">
        <text:list-item>
          <text:p text:style-name="P29"><text:span text:style-name="Done"><text:span text:style-name="T14">applicant_name</text:span></text:span><text:span text:style-name="Done"><text:span text:style-name="T2">, </text:span></text:span><text:span text:style-name="Done"><text:span text:style-name="T14">applicant_street</text:span></text:span><text:span text:style-name="Done"><text:span text:style-name="T2">, </text:span></text:span><text:span text:style-name="Done"><text:span text:style-name="T14">applicant_city</text:span></text:span><text:span text:style-name="Done"><text:span text:style-name="T2"> and </text:span></text:span><text:span text:style-name="Done"><text:span text:style-name="T14">applicant_zip</text:span></text:span><text:span text:style-name="Done"><text:span text:style-name="T2">: String; May NOT be empty.<text:line-break/>To freeze applicant current contact information for the case he changes it in the future. The information is frozen to its state at the moment the inforequest was submitted.</text:span></text:span></text:p>
        </text:list-item>
        <text:list-item>
          <text:p text:style-name="P40"><text:span text:style-name="Done"><text:span text:style-name="T14">unique_email</text:span></text:span><text:span text:style-name="Done"><text:span text:style-name="T2">: E-mail; May NOT be empty; Unique.<text:line-break/>Every inforequest has a unique e‑mail address of the form </text:span></text:span><text:span text:style-name="Done"><text:span text:style-name="T12">*@mail.chcemvediet.sk</text:span></text:span><text:span text:style-name="Done"><text:span text:style-name="T2">. This address is used to identify which obligee e‑mail belongs to which inforequest. However, if the inforequest was advanced to other obligees, the same e‑mail address is used for communication with all such obligees, as there is no way to tell them to send their response to a different e‑mail address.</text:span></text:span></text:p>
        </text:list-item>
        <text:list-item>
          <text:p text:style-name="P29"><text:span text:style-name="Done"><text:span text:style-name="T14">submission_date</text:span></text:span><text:span text:style-name="Done"><text:span text:style-name="T2">: Date; May NOT be NULL.<text:line-break/>The effective date of the request action.</text:span></text:span></text:p>
        </text:list-item>
        <text:list-item>
          <text:p text:style-name="P30"><text:span text:style-name="Done"><text:span text:style-name="T11">closed</text:span></text:span><text:span text:style-name="Done"><text:span text:style-name="T2">: True/False; May NOT be NULL.<text:line-break/>True if the inforequest is closed and the applicant may not act on it any more. The inforequest is closed</text:span></text:span><text:span text:style-name="T2"> </text:span><text:span text:style-name="Todo"><text:span text:style-name="T2">when the applicant or the administrator close it manually</text:span></text:span><text:span text:style-name="T2">, or </text:span><text:span text:style-name="Done"><text:span text:style-name="T2">if all its branches are terminated, or the applicant abandon it for a very long time. If a request is not closed, we say that it is opened.</text:span></text:span></text:p>
        </text:list-item>
        <text:list-item>
          <text:p text:style-name="P30"><text:span text:style-name="Done"><text:span text:style-name="T11">last_undecided_email_reminder</text:span></text:span><text:span text:style-name="Done"><text:span text:style-name="T2">: Datetime; May be NULL.</text:span></text:span></text:p>
        </text:list-item>
      </text:list>
      <text:p text:style-name="P15">Computed Properties:</text:p>
      <text:list xml:id="list1810030073" text:continue-numbering="true" text:style-name="L1">
        <text:list-item>
          <text:p text:style-name="P32"><text:span text:style-name="Done"><text:span text:style-name="T14">has_undecided_email</text:span></text:span><text:span text:style-name="Done">: True/False; May NOT be NULL; Read-only.</text:span></text:p>
        </text:list-item>
        <text:list-item>
          <text:p text:style-name="P32"><text:span text:style-name="Done"><text:span text:style-name="T14">can_add_X</text:span></text:span><text:span text:style-name="Done">: True/False; May NOT be NULL; Read-only.<text:line-break/>Whether the user can append action X to at least one of the inforequest branches.</text:span></text:p>
        </text:list-item>
      </text:list>
      <text:p text:style-name="Standard"/>
      <text:p text:style-name="Standard"/>
      <text:h text:style-name="P53" text:outline-level="2"><text:span text:style-name="Done">Inforequest E‑mail</text:span></text:h>
      <text:p text:style-name="P12"><text:span text:style-name="Done"><text:span text:style-name="T7">Represents a relation between an inforequest and an inbound or outbound e‑mail message. Every inforequest has its unique e‑mail address which is used for communication with all obligees the request was advanced to. If there are multiple open branches in the inforequest, It is up to the applicant</text:span></text:span><text:span text:style-name="T7"> </text:span><text:span text:style-name="Todo"><text:span text:style-name="T7">and/or some heuristics</text:span></text:span><text:span text:style-name="T7"> </text:span><text:span text:style-name="Done"><text:span text:style-name="T7">to decide to which branch the action contained in the received e‑mail belongs. The e‑mails are ordered by the date we processed them.</text:span></text:span></text:p>
      <text:p text:style-name="P20">Relations:</text:p>
      <text:list xml:id="list1019619043" text:continue-numbering="true" text:style-name="L1">
        <text:list-item>
          <text:p text:style-name="P32"><text:span text:style-name="Done"><text:span text:style-name="T14">inforequest</text:span></text:span><text:span text:style-name="Done">: Inforequest; May NOT be NULL.<text:line-break/>Inforequest the e‑mail was assigned to.</text:span></text:p>
        </text:list-item>
        <text:list-item>
          <text:p text:style-name="P26"><text:span text:style-name="Done"><text:span text:style-name="T18">email</text:span></text:span><text:span text:style-name="Done"><text:span text:style-name="T16">: E-mail Message; May NOT be NULL.</text:span></text:span></text:p>
        </text:list-item>
      </text:list>
      <text:p text:style-name="P22">Properties:</text:p>
      <text:list xml:id="list1495727748" text:continue-numbering="true" text:style-name="L1">
        <text:list-item>
          <text:p text:style-name="P32"><text:span text:style-name="Done"><text:span text:style-name="T14">type</text:span></text:span><text:span text:style-name="Done">: Choice; May NOT be NULL.</text:span></text:p>
          <text:list>
            <text:list-item>
              <text:p text:style-name="P33"><text:span text:style-name="Done"><text:span text:style-name="T6">For inbound messages:</text:span></text:span></text:p>
              <text:list>
                <text:list-item>
                  <text:p text:style-name="P25"><text:span text:style-name="Done">obligee‑action</text:span><text:span text:style-name="Done"><text:span text:style-name="T6">: The e-mail represents and obligee action.</text:span></text:span></text:p>
                </text:list-item>
                <text:list-item>
                  <text:p text:style-name="P25"><text:span text:style-name="Done">undecided</text:span><text:span text:style-name="Done"><text:span text:style-name="T6">: The e-mail is waiting for applicant decision.</text:span></text:span></text:p>
                </text:list-item>
                <text:list-item>
                  <text:p text:style-name="P25"><text:span text:style-name="Done"><text:span text:style-name="T3">unrelated</text:span></text:span><text:span text:style-name="Done"><text:span text:style-name="T6">: Marked as an unrelated e-mail.</text:span></text:span></text:p>
                </text:list-item>
                <text:list-item>
                  <text:p text:style-name="P25"><text:span text:style-name="Done">unknown</text:span><text:span text:style-name="Done"><text:span text:style-name="T6">: Marked as an e-mail the applicant didn't know how to decide.</text:span></text:span></text:p>
                </text:list-item>
              </text:list>
            </text:list-item>
            <text:list-item>
              <text:p text:style-name="P33"><text:span text:style-name="Done"><text:span text:style-name="T6">For outbound messages:</text:span></text:span></text:p>
              <text:list>
                <text:list-item>
                  <text:p text:style-name="P44"><text:span text:style-name="Done">applicant‑action</text:span><text:span text:style-name="Done"><text:span text:style-name="T6">: The e-mail represents an applicant action.</text:span></text:span></text:p>
                </text:list-item>
              </text:list>
            </text:list-item>
          </text:list>
        </text:list-item>
      </text:list>
      <text:h text:style-name="P51" text:outline-level="2"><text:soft-page-break/><text:span text:style-name="Done">Branch</text:span></text:h>
      <text:p text:style-name="P12"><text:span text:style-name="Done">Represents communication with a single obligee concerning a single inforequest. If the obligee advances the inforequest to other obligees, the advancement action contains its own sub-branches of communication with new obligees. If the branch is the main branch of its inforequest, we say that the branch is main, otherwise we say that it's advanced. If the last branch action sets no deadline we say that this action is terminal and the branch is terminated. No further actions may be added to terminated branches.</text:span></text:p>
      <text:p text:style-name="P13">Relations<text:span text:style-name="T8">:</text:span></text:p>
      <text:list xml:id="list297442920" text:continue-numbering="true" text:style-name="L1">
        <text:list-item>
          <text:p text:style-name="P43"><text:span text:style-name="Done"><text:span text:style-name="T13">inforequest</text:span></text:span><text:span text:style-name="Done"><text:span text:style-name="T8">: Inforequest; May NOT be NULL.<text:line-break/>The inforequest the branch belongs to.</text:span></text:span></text:p>
        </text:list-item>
        <text:list-item>
          <text:p text:style-name="P26"><text:span text:style-name="Done"><text:span text:style-name="T18">obligee</text:span></text:span><text:span text:style-name="Done"><text:span text:style-name="T16">: Obligee; May NOT be NULL.<text:line-break/>The obligee the inforequest was sent or advanced to.</text:span></text:span></text:p>
        </text:list-item>
        <text:list-item>
          <text:p text:style-name="P26"><text:span text:style-name="Done"><text:span text:style-name="T18">historicalobligee</text:span></text:span><text:span text:style-name="Done"><text:span text:style-name="T16">: Historical Obligee; May NOT be NULL.<text:line-break/>To freeze obligee current contact information for the case it changes in the future. The information is frozen to its state at the moment the request was submitted if it is the main branch, or the moment the advancement action was received.</text:span></text:span></text:p>
        </text:list-item>
        <text:list-item>
          <text:p text:style-name="P29"><text:span text:style-name="Done"><text:span text:style-name="T14">advanced_by</text:span></text:span><text:span text:style-name="Done"><text:span text:style-name="T2">: Action; May be NULL.<text:line-break/>NULL for main branches. The advancement action the inforequest was advanced by for advanced branches. Every Inforequest must contain exactly one main branch.</text:span></text:span></text:p>
        </text:list-item>
        <text:list-item>
          <text:p text:style-name="P32"><text:span text:style-name="Done"><text:span text:style-name="T15">action_set</text:span></text:span><text:span text:style-name="Done"><text:span text:style-name="T3">: List of </text:span></text:span><text:span text:style-name="Done">Actions; May NOT be empty; Ordered by effective date.<text:line-break/>The communication with the obligee. The first action of every main branch is a request action and the first action of every advanced branch is an advanced request action. Actions are ordered by their effective date.</text:span></text:p>
        </text:list-item>
        <text:list-item>
          <text:p text:style-name="P32"><text:span text:style-name="Done"><text:span text:style-name="T15">actiondraft_set</text:span></text:span><text:span text:style-name="Done"><text:span text:style-name="T3">: List of </text:span></text:span><text:span text:style-name="Done">Action Drafts; May be empty; Ordered by id.</text:span></text:p>
        </text:list-item>
      </text:list>
      <text:p text:style-name="P15">Computed Relations:</text:p>
      <text:list xml:id="list1587089484" text:continue-numbering="true" text:style-name="L1">
        <text:list-item>
          <text:p text:style-name="P29"><text:span text:style-name="Done"><text:span text:style-name="T15">last_action</text:span></text:span><text:span text:style-name="Done"><text:span text:style-name="T4">: Action; </text:span></text:span><text:span text:style-name="Done"><text:span text:style-name="T2">May NOT be NULL; Read-only<text:line-break/>The list of actions may not be empty, so the last action is always defined.</text:span></text:span></text:p>
        </text:list-item>
      </text:list>
      <text:p text:style-name="P15">Computed Properties:</text:p>
      <text:list xml:id="list1325377460" text:continue-numbering="true" text:style-name="L1">
        <text:list-item>
          <text:p text:style-name="P32"><text:span text:style-name="Done"><text:span text:style-name="T15">can_add_x</text:span></text:span><text:span text:style-name="Done"><text:span text:style-name="T3">: True/False; </text:span></text:span><text:span text:style-name="Done">May NOT be NULL; Read-only.<text:line-break/>Whether the user can append action X to the branch.</text:span></text:p>
        </text:list-item>
      </text:list>
      <text:p text:style-name="P3"/>
      <text:p text:style-name="P3"/>
      <text:h text:style-name="P53" text:outline-level="2"><text:soft-page-break/><text:span text:style-name="Done">Action</text:span></text:h>
      <text:p text:style-name="P16">Relations:</text:p>
      <text:list xml:id="list1394696746" text:continue-numbering="true" text:style-name="L1">
        <text:list-item>
          <text:p text:style-name="P32"><text:span text:style-name="Done"><text:span text:style-name="T14">branch</text:span></text:span><text:span text:style-name="Done">: Branch; May NOT be NULL</text:span></text:p>
        </text:list-item>
        <text:list-item>
          <text:p text:style-name="P40"><text:span text:style-name="Done"><text:span text:style-name="T14">email</text:span></text:span><text:span text:style-name="Done"><text:span text:style-name="T2">: E-mail Message; May be NULL;<text:line-break/>Mandatory for actions sent or received by e‑mail, NULL otherwise.</text:span></text:span></text:p>
        </text:list-item>
        <text:list-item>
          <text:p text:style-name="P29"><text:span text:style-name="Done"><text:span text:style-name="T14">attachment_set</text:span></text:span><text:span text:style-name="Done"><text:span text:style-name="T2">: List of Attachments; May be empty; Ordered by id.</text:span></text:span></text:p>
        </text:list-item>
        <text:list-item>
          <text:p text:style-name="P26"><text:span text:style-name="Done"><text:span text:style-name="T18">advanced_to_set</text:span></text:span><text:span text:style-name="Done"><text:span text:style-name="T16">: </text:span></text:span><text:span text:style-name="Done"><text:span text:style-name="T2">List of Branches; May be empty.<text:line-break/>May NOT be empty for advancement actions. Must be empty otherwise.</text:span></text:span></text:p>
        </text:list-item>
      </text:list>
      <text:p text:style-name="P19">Properties:</text:p>
      <text:list xml:id="list2016440032" text:continue-numbering="true" text:style-name="L1">
        <text:list-item>
          <text:p text:style-name="P30"><text:span text:style-name="Done"><text:span text:style-name="T11">type</text:span></text:span><text:span text:style-name="Done"><text:span text:style-name="T2">: Choice; May NOT be NULL.</text:span></text:span></text:p>
          <text:list>
            <text:list-item>
              <text:p text:style-name="P32"><text:span text:style-name="Done">Applicant Actions: </text:span><text:span text:style-name="Done"><text:span text:style-name="T22">Request</text:span></text:span><text:span text:style-name="Done">; </text:span><text:span text:style-name="Done"><text:span text:style-name="T22">Clarification Response</text:span></text:span><text:span text:style-name="Done">; </text:span><text:span text:style-name="Done"><text:span text:style-name="T22">Appeal</text:span></text:span><text:span text:style-name="Done">;</text:span></text:p>
            </text:list-item>
            <text:list-item>
              <text:p text:style-name="P32"><text:span text:style-name="Done">Obligee Actions: </text:span><text:span text:style-name="Done"><text:span text:style-name="T22">Confirmation</text:span></text:span><text:span text:style-name="Done">; </text:span><text:span text:style-name="Done"><text:span text:style-name="T22">Extension</text:span></text:span><text:span text:style-name="Done">; </text:span><text:span text:style-name="Done"><text:span text:style-name="T22">Advancement</text:span></text:span><text:span text:style-name="Done">; </text:span><text:span text:style-name="Done"><text:span text:style-name="T22">Clarification Request</text:span></text:span><text:span text:style-name="Done">; </text:span><text:span text:style-name="Done"><text:span text:style-name="T22">Disclosure</text:span></text:span><text:span text:style-name="Done">; </text:span><text:span text:style-name="Done"><text:span text:style-name="T22">Refusal</text:span></text:span><text:span text:style-name="Done">; </text:span><text:span text:style-name="Done"><text:span text:style-name="T22">Affirmation</text:span></text:span><text:span text:style-name="Done">; </text:span><text:span text:style-name="Done"><text:span text:style-name="T22">Reversion</text:span></text:span><text:span text:style-name="Done">; </text:span><text:span text:style-name="Done"><text:span text:style-name="T22">Remandment</text:span></text:span><text:span text:style-name="Done">;</text:span></text:p>
            </text:list-item>
            <text:list-item>
              <text:p text:style-name="P32"><text:span text:style-name="Done">Implicit Actions: </text:span><text:span text:style-name="Done"><text:span text:style-name="T22">Advanced Request</text:span></text:span><text:span text:style-name="Done">; </text:span><text:span text:style-name="Done"><text:span text:style-name="T22">Expiration</text:span></text:span><text:span text:style-name="Done">; </text:span><text:span text:style-name="Done"><text:span text:style-name="T22">Appeal Expiration</text:span></text:span><text:span text:style-name="Done">.</text:span></text:p>
            </text:list-item>
          </text:list>
        </text:list-item>
        <text:list-item>
          <text:p text:style-name="P29"><text:span text:style-name="Done"><text:span text:style-name="T14">subject</text:span></text:span><text:span text:style-name="Done"><text:span text:style-name="T2"> and </text:span></text:span><text:span text:style-name="Done"><text:span text:style-name="T14">content</text:span></text:span><text:span text:style-name="Done"><text:span text:style-name="T2">: String; May be empty.<text:line-break/>Action subject/content written by the applicant or copied from the e‑mail. May be empty for implicit actions, should NOT be empty for other actions.</text:span></text:span></text:p>
        </text:list-item>
        <text:list-item>
          <text:p text:style-name="P29"><text:span text:style-name="Done"><text:span text:style-name="T14">effective_date</text:span></text:span><text:span text:style-name="Done"><text:span text:style-name="T2">: Date; May NOT be NULL.<text:line-break/>The date at which the action was sent or received. If the action was sent/received by e‑mail it's set automatically. If it was sent/received by s‑mail it's filled by the applicant.</text:span></text:span></text:p>
        </text:list-item>
        <text:list-item>
          <text:p text:style-name="P29"><text:span text:style-name="Done"><text:span text:style-name="T14">deadline</text:span></text:span><text:span text:style-name="Done"><text:span text:style-name="T2">: Number; May be NULL.<text:line-break/>The deadline that apply after the action, if the action sets a deadline, NULL otherwise. The deadline is expressed in a number of working days (WD) counting since the effective date. It may apply to the applicant or to the obligee, depending on the action type.</text:span></text:span></text:p>
        </text:list-item>
        <text:list-item>
          <text:p text:style-name="P29"><text:span text:style-name="Done"><text:span text:style-name="T14">extension</text:span></text:span><text:span text:style-name="Done"><text:span text:style-name="T2">: Number; May be NULL.<text:line-break/>Applicant extension to the deadline, if the action sets an obligee deadline. The applicant may extend the deadline after it is missed in order to be patient and wait a little longer. He may extend it multiple times. Applicant deadlines may not be extended.</text:span></text:span></text:p>
        </text:list-item>
        <text:list-item>
          <text:p text:style-name="P29"><text:span text:style-name="Done"><text:span text:style-name="T14">disclosure_level</text:span></text:span><text:span text:style-name="Done"><text:span text:style-name="T2">: Choice; May be NULL.<text:line-break/>Mandatory choice for advancement, disclosure, reversion and remandment actions, NULL otherwise. Specifies if the obligee disclosed any requested information by this action. Possible levels:</text:span></text:span></text:p>
          <text:list>
            <text:list-item>
              <text:p text:style-name="P32"><text:span text:style-name="Done"><text:span text:style-name="T22">none</text:span></text:span><text:span text:style-name="Done">: The obligee does not disclosed the requested information at all.</text:span></text:p>
            </text:list-item>
            <text:list-item>
              <text:p text:style-name="P42"><text:span text:style-name="Done"><text:span text:style-name="T22">part</text:span></text:span><text:span text:style-name="Done">: The obligee disclosed the requested information partially.</text:span></text:p>
            </text:list-item>
            <text:list-item>
              <text:p text:style-name="P32"><text:span text:style-name="Done"><text:span text:style-name="T22">full</text:span></text:span><text:span text:style-name="Done">: The obligee disclosed all requested information.</text:span></text:p>
            </text:list-item>
          </text:list>
        </text:list-item>
        <text:list-item>
          <text:p text:style-name="P40"><text:span text:style-name="Done"><text:span text:style-name="T14">refusal_reason</text:span></text:span><text:span text:style-name="Done"><text:span text:style-name="T2">: Choice; May be NULL.<text:line-break/>Mandatory choice for refusal and affirmation actions, NULL otherwise. Specifies the reason why the obligee refused to disclose the information. Possible reasons:</text:span></text:span></text:p>
          <text:list>
            <text:list-item>
              <text:p text:style-name="P29"><text:span text:style-name="Done"><text:span text:style-name="T23">does not have information</text:span></text:span><text:span text:style-name="Done"><text:span text:style-name="T2">; </text:span></text:span><text:span text:style-name="Done"><text:span text:style-name="T23">does not provide information</text:span></text:span><text:span text:style-name="Done"><text:span text:style-name="T2">; </text:span></text:span><text:span text:style-name="Done"><text:span text:style-name="T23">does not create information</text:span></text:span><text:span text:style-name="Done"><text:span text:style-name="T2">; </text:span></text:span><text:span text:style-name="Done"><text:span text:style-name="T23">copyright restriction</text:span></text:span><text:span text:style-name="Done"><text:span text:style-name="T2">; </text:span></text:span><text:span text:style-name="Done"><text:span text:style-name="T23">business secret</text:span></text:span><text:span text:style-name="Done"><text:span text:style-name="T2">; </text:span></text:span><text:span text:style-name="Done"><text:span text:style-name="T23">personal information</text:span></text:span><text:span text:style-name="Done"><text:span text:style-name="T2">; </text:span></text:span><text:span text:style-name="Done"><text:span text:style-name="T23">confidential information</text:span></text:span><text:span text:style-name="Done"><text:span text:style-name="T2">; </text:span></text:span><text:span text:style-name="Done"><text:span text:style-name="T23">no reason specified</text:span></text:span><text:span text:style-name="Done"><text:span text:style-name="T2">; </text:span></text:span><text:span text:style-name="Done"><text:span text:style-name="T23">other reason</text:span></text:span><text:span text:style-name="Done"><text:span text:style-name="T2">.</text:span></text:span></text:p>
            </text:list-item>
          </text:list>
        </text:list-item>
        <text:list-item>
          <text:p text:style-name="P40"><text:span text:style-name="Todo"><text:span text:style-name="T14">delivery_status</text:span></text:span><text:span text:style-name="Todo"><text:span text:style-name="T2">: Choice; May be NULL.<text:line-break/>Mandatory choice for applicant actions, NULL otherwise. Whether the action was delivered.</text:span></text:span></text:p>
          <text:list>
            <text:list-item>
              <text:p text:style-name="P32"><text:span text:style-name="Todo"><text:span text:style-name="T22">delivered</text:span></text:span><text:span text:style-name="Todo">: If we got e‑mail receipt confirmation, or the applicant got an s‑mail proof of delivery.</text:span></text:p>
            </text:list-item>
            <text:list-item>
              <text:p text:style-name="P32"><text:span text:style-name="Todo"><text:span text:style-name="T22">undelivered</text:span></text:span><text:span text:style-name="Todo">: If we got an e‑mail delivery status notification for all its recipients, or <text:s/>the s‑mail was returned undelivered to the applicant.</text:span></text:p>
            </text:list-item>
            <text:list-item>
              <text:p text:style-name="P33"><text:span text:style-name="Todo">unknown.</text:span></text:p>
            </text:list-item>
          </text:list>
        </text:list-item>
        <text:list-item>
          <text:p text:style-name="P45"><text:span text:style-name="Done"><text:span text:style-name="T14">last_deadline_reminder</text:span></text:span><text:span text:style-name="Done"><text:span text:style-name="T6">: Datetime; May be NULL.</text:span></text:span></text:p>
        </text:list-item>
      </text:list>
      <text:p text:style-name="P19"><text:soft-page-break/>Computed Properties:</text:p>
      <text:list xml:id="list1640653289" text:continue-numbering="true" text:style-name="L1">
        <text:list-item>
          <text:p text:style-name="P26"><text:span text:style-name="Done"><text:span text:style-name="T14">is_applicant_action</text:span></text:span><text:span text:style-name="Done"><text:span text:style-name="T2">, </text:span></text:span><text:span text:style-name="Done"><text:span text:style-name="T14">is_obligee_action</text:span></text:span><text:span text:style-name="Done"><text:span text:style-name="T2"> and </text:span></text:span><text:span text:style-name="Done"><text:span text:style-name="T14">is_implicit_action</text:span></text:span><text:span text:style-name="Done"><text:span text:style-name="T2">: True/False; May NOT be NULL; Read-only<text:line-break/>Whether the action was made by the applicant, by the obligee, or whether it was implicit.</text:span></text:span></text:p>
        </text:list-item>
        <text:list-item>
          <text:p text:style-name="P26"><text:span text:style-name="Done"><text:span text:style-name="T14">days_passed</text:span></text:span><text:span text:style-name="Done"><text:span text:style-name="T2"> and </text:span></text:span><text:span text:style-name="Done"><text:span text:style-name="T14">days_passed_at</text:span></text:span><text:span text:style-name="Done">: Number; May NOT be NULL; Read-only<text:line-break/>Number of WD since the effective date until today and until the specified date, respectively.</text:span></text:p>
        </text:list-item>
        <text:list-item>
          <text:p text:style-name="P26"><text:span text:style-name="Done"><text:span text:style-name="T14">deadline_remaining</text:span></text:span><text:span text:style-name="Done"><text:span text:style-name="T2"> and </text:span></text:span><text:span text:style-name="Done"><text:span text:style-name="T14">deadline_remaining_at</text:span></text:span><text:span text:style-name="Done">: Number; May be NULL; Read-only.<text:line-break/>Number of WD remaining until the deadline is missed including all its extensions with respect to today and with respect to the specified date, respectively. NULL if the action sets no deadline.</text:span></text:p>
        </text:list-item>
        <text:list-item>
          <text:p text:style-name="P26"><text:span text:style-name="Done"><text:span text:style-name="T14">deadline_missed</text:span></text:span><text:span text:style-name="Done"><text:span text:style-name="T2"> and </text:span></text:span><text:span text:style-name="Done"><text:span text:style-name="T14">deadline_missed_at</text:span></text:span><text:span text:style-name="Done">: True/False; May NOT be NULL; Read-only<text:line-break/>True if the deadline including all its extensions is already missed. False if it is not yet missed or if the action does not set any deadline. The value is computed with respect to today or to the the specified date, respectively.</text:span></text:p>
        </text:list-item>
        <text:list-item>
          <text:p text:style-name="P24"><text:span text:style-name="Done"><text:span text:style-name="T14">has_deadline</text:span></text:span><text:span text:style-name="Done"><text:span text:style-name="T2">, </text:span></text:span><text:span text:style-name="Done"><text:span text:style-name="T14">has_applicant_deadline</text:span></text:span><text:span text:style-name="Done"><text:span text:style-name="T2"> and </text:span></text:span><text:span text:style-name="Done"><text:span text:style-name="T14">has_obligee_deadline</text:span></text:span><text:span text:style-name="Done"><text:span text:style-name="T2">:</text:span></text:span><text:span text:style-name="Done"> True/False; May NOT be NULL; Read-only.<text:line-break/>Whether the action sets a deadline, and whether it is set for the applicant or for the obligee.</text:span></text:p>
        </text:list-item>
      </text:list>
      <text:p text:style-name="P3"/>
      <text:p text:style-name="P3"/>
      <text:h text:style-name="P53" text:outline-level="2"><text:span text:style-name="Done">Action Draft</text:span></text:h>
      <text:p text:style-name="P11">Relations:</text:p>
      <text:list xml:id="list349937342" text:continue-numbering="true" text:style-name="L1">
        <text:list-item>
          <text:p text:style-name="P32"><text:span text:style-name="Done"><text:span text:style-name="T14">inforequest</text:span></text:span><text:span text:style-name="Done">: Inforequest; May NOT be NULL</text:span></text:p>
        </text:list-item>
        <text:list-item>
          <text:p text:style-name="P32"><text:span text:style-name="Done"><text:span text:style-name="T14">branch</text:span></text:span><text:span text:style-name="Done">: Branch; May be NULL.<text:line-break/>Must be owned by </text:span><text:span text:style-name="Done"><text:span text:style-name="T14">inforequest</text:span></text:span><text:span text:style-name="Done"> if set.</text:span></text:p>
        </text:list-item>
        <text:list-item>
          <text:p text:style-name="P32"><text:span text:style-name="Done"><text:span text:style-name="T14">obligee_set</text:span></text:span><text:span text:style-name="Done">: List of Obligees; May be empty; Ordered by id.<text:line-break/>May be empty for advancement actions. Must be empty for all other actions.</text:span></text:p>
        </text:list-item>
        <text:list-item>
          <text:p text:style-name="P26"><text:span text:style-name="Done"><text:span text:style-name="T18">attachment_set</text:span></text:span><text:span text:style-name="Done"><text:span text:style-name="T16">: List of Attachments; May be empty; Ordered by id.</text:span></text:span></text:p>
        </text:list-item>
      </text:list>
      <text:p text:style-name="P17">Properties:</text:p>
      <text:list xml:id="list1609451884" text:continue-numbering="true" text:style-name="L1">
        <text:list-item>
          <text:p text:style-name="P32"><text:span text:style-name="Done"><text:span text:style-name="T14">type</text:span></text:span><text:span text:style-name="Done">: Choice; May NOT be NULL.<text:line-break/>Choices are the same as for action type.</text:span></text:p>
        </text:list-item>
        <text:list-item>
          <text:p text:style-name="P32"><text:span text:style-name="Done"><text:span text:style-name="T14">subject</text:span></text:span><text:span text:style-name="Done"> and </text:span><text:span text:style-name="Done"><text:span text:style-name="T14">content</text:span></text:span><text:span text:style-name="Done">: String; May be empty.</text:span></text:p>
        </text:list-item>
        <text:list-item>
          <text:p text:style-name="P32"><text:span text:style-name="Done"><text:span text:style-name="T14">effective_date</text:span></text:span><text:span text:style-name="Done">: Date; May be NULL.</text:span></text:p>
        </text:list-item>
        <text:list-item>
          <text:p text:style-name="P32"><text:span text:style-name="Done"><text:span text:style-name="T14">deadline</text:span></text:span><text:span text:style-name="Done">: Number; May be NULL.<text:line-break/>Optional for extension actions. Must be NULL for all other actions.</text:span></text:p>
        </text:list-item>
        <text:list-item>
          <text:p text:style-name="P32"><text:span text:style-name="Done"><text:span text:style-name="T14">disclosure_level</text:span></text:span><text:span text:style-name="Done">: Choice; May be NULL<text:line-break/>Optional for advancement, disclosure, reversion and remandment actions. Must be NULL for all other actions. Choices are the same as for action disclosure level.</text:span></text:p>
        </text:list-item>
        <text:list-item>
          <text:p text:style-name="P32"><text:span text:style-name="Done"><text:span text:style-name="T14">refusal_reason</text:span></text:span><text:span text:style-name="Done">: Choice; May be NULL<text:line-break/>Optional for refusal and affirmation actions. Must be NULL for all other actions. Choices are the same as for action refusal reason.</text:span></text:p>
        </text:list-item>
      </text:list>
      <text:p text:style-name="Standard"/>
      <text:p text:style-name="P3"/>
      <text:h text:style-name="P54" text:outline-level="2"><text:soft-page-break/><text:span text:style-name="Done">Extended Backward Relations</text:span></text:h>
      <text:h text:style-name="P58" text:outline-level="3"><text:span text:style-name="Done">User</text:span></text:h>
      <text:list xml:id="list486479406" text:continue-numbering="true" text:style-name="L1">
        <text:list-item>
          <text:p text:style-name="P32"><text:span text:style-name="Done"><text:span text:style-name="T14">inforequestdraft_set</text:span></text:span><text:span text:style-name="Done">: List of Inforequest Drafts; May be empty; Ordered by id.</text:span></text:p>
        </text:list-item>
        <text:list-item>
          <text:p text:style-name="P32"><text:span text:style-name="Done"><text:span text:style-name="T14">inforequest_set</text:span></text:span><text:span text:style-name="Done">: List of Inforequest; May be empty; Ordered by submission date.</text:span></text:p>
        </text:list-item>
      </text:list>
      <text:p text:style-name="P11"><text:span text:style-name="Done"/></text:p>
      <text:h text:style-name="P58" text:outline-level="3"><text:span text:style-name="Done"><text:span text:style-name="T21">Obligee</text:span></text:span></text:h>
      <text:list xml:id="list1295299732" text:continue-numbering="true" text:style-name="L1">
        <text:list-item>
          <text:p text:style-name="P32"><text:span text:style-name="Done"><text:span text:style-name="T14">inforequestdraft_set</text:span></text:span><text:span text:style-name="Done">: List of Inforequest Drafts; May be empty; Ordered by id.</text:span></text:p>
        </text:list-item>
        <text:list-item>
          <text:p text:style-name="P32"><text:span text:style-name="Done"><text:span text:style-name="T14">branch_set</text:span></text:span><text:span text:style-name="Done">: List of Branches; May be empty; Ordered by obligee name.</text:span></text:p>
        </text:list-item>
        <text:list-item>
          <text:p text:style-name="P32"><text:span text:style-name="Done"><text:span text:style-name="T14">actiondraft_set</text:span></text:span><text:span text:style-name="Done">: List of Action Drafts; May be empty; Ordered by id.</text:span></text:p>
        </text:list-item>
      </text:list>
      <text:p text:style-name="P11"/>
      <text:h text:style-name="P58" text:outline-level="3"><text:span text:style-name="Done">Historical Obligee</text:span></text:h>
      <text:list xml:id="list1256667666" text:continue-numbering="true" text:style-name="L1">
        <text:list-item>
          <text:p text:style-name="P32"><text:span text:style-name="Done"><text:span text:style-name="T18">branch_set</text:span></text:span><text:span text:style-name="Done"><text:span text:style-name="T16">: List of Branches; May be empty; Ordered by obligee name.</text:span></text:span></text:p>
        </text:list-item>
      </text:list>
      <text:p text:style-name="Standard"><text:span text:style-name="Done"/></text:p>
      <text:h text:style-name="Heading_20_3" text:outline-level="3"><text:span text:style-name="Done">E-mail Message</text:span></text:h>
      <text:list xml:id="list711849615" text:continue-numbering="true" text:style-name="L1">
        <text:list-item>
          <text:p text:style-name="P26"><text:span text:style-name="Done"><text:span text:style-name="T14">inforequest_set</text:span></text:span><text:span text:style-name="Done">: List of Inforequest; May be empty; Ordered by submission date.</text:span></text:p>
        </text:list-item>
        <text:list-item>
          <text:p text:style-name="P26"><text:span text:style-name="Done"><text:span text:style-name="T14">action_set</text:span></text:span><text:span text:style-name="Done">: List of Actions; May be empty; Ordered by effective date.</text:span></text:p>
        </text:list-item>
      </text:list>
      <text:p text:style-name="Standard"><text:span text:style-name="Done"/></text:p>
      <text:p text:style-name="Standard"><text:span text:style-name="Done"/></text:p>
      <text:h text:style-name="P54" text:outline-level="2"><text:span text:style-name="Done">Applicant Actions</text:span></text:h>
      <text:p text:style-name="P10"><text:span text:style-name="Done"><text:span text:style-name="T1">Request</text:span></text:span><text:span text:style-name="Done">: Represents an applicant act</text:span><text:span text:style-name="Done"><text:span text:style-name="T17">ion</text:span></text:span><text:span text:style-name="Done"> of requesting the obligee for information. A request may be sent either by e‑mail</text:span> <text:span text:style-name="Todo">or by s‑mail</text:span>. <text:span text:style-name="Done">Every main </text:span><text:span text:style-name="Done"><text:span text:style-name="T17">branch</text:span></text:span><text:span text:style-name="Done"> must contain at least one instance of request act</text:span><text:span text:style-name="Done"><text:span text:style-name="T17">ion</text:span></text:span><text:span text:style-name="Done">. Advanced </text:span><text:span text:style-name="Done"><text:span text:style-name="T17">branches</text:span></text:span><text:span text:style-name="Done"> may not contain any request act</text:span><text:span text:style-name="Done"><text:span text:style-name="T17">ion</text:span></text:span><text:span text:style-name="Done">s, instead they contain advanced request act</text:span><text:span text:style-name="Done"><text:span text:style-name="T17">ion</text:span></text:span><text:span text:style-name="Done">s.</text:span> <text:span text:style-name="Todo">There are two cases that can happen for a main branch:</text:span></text:p>
      <text:list xml:id="list1819283335" text:style-name="L2">
        <text:list-item>
          <text:list>
            <text:list-item>
              <text:p text:style-name="P34"><text:span text:style-name="Done">it contains exactly one request act</text:span><text:span text:style-name="Done"><text:span text:style-name="T17">ion</text:span></text:span><text:span text:style-name="Done">, either sent by e‑mail</text:span> <text:span text:style-name="Todo">or by s‑mail</text:span>. <text:span text:style-name="Done">In this case the request act</text:span><text:span text:style-name="Done"><text:span text:style-name="T17">ion</text:span></text:span><text:span text:style-name="Done"> must be the very first </text:span><text:span text:style-name="Done"><text:span text:style-name="T17">branch</text:span></text:span><text:span text:style-name="Done"> act</text:span><text:span text:style-name="Done"><text:span text:style-name="T17">ion</text:span></text:span><text:span text:style-name="Done">.</text:span></text:p>
            </text:list-item>
            <text:list-item>
              <text:p text:style-name="P34"><text:span text:style-name="Todo">It contains exactly two request act</text:span><text:span text:style-name="Todo"><text:span text:style-name="T17">ion</text:span></text:span><text:span text:style-name="Todo">s, of which the first one was sent by e‑mail and was marked as undelivered later and the second one, which is a copy of the first one, was sent by s‑mail thereafter. In this case both these request actions must be the very first two act</text:span><text:span text:style-name="Todo"><text:span text:style-name="T17">ion</text:span></text:span><text:span text:style-name="Todo">s of the branch.</text:span></text:p>
            </text:list-item>
          </text:list>
        </text:list-item>
      </text:list>
      <text:p text:style-name="P13"><text:span text:style-name="T23">Properties that apply</text:span><text:span text:style-name="T5">:</text:span></text:p>
      <text:list xml:id="list1808958590" text:style-name="L3">
        <text:list-item>
          <text:p text:style-name="P35"><text:span text:style-name="Done">If the request was sent by e‑mail:</text:span></text:p>
          <text:list>
            <text:list-item>
              <text:p text:style-name="P35"><text:span text:style-name="Done"><text:span text:style-name="T19">email</text:span></text:span><text:span text:style-name="Done">: a reference to the sent e‑mail</text:span></text:p>
            </text:list-item>
            <text:list-item>
              <text:p text:style-name="P35"><text:span text:style-name="Done"><text:span text:style-name="T19">effective_date</text:span></text:span><text:span text:style-name="Done">: e‑mail sent date</text:span></text:p>
            </text:list-item>
          </text:list>
        </text:list-item>
        <text:list-item>
          <text:p text:style-name="P35"><text:span text:style-name="Todo">If the request was sent by s‑mail:</text:span></text:p>
          <text:list>
            <text:list-item>
              <text:p text:style-name="P35"><text:span text:style-name="Todo"><text:span text:style-name="T14">effective_date</text:span></text:span><text:span text:style-name="Todo">: the date the s‑mail was generated</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8 WD for the obligee to response</text:span></text:p>
        </text:list-item>
        <text:list-item>
          <text:p text:style-name="P31"><text:span text:style-name="Done"><text:span text:style-name="T20">extension</text:span></text:span></text:p>
        </text:list-item>
        <text:list-item>
          <text:p text:style-name="P41"><text:span text:style-name="Todo"><text:span text:style-name="T20">delivery_status</text:span></text:span></text:p>
        </text:list-item>
      </text:list>
      <text:p text:style-name="P2"/>
      <text:p text:style-name="P6"><text:soft-page-break/><text:span text:style-name="Done"><text:span text:style-name="T1">Clarification Response</text:span></text:span><text:span text:style-name="Done">: represents an applicant act</text:span><text:span text:style-name="Done"><text:span text:style-name="T17">ion</text:span></text:span><text:span text:style-name="Done"> of providing the obligee an clarification to his inforequest. A clarification response may only be sent if the last </text:span><text:span text:style-name="Done"><text:span text:style-name="T17">branch</text:span></text:span><text:span text:style-name="Done"> action is a clarification request. The </text:span><text:span text:style-name="Done"><text:span text:style-name="T17">branch</text:span></text:span><text:span text:style-name="Done"> may contain multiple clarification responses as it may contain multiple clarification requests.</text:span></text:p>
      <text:p text:style-name="P18">Properties that apply<text:span text:style-name="T6">:</text:span></text:p>
      <text:list xml:id="list1275409931" text:continue-numbering="true" text:style-name="L3">
        <text:list-item>
          <text:p text:style-name="P35"><text:span text:style-name="Done">If the clarification response was sent by e‑mail:</text:span></text:p>
          <text:list>
            <text:list-item>
              <text:p text:style-name="P35"><text:span text:style-name="Done"><text:span text:style-name="T19">email</text:span></text:span><text:span text:style-name="Done">: a reference to the sent e‑mail</text:span></text:p>
            </text:list-item>
            <text:list-item>
              <text:p text:style-name="P35"><text:span text:style-name="Done"><text:span text:style-name="T19">effective_date</text:span></text:span><text:span text:style-name="Done">: e‑mail sent date</text:span></text:p>
            </text:list-item>
            <text:list-item>
              <text:p text:style-name="P36"><text:span text:style-name="Todo"><text:span text:style-name="T20">delivery_status</text:span></text:span><text:span text:style-name="Todo"><text:span text:style-name="T2">: notice that clarification response may be sent to multiple e‑mails; it is considered undelivered after it fails to be delivered to all its recipients.</text:span></text:span></text:p>
            </text:list-item>
          </text:list>
        </text:list-item>
        <text:list-item>
          <text:p text:style-name="P35"><text:span text:style-name="Done">If the clarification response was sent by s‑mail:</text:span></text:p>
          <text:list>
            <text:list-item>
              <text:p text:style-name="P35"><text:span text:style-name="Done"><text:span text:style-name="T19">effective_date</text:span></text:span><text:span text:style-name="Done">: the date the s‑mail was generated</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8 WD for the Obligee to response</text:span></text:p>
        </text:list-item>
        <text:list-item>
          <text:p text:style-name="P31"><text:span text:style-name="Done"><text:span text:style-name="T20">extension</text:span></text:span></text:p>
        </text:list-item>
        <text:list-item>
          <text:p text:style-name="P41"><text:span text:style-name="Todo"><text:span text:style-name="T20">delivery_status</text:span></text:span></text:p>
        </text:list-item>
      </text:list>
      <text:p text:style-name="P2"/>
      <text:p text:style-name="P6"><text:span text:style-name="Done"><text:span text:style-name="T1">Appeal</text:span></text:span><text:span text:style-name="Done">: represents an applicant act</text:span><text:span text:style-name="Done"><text:span text:style-name="T17">ion</text:span></text:span><text:span text:style-name="Done"> of appealing against the obligee resolution. An appeal is sent to the obligee by s‑mail only. The obligee should forward it to its superior automatically. An appeal may only be sent if the last </text:span><text:span text:style-name="Done"><text:span text:style-name="T17">branch</text:span></text:span><text:span text:style-name="Done"> action is a non-full disclosure, refusal or advancement, or if it is a request, clarification response, confirmation, extension, remandment or advanced request and its deadline is missed. A </text:span><text:span text:style-name="Done"><text:span text:style-name="T17">branch</text:span></text:span><text:span text:style-name="Done"> may contain only one appeal until a remandment was made.</text:span></text:p>
      <text:p text:style-name="P18">Properties that apply<text:span text:style-name="T6">:</text:span></text:p>
      <text:list xml:id="list1391878260" text:continue-numbering="true" text:style-name="L3">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effective_date</text:span></text:span><text:span text:style-name="Done">: the date the s‑mail was generated</text:span></text:p>
        </text:list-item>
        <text:list-item>
          <text:p text:style-name="P35"><text:span text:style-name="Done"><text:span text:style-name="T19">deadline</text:span></text:span><text:span text:style-name="Done">: 30 WD for the obligee superior to respond</text:span></text:p>
        </text:list-item>
        <text:list-item>
          <text:p text:style-name="P31"><text:span text:style-name="Done"><text:span text:style-name="T20">extension</text:span></text:span></text:p>
        </text:list-item>
        <text:list-item>
          <text:p text:style-name="P41"><text:span text:style-name="Todo"><text:span text:style-name="T20">delivery_status</text:span></text:span></text:p>
        </text:list-item>
      </text:list>
      <text:p text:style-name="P2"/>
      <text:p text:style-name="P2"/>
      <text:h text:style-name="P54" text:outline-level="2"><text:span text:style-name="Done">Obligee Actions</text:span></text:h>
      <text:p text:style-name="P10"><text:span text:style-name="Done"><text:span text:style-name="T1">Confirmation</text:span></text:span><text:span text:style-name="Done">: represents an obligee act</text:span><text:span text:style-name="Done"><text:span text:style-name="T17">ion</text:span></text:span><text:span text:style-name="Done"> of confirming they received the inforequest. It may be received either by e‑mail or by s‑mail, and it applies to both the regular requests and the advanced requests as well. In the case the request was advanced the confirmation is sent by the new obligee. The confirmation act</text:span><text:span text:style-name="Done"><text:span text:style-name="T17">ion</text:span></text:span><text:span text:style-name="Done"> resets the obligee deadline. A confirmation may only be added if the last </text:span><text:span text:style-name="Done"><text:span text:style-name="T17">branch</text:span></text:span><text:span text:style-name="Done"> action is a request or advanced request.</text:span></text:p>
      <text:p text:style-name="P18">Properties that apply<text:span text:style-name="T6">:</text:span></text:p>
      <text:list xml:id="list1907905608" text:continue-numbering="true" text:style-name="L3">
        <text:list-item>
          <text:p text:style-name="P35"><text:span text:style-name="Done">If the confirmation was received by e‑mail:</text:span></text:p>
          <text:list>
            <text:list-item>
              <text:p text:style-name="P35"><text:span text:style-name="Done"><text:span text:style-name="T19">email</text:span></text:span><text:span text:style-name="Done">: a reference to the received e‑mail</text:span></text:p>
            </text:list-item>
            <text:list-item>
              <text:p text:style-name="P35"><text:span text:style-name="Done"><text:span text:style-name="T19">effective_date</text:span></text:span><text:span text:style-name="Done">: e‑mail received date</text:span></text:p>
            </text:list-item>
          </text:list>
        </text:list-item>
        <text:list-item>
          <text:p text:style-name="P35"><text:span text:style-name="Done">If the confirmation was received by s‑mail:</text:span></text:p>
          <text:list>
            <text:list-item>
              <text:p text:style-name="P35"><text:span text:style-name="Done"><text:span text:style-name="T19">effective_date</text:span></text:span><text:span text:style-name="Done">: the date the s‑mail was received on; filled by the Applicant</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8 WD for the obligee to response</text:span></text:p>
        </text:list-item>
        <text:list-item>
          <text:p text:style-name="P31"><text:span text:style-name="Done"><text:span text:style-name="T20">extension</text:span></text:span></text:p>
        </text:list-item>
      </text:list>
      <text:p text:style-name="P2"/>
      <text:p text:style-name="P6"><text:soft-page-break/><text:span text:style-name="Done"><text:span text:style-name="T1">Extension</text:span></text:span><text:span text:style-name="Done">: represents an obligee act</text:span><text:span text:style-name="Done"><text:span text:style-name="T17">ion</text:span></text:span><text:span text:style-name="Done"> of extending their deadline. An extension may only be added if the last </text:span><text:span text:style-name="Done"><text:span text:style-name="T17">branch</text:span></text:span><text:span text:style-name="Done"> action is a request, confirmation, clarification response, remandment or advanced request.</text:span></text:p>
      <text:p text:style-name="P18">Properties that apply<text:span text:style-name="T6">:</text:span></text:p>
      <text:list xml:id="list1015251822" text:continue-numbering="true" text:style-name="L3">
        <text:list-item>
          <text:p text:style-name="P35"><text:span text:style-name="Done">If the extension was received by e‑mail:</text:span></text:p>
          <text:list>
            <text:list-item>
              <text:p text:style-name="P35"><text:span text:style-name="Done"><text:span text:style-name="T19">email</text:span></text:span><text:span text:style-name="Done">: a reference to the received e‑mail</text:span></text:p>
            </text:list-item>
            <text:list-item>
              <text:p text:style-name="P35"><text:span text:style-name="Done"><text:span text:style-name="T19">effective_date</text:span></text:span><text:span text:style-name="Done">: e‑mail received date</text:span></text:p>
            </text:list-item>
          </text:list>
        </text:list-item>
        <text:list-item>
          <text:p text:style-name="P35"><text:span text:style-name="Done">If the extension was received by s‑mail:</text:span></text:p>
          <text:list>
            <text:list-item>
              <text:p text:style-name="P35"><text:span text:style-name="Done"><text:span text:style-name="T19">effective_date</text:span></text:span><text:span text:style-name="Done">: the date the s‑mail was received on; filled by the applicant</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10 WD for the obligee to response or the deadline specified by the obligee</text:span></text:p>
        </text:list-item>
        <text:list-item>
          <text:p text:style-name="P31"><text:span text:style-name="Done"><text:span text:style-name="T20">extension</text:span></text:span></text:p>
        </text:list-item>
      </text:list>
      <text:p text:style-name="P2"/>
      <text:p text:style-name="P6"><text:span text:style-name="Done"><text:span text:style-name="T1">Advancement</text:span></text:span><text:span text:style-name="Done">: represents an obligee act</text:span><text:span text:style-name="Done"><text:span text:style-name="T17">ion</text:span></text:span><text:span text:style-name="Done"> of advancing the inforequest to one or more other obligees. An advancement may only be added if the last </text:span><text:span text:style-name="Done"><text:span text:style-name="T17">branch</text:span></text:span><text:span text:style-name="Done"> action is a request, clarification response, confirmation or advanced request. An advancement may contain part of requested information disclosed.</text:span> <text:span text:style-name="Todo">Note, that the new obligee does not have to be in our database, yet. In such case we should let the applicant fill in the new obligee contact information.</text:span></text:p>
      <text:p text:style-name="P18">Properties and relations that apply<text:span text:style-name="T6">:</text:span></text:p>
      <text:list xml:id="list1031556269" text:continue-numbering="true" text:style-name="L3">
        <text:list-item>
          <text:p text:style-name="P35"><text:span text:style-name="Done">If the advancement was received by e‑mail:</text:span></text:p>
          <text:list>
            <text:list-item>
              <text:p text:style-name="P35"><text:span text:style-name="Done"><text:span text:style-name="T19">email</text:span></text:span><text:span text:style-name="Done">: a reference to the received e‑mail</text:span></text:p>
            </text:list-item>
            <text:list-item>
              <text:p text:style-name="P35"><text:span text:style-name="Done"><text:span text:style-name="T19">effective_date</text:span></text:span><text:span text:style-name="Done">: e‑mail received date</text:span></text:p>
            </text:list-item>
          </text:list>
        </text:list-item>
        <text:list-item>
          <text:p text:style-name="P35"><text:span text:style-name="Done">If the advancement was received by s‑mail:</text:span></text:p>
          <text:list>
            <text:list-item>
              <text:p text:style-name="P35"><text:span text:style-name="Done"><text:span text:style-name="T19">effective_date</text:span></text:span><text:span text:style-name="Done">: the date the s‑mail was received on; filled by the applicant</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27"><text:span text:style-name="Done"><text:span text:style-name="T18">advanced_to_set</text:span></text:span><text:span text:style-name="Done"><text:span text:style-name="T2">: May NOT be empty. Branches of communication with the obligees the inforequest was advanced to.</text:span></text:span></text:p>
        </text:list-item>
        <text:list-item>
          <text:p text:style-name="P36"><text:span text:style-name="Done"><text:span text:style-name="T20">disclosure_level</text:span></text:span><text:span text:style-name="Done"><text:span text:style-name="T2">: (Mandatory)</text:span></text:span></text:p>
        </text:list-item>
      </text:list>
      <text:p text:style-name="P21"/>
      <text:p text:style-name="P6"><text:span text:style-name="Done"><text:span text:style-name="T1">Clarification Request</text:span></text:span><text:span text:style-name="Done">: represents an obligee act</text:span><text:span text:style-name="Done"><text:span text:style-name="T17">ion</text:span></text:span><text:span text:style-name="Done"> of asking the applicant to clarify his inforequest. A clarification request may only be added if the last </text:span><text:span text:style-name="Done"><text:span text:style-name="T17">branch</text:span></text:span><text:span text:style-name="Done"> action is a <text:s text:c="2"/>request, clarification response, confirmation, clarification request or advanced request.</text:span></text:p>
      <text:p text:style-name="P18">Properties that apply<text:span text:style-name="T6">:</text:span></text:p>
      <text:list xml:id="list1380804352" text:continue-numbering="true" text:style-name="L3">
        <text:list-item>
          <text:p text:style-name="P35"><text:span text:style-name="Done">If the clarification request was received by e‑mail:</text:span></text:p>
          <text:list>
            <text:list-item>
              <text:p text:style-name="P35"><text:span text:style-name="Done"><text:span text:style-name="T19">email</text:span></text:span><text:span text:style-name="Done">: a reference to the received e‑mail</text:span></text:p>
            </text:list-item>
            <text:list-item>
              <text:p text:style-name="P35"><text:span text:style-name="Done"><text:span text:style-name="T19">effective_date</text:span></text:span><text:span text:style-name="Done">: e‑mail received date</text:span></text:p>
            </text:list-item>
          </text:list>
        </text:list-item>
        <text:list-item>
          <text:p text:style-name="P35"><text:span text:style-name="Done">If the clarification request was received by s‑mail:</text:span></text:p>
          <text:list>
            <text:list-item>
              <text:p text:style-name="P35"><text:span text:style-name="Done"><text:span text:style-name="T19">effective_date</text:span></text:span><text:span text:style-name="Done">: the date the s‑mail was received on; filled by the applicant</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7 WD for the applicant to response; the applicant should response to the obligee within the deadline, however, it is not enforced.</text:span></text:p>
        </text:list-item>
      </text:list>
      <text:p text:style-name="P2"/>
      <text:p text:style-name="P6"><text:soft-page-break/><text:span text:style-name="Done"><text:span text:style-name="T1">Disclosure</text:span></text:span><text:span text:style-name="Done">: represents an obligee act</text:span><text:span text:style-name="Done"><text:span text:style-name="T17">ion</text:span></text:span><text:span text:style-name="Done"> of disclosing the requested information. The information may be disclosed to the full extent, or it may be disclosed partially. The applicant decides if the information was disclosed fully, partially, or not at all, despite the fact the obligee said they are disclosing it. If a </text:span><text:span text:style-name="Done"><text:span text:style-name="T17">branch</text:span></text:span><text:span text:style-name="Done"> contains a full disclosure act</text:span><text:span text:style-name="Done"><text:span text:style-name="T17">ion</text:span></text:span><text:span text:style-name="Done">, it is its terminal act</text:span><text:span text:style-name="Done"><text:span text:style-name="T17">ion the branch is terminated</text:span></text:span><text:span text:style-name="Done">. A disclosure may only be added if the last </text:span><text:span text:style-name="Done"><text:span text:style-name="T17">branch</text:span></text:span><text:span text:style-name="Done"> action is request, clarification response, confirmation, extension, remandment or advanced request.</text:span></text:p>
      <text:p text:style-name="P18">Properties that apply<text:span text:style-name="T6">:</text:span></text:p>
      <text:list xml:id="list2165121702" text:continue-numbering="true" text:style-name="L3">
        <text:list-item>
          <text:p text:style-name="P35"><text:span text:style-name="Done">If the disclosure was received by e‑mail:</text:span></text:p>
          <text:list>
            <text:list-item>
              <text:p text:style-name="P35"><text:span text:style-name="Done"><text:span text:style-name="T19">email</text:span></text:span><text:span text:style-name="Done">: a reference to the received e‑mail</text:span></text:p>
            </text:list-item>
            <text:list-item>
              <text:p text:style-name="P35"><text:span text:style-name="Done"><text:span text:style-name="T19">effective_date</text:span></text:span><text:span text:style-name="Done">: e‑mail received date</text:span></text:p>
            </text:list-item>
          </text:list>
        </text:list-item>
        <text:list-item>
          <text:p text:style-name="P35"><text:span text:style-name="Done">If the disclosure was received by s‑mail:</text:span></text:p>
          <text:list>
            <text:list-item>
              <text:p text:style-name="P35"><text:span text:style-name="Done"><text:span text:style-name="T19">effective_date</text:span></text:span><text:span text:style-name="Done">: the date the s‑mail was received on; filled by the applicant</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15 WD for the applicant to appeal if the information was not fully disclosed; the applicant should appeal within the deadline, however, it is not enforced.</text:span></text:p>
        </text:list-item>
        <text:list-item>
          <text:p text:style-name="P36"><text:span text:style-name="Done"><text:span text:style-name="T20">disclosure_level</text:span></text:span><text:span text:style-name="Done"><text:span text:style-name="T2">: (Mandatory choice)</text:span></text:span></text:p>
        </text:list-item>
      </text:list>
      <text:p text:style-name="P2"/>
      <text:p text:style-name="P6"><text:span text:style-name="Done"><text:span text:style-name="T1">Refusal</text:span></text:span><text:span text:style-name="Done">: represents an obligee act</text:span><text:span text:style-name="Done"><text:span text:style-name="T17">ion</text:span></text:span><text:span text:style-name="Done"> of refusing to disclose the requested information. A refusal may only be added if the last </text:span><text:span text:style-name="Done"><text:span text:style-name="T17">branch</text:span></text:span><text:span text:style-name="Done"> action is request, clarification response, confirmation, extension, remandment or advanced request.</text:span></text:p>
      <text:p text:style-name="P18">Properties that apply<text:span text:style-name="T6">:</text:span></text:p>
      <text:list xml:id="list1881342453" text:continue-numbering="true" text:style-name="L3">
        <text:list-item>
          <text:p text:style-name="P35"><text:span text:style-name="Done">If the refusal was received by e‑mail:</text:span></text:p>
          <text:list>
            <text:list-item>
              <text:p text:style-name="P35"><text:span text:style-name="Done"><text:span text:style-name="T19">email</text:span></text:span><text:span text:style-name="Done">: a reference to the received e‑mail</text:span></text:p>
            </text:list-item>
            <text:list-item>
              <text:p text:style-name="P35"><text:span text:style-name="Done"><text:span text:style-name="T19">effective_date</text:span></text:span><text:span text:style-name="Done">: e‑mail received date</text:span></text:p>
            </text:list-item>
          </text:list>
        </text:list-item>
        <text:list-item>
          <text:p text:style-name="P35"><text:span text:style-name="Done">If the refusal was received by s‑mail:</text:span></text:p>
          <text:list>
            <text:list-item>
              <text:p text:style-name="P35"><text:span text:style-name="Done"><text:span text:style-name="T19">effective_date</text:span></text:span><text:span text:style-name="Done">: the date the s‑mail was received on; filled by the applicant</text:span></text:p>
            </text:list-item>
          </text:list>
        </text:list-item>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deadline</text:span></text:span><text:span text:style-name="Done">: 15 WD for the applicant to appeal; the applicant should appeal within the deadline, however, it is not enforced.</text:span></text:p>
        </text:list-item>
        <text:list-item>
          <text:p text:style-name="P35"><text:span text:style-name="Done"><text:span text:style-name="T19">refusal_reason</text:span></text:span><text:span text:style-name="Done">: (Mandatory choice)</text:span></text:p>
        </text:list-item>
      </text:list>
      <text:p text:style-name="P2"/>
      <text:p text:style-name="P6"><text:span text:style-name="Done"><text:span text:style-name="T1">Affirmation</text:span></text:span><text:span text:style-name="Done">: represents an obligee superior action of affirming the obligee resolution. It may be received by s‑mail only and only if the last </text:span><text:span text:style-name="Done"><text:span text:style-name="T17">branch</text:span></text:span><text:span text:style-name="Done"> action is appeal. This action ends the appeal process and terminates the </text:span><text:span text:style-name="Done"><text:span text:style-name="T17">branch</text:span></text:span><text:span text:style-name="Done"> as well</text:span>.</text:p>
      <text:p text:style-name="P18">Properties that apply<text:span text:style-name="T6">:</text:span></text:p>
      <text:list xml:id="list243812367" text:continue-numbering="true" text:style-name="L3">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effective_date</text:span></text:span><text:span text:style-name="Done">: the date the s‑mail was received on; filled by the applicant.</text:span></text:p>
        </text:list-item>
        <text:list-item>
          <text:p text:style-name="P35"><text:span text:style-name="Done"><text:span text:style-name="T19">refusal_reason</text:span></text:span><text:span text:style-name="Done">: (Mandatory choice)</text:span></text:p>
        </text:list-item>
      </text:list>
      <text:p text:style-name="P2"/>
      <text:p text:style-name="P6"><text:span text:style-name="Done"><text:span text:style-name="T1">Reversion</text:span></text:span><text:span text:style-name="Done">: represents an obligee superior action of reversing the obligee resolution. It may be received by s‑mail only and only if the last </text:span><text:span text:style-name="Done"><text:span text:style-name="T17">branch</text:span></text:span><text:span text:style-name="Done"> action is appeal. The obligee superior may disclose the requested information within this action. It may disclose it to the full extent, or just partially. This action ends the appeal process and terminates the </text:span><text:span text:style-name="Done"><text:span text:style-name="T17">branch</text:span></text:span><text:span text:style-name="Done"> as well.</text:span></text:p>
      <text:p text:style-name="P18">Properties that apply<text:span text:style-name="T6">:</text:span></text:p>
      <text:list xml:id="list305307527" text:continue-numbering="true" text:style-name="L3">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effective_date</text:span></text:span><text:span text:style-name="Done">: the date the s‑mail was received on; filled by the applicant.</text:span></text:p>
        </text:list-item>
        <text:list-item>
          <text:p text:style-name="P36"><text:span text:style-name="Done"><text:span text:style-name="T20">disclosure_level</text:span></text:span><text:span text:style-name="Done"><text:span text:style-name="T2">: (Mandatory choice)</text:span></text:span></text:p>
        </text:list-item>
      </text:list>
      <text:p text:style-name="P2"/>
      <text:p text:style-name="P6"><text:soft-page-break/><text:span text:style-name="Done"><text:span text:style-name="T1">Remandment</text:span></text:span><text:span text:style-name="Done">: represents an obligee superior action of remanding the inforequest back to the obligee. It may be received by s‑mail only and only if the last </text:span><text:span text:style-name="Done"><text:span text:style-name="T17">branch</text:span></text:span><text:span text:style-name="Done"> action is appeal.. The obligee superior may disclose the requested information within this action. If they disclose some information within this action, they usually disclose just its part, as the rest of the requested information should disclose the obligee to which the request was remanded. This action ends the appeal process, but does not terminate the </text:span><text:span text:style-name="Done"><text:span text:style-name="T17">branch</text:span></text:span><text:span text:style-name="Done"> itself. The obligee should act thereafter.</text:span></text:p>
      <text:p text:style-name="P18">Properties that apply<text:span text:style-name="T6">:</text:span></text:p>
      <text:list xml:id="list561719894" text:continue-numbering="true" text:style-name="L3">
        <text:list-item>
          <text:p text:style-name="P35"><text:span text:style-name="Done"><text:span text:style-name="T19">subject</text:span></text:span><text:span text:style-name="Done"> + </text:span><text:span text:style-name="Done"><text:span text:style-name="T19">content</text:span></text:span><text:span text:style-name="Done"> + </text:span><text:span text:style-name="Done"><text:span text:style-name="T19">attachment_set</text:span></text:span></text:p>
        </text:list-item>
        <text:list-item>
          <text:p text:style-name="P35"><text:span text:style-name="Done"><text:span text:style-name="T19">effective_date</text:span></text:span><text:span text:style-name="Done">: the date the s‑mail was received on; filled by the applicant</text:span></text:p>
        </text:list-item>
        <text:list-item>
          <text:p text:style-name="P35"><text:span text:style-name="Done"><text:span text:style-name="T19">deadline</text:span></text:span><text:span text:style-name="Done">: 8+5 = 13 WD for the obligee to response</text:span></text:p>
        </text:list-item>
        <text:list-item>
          <text:p text:style-name="P31"><text:span text:style-name="Done"><text:span text:style-name="T20">extension</text:span></text:span></text:p>
        </text:list-item>
        <text:list-item>
          <text:p text:style-name="P36"><text:span text:style-name="Done"><text:span text:style-name="T20">disclosure_level</text:span></text:span><text:span text:style-name="Done"><text:span text:style-name="T2">: (Mandatory choice)</text:span></text:span></text:p>
        </text:list-item>
      </text:list>
      <text:p text:style-name="P2"/>
      <text:p text:style-name="P2"/>
      <text:h text:style-name="P54" text:outline-level="2"><text:span text:style-name="Done">Implicit Actions</text:span></text:h>
      <text:p text:style-name="P10"><text:span text:style-name="Done"><text:span text:style-name="T1">Advanced Request</text:span></text:span><text:span text:style-name="Done">: represents an implicit action of requesting the new obligee for information after the original request was advanced to the new obligee. It is just an implicit action, so it's never performed in reality. Every advanced </text:span><text:span text:style-name="Done"><text:span text:style-name="T17">branch</text:span></text:span><text:span text:style-name="Done"> contains exactly one advanced request action as its very first action. Main branches may not contain this action, they contain regular request action instead.</text:span></text:p>
      <text:p text:style-name="P18">Properties that apply<text:span text:style-name="T6">:</text:span></text:p>
      <text:list xml:id="list610813571" text:continue-numbering="true" text:style-name="L3">
        <text:list-item>
          <text:p text:style-name="P35"><text:span text:style-name="Done"><text:span text:style-name="T19">effective_date</text:span></text:span><text:span text:style-name="Done">: the effective date of the advancement action from the </text:span><text:span text:style-name="Done"><text:span text:style-name="T17">branch</text:span></text:span><text:span text:style-name="Done"> this </text:span><text:span text:style-name="Done"><text:span text:style-name="T17">branch</text:span></text:span><text:span text:style-name="Done"> advanced from.</text:span></text:p>
        </text:list-item>
        <text:list-item>
          <text:p text:style-name="P35"><text:span text:style-name="Done"><text:span text:style-name="T19">deadline</text:span></text:span><text:span text:style-name="Done">: 8+5 = 13 WD for the new obligee to response</text:span></text:p>
        </text:list-item>
        <text:list-item>
          <text:p text:style-name="P31"><text:span text:style-name="Done"><text:span text:style-name="T20">extension</text:span></text:span></text:p>
        </text:list-item>
      </text:list>
      <text:p text:style-name="P2"/>
      <text:p text:style-name="P6"><text:span text:style-name="Done"><text:span text:style-name="T1">Expiration</text:span></text:span><text:span text:style-name="Done">: represents an implicit action of missing the inforequest deadline by the obligee. It is just an implicit action, so it's never performed in reality. The expiration action is added just before the applicant makes an appeal action or the </text:span><text:span text:style-name="Done"><text:span text:style-name="T17">branch</text:span></text:span><text:span text:style-name="Done"> is closed while there is a missed obligee deadline.</text:span></text:p>
      <text:p text:style-name="P18">Properties that apply<text:span text:style-name="T6">:</text:span></text:p>
      <text:list xml:id="list383154858" text:continue-numbering="true" text:style-name="L3">
        <text:list-item>
          <text:p text:style-name="P35"><text:span text:style-name="Done"><text:span text:style-name="T19">effective_date</text:span></text:span><text:span text:style-name="Done">: the effective date of the corresponding appeal action or the date the </text:span><text:span text:style-name="Done"><text:span text:style-name="T17">branch</text:span></text:span><text:span text:style-name="Done"> was closed.</text:span></text:p>
        </text:list-item>
      </text:list>
      <text:p text:style-name="P2"/>
      <text:p text:style-name="P6"><text:span text:style-name="Done"><text:span text:style-name="T1">Appeal Expiration</text:span></text:span><text:span text:style-name="Done">: represents an implicit action of missing the appeal deadline by the obligee superior. It is just an implicit action, so it's never performed in reality. The appeal expiration action is added just before the </text:span><text:span text:style-name="Done"><text:span text:style-name="T17">branch</text:span></text:span><text:span text:style-name="Done"> is closed while there a missed obligee superior deadline.</text:span></text:p>
      <text:p text:style-name="P18">Properties that apply<text:span text:style-name="T6">:</text:span></text:p>
      <text:list xml:id="list1142705806" text:continue-numbering="true" text:style-name="L3">
        <text:list-item>
          <text:p text:style-name="P35"><text:span text:style-name="Done"><text:span text:style-name="T19">effective_date</text:span></text:span><text:span text:style-name="Done">: the date the </text:span><text:span text:style-name="Done"><text:span text:style-name="T17">branch</text:span></text:span><text:span text:style-name="Done"> was closed.</text:span></text:p>
        </text:list-item>
      </text:list>
      <text:p text:style-name="Text_20_body"/>
      <text:p text:style-name="Text_20_body"/>
      <text:h text:style-name="P55" text:outline-level="2">Events</text:h>
      <text:h text:style-name="P58" text:outline-level="3"><text:span text:style-name="Done">Received E‑mail</text:span></text:h>
      <text:p text:style-name="P13"><text:span text:style-name="Done">Trigger: Received inbound e‑mail.</text:span></text:p>
      <text:p text:style-name="P13"><text:span text:style-name="Done">When an inbound e‑mail is received, we assign the e‑mail to an inforequest according to the e‑mail recipient address and the inforequest unique e‑mail address. If there is no such inforequest, we leave the received e‑mail unassigned.</text:span> <text:span text:style-name="Todo">The administrator can see a list of all unassigned inbound e‑mails.</text:span></text:p>
      <text:p text:style-name="P13"><text:span text:style-name="Done">If the assigned request is opened, we send a notification to the inforequest applicant. If there are more undecided e‑mails waiting in the inforequest, the applicant is informed about it. The notification contains a link where the applicant may decide the received e‑mails.</text:span></text:p>
      <text:p text:style-name="P13"><text:span text:style-name="Done">If the assigned inforequest is closed, no notification is sent.</text:span> <text:span text:style-name="Todo">The administrator can see a list of all undecided e‑mails assigned to closed inforequests.</text:span></text:p>
      <text:p text:style-name="Standard"/>
      <text:p text:style-name="Standard"/>
      <text:h text:style-name="P59" text:outline-level="3"><text:span text:style-name="Done">Undecided E‑mail Reminder</text:span></text:h>
      <text:p text:style-name="P13"><text:span text:style-name="Done">Trigger: Daily at 9:00</text:span></text:p>
      <text:p text:style-name="P13"><text:span text:style-name="Done">For every opened inforequest with a newest undecided raw e‑mail received 5 WD ago, we send a notification to its applicant to remind him about the undecided e‑mails. The notification contains a link where the applicant may decide the received e‑mails.</text:span></text:p>
      <text:p text:style-name="Standard"/>
      <text:p text:style-name="Standard"/>
      <text:h text:style-name="P59" text:outline-level="3"><text:span text:style-name="Done">Obligee Deadline Reminder</text:span></text:h>
      <text:p text:style-name="P13"><text:span text:style-name="Done">Trigger: Daily at 9:00</text:span></text:p>
      <text:p text:style-name="P13"><text:span text:style-name="Done">For every opened inforequest with no waiting undecided e-mails, and every its </text:span><text:span text:style-name="Done"><text:span text:style-name="T16">branch</text:span></text:span><text:span text:style-name="Done"> which latest action sets an obligee deadline, which was missed today taking into account all deadline extensions made by its applicant, we send a reminder to its applicant to remind him about the expiring deadline. The notification contains information about the action which deadline was missed and a link where the applicant may act or extend the deadline. If an extended deadline is missed again, we send the reminder again.</text:span></text:p>
      <text:p text:style-name="P13"><text:span text:style-name="Done">The following actions set obligee deadlines:</text:span></text:p>
      <text:list xml:id="list1254514473" text:continue-list="list711849615" text:style-name="L1">
        <text:list-item>
          <text:p text:style-name="P26"><text:span text:style-name="Done">Applicant Actions: Request, Clarification Response, Appeal</text:span></text:p>
        </text:list-item>
        <text:list-item>
          <text:p text:style-name="P26"><text:span text:style-name="Done">Obligee Actions: Confirmation, Extension, Remandment</text:span></text:p>
        </text:list-item>
        <text:list-item>
          <text:p text:style-name="P26"><text:span text:style-name="Done">Implicit Actions: Advanced Request</text:span></text:p>
        </text:list-item>
      </text:list>
      <text:p text:style-name="Standard"/>
      <text:p text:style-name="Standard"/>
      <text:h text:style-name="P59" text:outline-level="3"><text:span text:style-name="Done">Applicant Deadline Reminder</text:span></text:h>
      <text:p text:style-name="P13"><text:span text:style-name="Done">Trigger: Daily at 9:00</text:span></text:p>
      <text:p text:style-name="P13"><text:span text:style-name="Done">For every opened inforequest with no waiting undecided e‑mails, and every </text:span><text:span text:style-name="Done"><text:span text:style-name="T16">branch</text:span></text:span><text:span text:style-name="Done"> which latest action sets an applicant deadline, which is about to be missed in 2 WD, we send a reminder to its applicant to remind him about the expiring deadline. The notification contains information which action deadline is about to be missed and a link where the applicant may act.</text:span></text:p>
      <text:p text:style-name="P13"><text:span text:style-name="Done">The following actions set applicant deadlines: Clarification Request, Disclosure, Refusal.</text:span></text:p>
      <text:p text:style-name="Standard"/>
      <text:p text:style-name="Standard"/>
      <text:h text:style-name="P59" text:outline-level="3"><text:soft-page-break/><text:span text:style-name="Done">Close Inforequests</text:span></text:h>
      <text:p text:style-name="P13"><text:span text:style-name="Done">Trigger: Daily at 9:00</text:span></text:p>
      <text:p text:style-name="Text_20_body"><text:span text:style-name="Done">We close all inforequests that have all their </text:span><text:span text:style-name="Done"><text:span text:style-name="T5">branches</text:span></text:span><text:span text:style-name="Done"> terminated or abandoned. A </text:span><text:span text:style-name="Done"><text:span text:style-name="T16">branch</text:span></text:span><text:span text:style-name="Done"> is abandoned if its latest action sets a deadline which was already missed at least 100 WD ago.</text:span></text:p>
      <text:p text:style-name="P13"><text:span text:style-name="Done">Just before we close an inforequest, we add an implicit expiration or appeal expiration action to every its </text:span><text:span text:style-name="Done"><text:span text:style-name="T16">branch</text:span></text:span><text:span text:style-name="Done"> which latest action sets an obligee deadline. If the original latest action was an appeal action, we add an appeal expiration action. Otherwise, we add an expiration action.</text:span></text:p>
      <text:p text:style-name="P13"><text:span text:style-name="Todo">If there are any undecided e‑mails in the closed inforequest, the administrator can see them in a list of all undecided e‑mails assigned to closed inforequests.</text:span></text:p>
      <text:p text:style-name="Standard"/>
      <text:p text:style-name="Standard"/>
      <text:h text:style-name="P55" text:outline-level="2">User Actions</text:h>
      <text:h text:style-name="P57" text:outline-level="3"><text:span text:style-name="Done">Decide Undecided E‑mail</text:span></text:h>
      <text:p text:style-name="P13"><text:span text:style-name="Done">URL: /en/inforequests/decide-email/&lt;action&gt;/&lt;inforequest_id&gt;/&lt;email_id&gt;/</text:span></text:p>
      <text:p text:style-name="Text_20_body">Conditions:</text:p>
      <text:list xml:id="list1113461382"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older undecided e‑mail in the inforequest.</text:span></text:p>
        </text:list-item>
      </text:list>
      <text:p text:style-name="P13"><text:span text:style-name="Done">The applicant decides if the received raw e‑mail is related to the inforequest, and if so, he decides which obligee action the e‑mail represents. </text:span><text:span text:style-name="Done"><text:span text:style-name="T8">As advanced branches share their e‑mail addresses with their main branches, all raw e‑mails are associated to the inforequest only. It is up to the applicant</text:span></text:span><text:span text:style-name="T8"> </text:span><text:span text:style-name="Todo"><text:span text:style-name="T8">and/or some heuristics</text:span></text:span><text:span text:style-name="T8"> </text:span><text:span text:style-name="Done"><text:span text:style-name="T8">to decide to which </text:span></text:span><text:span text:style-name="Done"><text:span text:style-name="T16">branch</text:span></text:span><text:span text:style-name="Done"><text:span text:style-name="T8"> the action contained in the received e‑mail belongs.</text:span></text:span></text:p>
      <text:p text:style-name="P8"><text:span text:style-name="Done">The applicant may say that he doesn't know how to decide the received e‑mail, for instance if he does not know what this e‑mail is.</text:span> <text:span text:style-name="Todo">The administrator can see a list of e‑mails <text:s/>the users didn't know how to decide.</text:span></text:p>
      <text:p text:style-name="P14"><text:span text:style-name="Done">If there are multiple undecided e‑mails in the inforequest, the applicant must decide them in the order they were received. After a raw e‑mail is decided it's marked as decided and the corresponding obligee action is added to the </text:span><text:span text:style-name="Done"><text:span text:style-name="T21">branch</text:span></text:span><text:span text:style-name="Done">. If the applicant decides the received e‑mail is unrelated to the inforequest, no action is added to the </text:span><text:span text:style-name="Done"><text:span text:style-name="T21">branch</text:span></text:span><text:span text:style-name="Done">, but the received e‑mail is marked as unrelated instead.</text:span></text:p>
      <text:p text:style-name="P8"><text:span text:style-name="Done">Only the following actions may be received by e‑mail:</text:span></text:p>
      <text:list xml:id="list769838720" text:continue-numbering="true" text:style-name="L1">
        <text:list-item>
          <text:p text:style-name="P37"><text:span text:style-name="Done">Confirmation</text:span></text:p>
        </text:list-item>
        <text:list-item>
          <text:p text:style-name="P26"><text:span text:style-name="Done"><text:span text:style-name="T9">Extension</text:span></text:span><text:span text:style-name="Done"><text:span text:style-name="T8">: The applicant may input custom obligee deadline specified in the obligee response. If there is no custom obligee deadline in the response, the default deadline is used.</text:span></text:span></text:p>
        </text:list-item>
        <text:list-item>
          <text:p text:style-name="P26"><text:span text:style-name="Done"><text:span text:style-name="T9">Advancement</text:span></text:span><text:span text:style-name="Done"><text:span text:style-name="T8">: After this action is added, new advanced branches containing implicit advanced request actions are created. While the obligee may advance the inforequest to multiple new obligees, multiple new advanced branches may be created. It's up to the applicant to input the list of all obligees to which the request advanced. The inforequest may not be advanced to the same obligee, nor to two identical obligees. As this action may contain part of the requested information disclosed, the applicant should input if any of the information was disclosed or not.</text:span></text:span></text:p>
        </text:list-item>
        <text:list-item>
          <text:p text:style-name="P37"><text:span text:style-name="Done">Clarification Request</text:span></text:p>
        </text:list-item>
        <text:list-item>
          <text:p text:style-name="P26"><text:span text:style-name="Done"><text:span text:style-name="T9">Disclosure</text:span></text:span><text:span text:style-name="Done"><text:span text:style-name="T8">: The applicant should input if the requested information was disclosed to the full extent, only partially, or not at all. If he says the information was fully disclosed, the </text:span></text:span><text:span text:style-name="Done"><text:span text:style-name="T16">branch</text:span></text:span><text:span text:style-name="Done"><text:span text:style-name="T8"> is terminated.</text:span></text:span></text:p>
        </text:list-item>
        <text:list-item>
          <text:p text:style-name="P37"><text:span text:style-name="Done">Refusal</text:span><text:span text:style-name="Done"><text:span text:style-name="T2">: The applicant should input the reason why the information was refused to disclose.</text:span></text:span></text:p>
        </text:list-item>
      </text:list>
      <text:p text:style-name="P7"><text:span text:style-name="Done">The created action received e‑mail is set to the received e‑mail and its subject, content and list of uploaded files is copied. The effective date of the action received by e‑mail is the date the e‑mail was received.</text:span></text:p>
      <text:p text:style-name="Standard"/>
      <text:p text:style-name="Standard"/>
      <text:h text:style-name="P60" text:outline-level="3"><text:soft-page-break/><text:span text:style-name="Done">Add Obligee Action received by S‑mail</text:span></text:h>
      <text:p text:style-name="P13"><text:span text:style-name="Done">URL: /en/inforequests/add-smail/&lt;action&gt;/&lt;inforequest_id&gt;/</text:span></text:p>
      <text:p text:style-name="P13">Conditions:</text:p>
      <text:list xml:id="list91236358"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e‑mail in the inforequest.</text:span></text:p>
        </text:list-item>
      </text:list>
      <text:p text:style-name="P13"><text:span text:style-name="Done">The applicant decides which obligee action the s‑mail represents. All actions that may be received by e‑mail may be received by s‑mail as well. Apart from them, the following actions may be received by s‑mail only:</text:span></text:p>
      <text:list xml:id="list426291971" text:continue-numbering="true" text:style-name="L1">
        <text:list-item>
          <text:p text:style-name="P38"><text:span text:style-name="Done"><text:span text:style-name="T10">Affirmation</text:span></text:span><text:span text:style-name="Done"><text:span text:style-name="T8">: After this action is added, the </text:span></text:span><text:span text:style-name="Done"><text:span text:style-name="T16">branch</text:span></text:span><text:span text:style-name="Done"><text:span text:style-name="T8"> is terminated. The applicant should input the reason why the information was refused to disclose.</text:span></text:span></text:p>
        </text:list-item>
        <text:list-item>
          <text:p text:style-name="P38"><text:span text:style-name="Done"><text:span text:style-name="T10">Reversion</text:span></text:span><text:span text:style-name="Done"><text:span text:style-name="T8">: After this action is added, the </text:span></text:span><text:span text:style-name="Done"><text:span text:style-name="T16">branch</text:span></text:span><text:span text:style-name="Done"><text:span text:style-name="T8"> is terminated. As this action may contain part of the requested information disclosed, the applicant should input if any of the information was disclosed or not.</text:span></text:span></text:p>
        </text:list-item>
        <text:list-item>
          <text:p text:style-name="P26"><text:span text:style-name="Done"><text:span text:style-name="T9">Remandment</text:span></text:span><text:span text:style-name="Done"><text:span text:style-name="T8">: As this action may contain part of the requested information disclosed, the applicant should input if any of the information was disclosed or not.</text:span></text:span></text:p>
        </text:list-item>
      </text:list>
      <text:p text:style-name="P13"><text:span text:style-name="Done">If the applicant add a new act</text:span><text:span text:style-name="Done"><text:span text:style-name="T8">ion</text:span></text:span><text:span text:style-name="Done"> received by s‑mail, he should input all its content either as a plain text or rather as a scanned attachment file. The effective date of the action received by s‑mail should be specified by the applicant. However it may not be older than the current last </text:span><text:span text:style-name="Done"><text:span text:style-name="T16">branch</text:span></text:span><text:span text:style-name="Done"> action. Moreover it may not be older than one month nor from the future.</text:span></text:p>
      <text:p text:style-name="P13"><text:span text:style-name="Done">If there is undecided e‑mail waiting in the inforequest the user may not add any action received by s‑mail, however he may save it as a draft.</text:span></text:p>
      <text:p text:style-name="Standard"/>
      <text:p text:style-name="Standard"/>
      <text:h text:style-name="P60" text:outline-level="3"><text:span text:style-name="Done">Extend Missed Obligee Deadline</text:span></text:h>
      <text:p text:style-name="P13"><text:span text:style-name="Done">URL: /en/inforequests/extend-deadline/&lt;inforequest_id&gt;/&lt;</text:span><text:span text:style-name="Done"><text:span text:style-name="T16">branch</text:span></text:span><text:span text:style-name="Done">_id&gt;/&lt;action_id&gt;</text:span></text:p>
      <text:p text:style-name="Text_20_body">Conditions:</text:p>
      <text:list xml:id="list1031868130"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e‑mail in the inforequest.</text:span></text:p>
        </text:list-item>
        <text:list-item>
          <text:p text:style-name="P26"><text:span text:style-name="Done">The latest </text:span><text:span text:style-name="Done"><text:span text:style-name="T16">branch</text:span></text:span><text:span text:style-name="Done"> action sets an obligee deadline, which is already missed taking into account all previous deadline extensions made by the applicant.</text:span></text:p>
        </text:list-item>
      </text:list>
      <text:p text:style-name="P13"><text:span text:style-name="Done">The applicant may extend the deadline by any number of WD, by default by 5 WD. The extension is expressed in a number of WD relative to the day the extension was made. After the extended deadline is missed as well, the applicant gets a notification about it.</text:span></text:p>
      <text:p text:style-name="P13"><text:span text:style-name="Done">The following actions set obligee deadlines that can be extended:</text:span></text:p>
      <text:list xml:id="list1642912331" text:continue-numbering="true" text:style-name="L1">
        <text:list-item>
          <text:p text:style-name="P26"><text:span text:style-name="Done">Applicant Actions: Request, Clarification Response, Appeal</text:span></text:p>
        </text:list-item>
        <text:list-item>
          <text:p text:style-name="P26"><text:span text:style-name="Done">Obligee Actions: Confirmation, Extension, Remandment</text:span></text:p>
        </text:list-item>
        <text:list-item>
          <text:p text:style-name="P26"><text:span text:style-name="Done">Implicit Actions: Advanced Request</text:span></text:p>
        </text:list-item>
      </text:list>
      <text:p text:style-name="Standard"/>
      <text:p text:style-name="Standard"/>
      <text:h text:style-name="P60" text:outline-level="3"><text:soft-page-break/><text:span text:style-name="Done">Make a Clarification Response Action</text:span></text:h>
      <text:p text:style-name="P13"><text:span text:style-name="Done">URL: /en/inforequests/new-action/clarification-response/&lt;inforequest_id&gt;/</text:span></text:p>
      <text:p text:style-name="P13">Conditions:</text:p>
      <text:list xml:id="list1716255920"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raw e‑mail in the inforequest.</text:span></text:p>
        </text:list-item>
        <text:list-item>
          <text:p text:style-name="P26"><text:span text:style-name="Done">The last </text:span><text:span text:style-name="Done"><text:span text:style-name="T16">branch</text:span></text:span><text:span text:style-name="Done"> action is clarification request</text:span></text:p>
        </text:list-item>
      </text:list>
      <text:p text:style-name="P13"><text:span text:style-name="Done">Clarification responses may be made either by e‑mail or by s‑mail.</text:span> <text:span text:style-name="Todo">However, if the respective clarification request was received by e‑mail, the clarification response should be sent by e‑mail as well, and vice versa. It's up to the applicant to decide.</text:span> <text:span text:style-name="Done">If he decides to send it by s‑mail, he should be able to print</text:span> <text:span text:style-name="Todo">and/or download a pdf of</text:span> <text:span text:style-name="Done">the prepared act</text:span><text:span text:style-name="Done"><text:span text:style-name="T5">ion</text:span></text:span><text:span text:style-name="Done"> content.</text:span></text:p>
      <text:p text:style-name="P13"><text:span text:style-name="Done">The obligee may respond from different e‑mail addresses during the inforequest </text:span><text:span text:style-name="Done"><text:span text:style-name="T16">branch</text:span></text:span><text:span text:style-name="Done">. To ensure the clarification response is sent to the correct obligee address, it is sent to all e‑mail addresses collected during this </text:span><text:span text:style-name="Done"><text:span text:style-name="T16">branch</text:span></text:span><text:span text:style-name="Done">. However not to addresses collected from other inforequest </text:span><text:span text:style-name="Done"><text:span text:style-name="T5">branches</text:span></text:span><text:span text:style-name="Done">, as every </text:span><text:span text:style-name="Done"><text:span text:style-name="T16">branch</text:span></text:span><text:span text:style-name="Done"> represents communication with different obligee.</text:span></text:p>
      <text:p text:style-name="P13"><text:span text:style-name="Done">The applicant may save the clarification response as a draft and send it later. There may be only one clarification response draft in the inforequest. If the conditions change while the applicant edits the clarification response, and it is not possible to send it any more, the clarification response is not sent, but the applicant may save it as a draft and send it later. For instance, this may happen if a new raw e‑mail is received while the applicant edits the clarification response. In such case, he must decide the received e‑mail foremost.</text:span></text:p>
      <text:p text:style-name="P13"><text:span text:style-name="Done">The effective date of a clarification response is the date it was sent if it was sent by e‑mail, or the date it was generated if it was sent by s‑mail.</text:span></text:p>
      <text:p text:style-name="Standard"/>
      <text:p text:style-name="Standard"/>
      <text:h text:style-name="P60" text:outline-level="3"><text:soft-page-break/><text:span text:style-name="Done">Make an Appeal Action</text:span></text:h>
      <text:p text:style-name="P13"><text:span text:style-name="Done">URL: /en/inforequests/new-action/appeal/&lt;inforequest_id&gt;/</text:span></text:p>
      <text:p text:style-name="P13">Conditions:</text:p>
      <text:list xml:id="list243667717" text:continue-numbering="true" text:style-name="L1">
        <text:list-item>
          <text:p text:style-name="P26"><text:span text:style-name="Done">User is authenticated.</text:span></text:p>
        </text:list-item>
        <text:list-item>
          <text:p text:style-name="P26"><text:span text:style-name="Done">User is the inforequest applicant.</text:span></text:p>
        </text:list-item>
        <text:list-item>
          <text:p text:style-name="P26"><text:span text:style-name="Done">The inforequest is not closed.</text:span></text:p>
        </text:list-item>
        <text:list-item>
          <text:p text:style-name="P26"><text:span text:style-name="Done">There is no undecided raw e‑mail in the inforequest.</text:span></text:p>
        </text:list-item>
        <text:list-item>
          <text:p text:style-name="P26"><text:span text:style-name="Done">The last </text:span><text:span text:style-name="Done"><text:span text:style-name="T16">branch</text:span></text:span><text:span text:style-name="Done"> action is </text:span><text:span text:style-name="Done"><text:span text:style-name="T5">a non-full disclosure, refusal or advancement, or if it is a request, clarification response, confirmation, extension, remandment or advanced request and its deadline is missed.</text:span></text:span></text:p>
        </text:list-item>
      </text:list>
      <text:p text:style-name="P13"><text:span text:style-name="Done">Appeals may be sent by s‑mail only. They are sent to the postal address of the obligee, which should automatically forward it to its superior. The applicant should be able to print</text:span> <text:span text:style-name="Todo">and/or download a pdf of</text:span> <text:span text:style-name="Done">the prepared action content.</text:span></text:p>
      <text:p text:style-name="P13"><text:span text:style-name="Done">If the appeal is sent after an obligee deadline was missed, an implicit expiration action is added just before the appeal action.</text:span></text:p>
      <text:p text:style-name="P13"><text:span text:style-name="Done">The applicant may save the appeal as a draft and send it later. There may be only one appeal draft in the inforequest. If the conditions change while the applicant edits the appeal, and it is not possible to send it any more, the appeal is not sent, but the applicant may save it as a draft and send it later. For instance, this may happen if a new raw e‑mail is received while the applicant edits the appeal. In such case, he must decide the received e‑mail foremost.</text:span></text:p>
      <text:p text:style-name="P13"><text:span text:style-name="Done">The effective date of an appeal is the date it was generated.</text:span></text:p>
      <text:p text:style-name="Standard"/>
      <text:p text:style-name="Standard"/>
      <text:h text:style-name="P59" text:outline-level="3"><text:span text:style-name="Todo">Resend Undelivered E-mail by S-mail</text:span></text:h>
      <text:p text:style-name="P13"><text:span text:style-name="Todo">URL: /en/inforequests/...</text:span></text:p>
      <text:p text:style-name="Text_20_body">Conditions:</text:p>
      <text:list xml:id="list1476455204" text:continue-numbering="true" text:style-name="L1">
        <text:list-item>
          <text:p text:style-name="P26"><text:span text:style-name="Todo">User is authenticated.</text:span></text:p>
        </text:list-item>
        <text:list-item>
          <text:p text:style-name="P26"><text:span text:style-name="Todo">User is the inforequest applicant.</text:span></text:p>
        </text:list-item>
        <text:list-item>
          <text:p text:style-name="P26"><text:span text:style-name="Todo">The inforequest is not closed.</text:span></text:p>
        </text:list-item>
        <text:list-item>
          <text:p text:style-name="P26"><text:span text:style-name="Todo">There is no undecided raw e‑mail in the inforequest.</text:span></text:p>
        </text:list-item>
        <text:list-item>
          <text:p text:style-name="P26"><text:span text:style-name="Todo">The latest branch action is marked undelivered.</text:span></text:p>
        </text:list-item>
      </text:list>
      <text:p text:style-name="P13"><text:span text:style-name="Todo">If an applicant action sent by e‑mail returned as undelivered, the applicant may try to resend it by s‑mail.</text:span></text:p>
      <text:p text:style-name="P13"><text:span text:style-name="Todo">The following applicant actions may be sent by e‑mail:</text:span></text:p>
      <text:list xml:id="list1174012050" text:continue-numbering="true" text:style-name="L1">
        <text:list-item>
          <text:p text:style-name="P26"><text:span text:style-name="Todo">Request</text:span></text:p>
        </text:list-item>
        <text:list-item>
          <text:p text:style-name="P26"><text:span text:style-name="Todo">Clarification Response</text:span></text:p>
        </text:list-item>
      </text:list>
      <text:p text:style-name="Standard"/>
      <text:p text:style-name="Standard"/>
      <text:h text:style-name="P60" text:outline-level="3"><text:soft-page-break/><text:span text:style-name="Done">Create a New Inforequest / Inforequest Draft</text:span></text:h>
      <text:p text:style-name="P13"><text:span text:style-name="Done">URL: /en/inforequests/create/</text:span></text:p>
      <text:p text:style-name="P23"><text:span text:style-name="T25">URL: </text:span><text:span text:style-name="Done">/en/inforequests/create/&lt;draft_id&gt;/</text:span></text:p>
      <text:p text:style-name="P13">Conditions:</text:p>
      <text:list xml:id="list558191548" text:continue-numbering="true" text:style-name="L1">
        <text:list-item>
          <text:p text:style-name="P26"><text:span text:style-name="Done">User is authenticated.</text:span></text:p>
        </text:list-item>
        <text:list-item>
          <text:p text:style-name="P26"><text:span text:style-name="Done">User has a verified e-mail address</text:span></text:p>
        </text:list-item>
      </text:list>
      <text:p text:style-name="P13"><text:span text:style-name="Done">Instead of submitting the created inforequest directly, the user may decide to save it as a inforequest draft and submit it later. The user may edit the draft until he submits it. The obligee property does not have to be set while the inforequest is just a draft. The user may own multiple unfinished request drafts.</text:span></text:p>
      <text:p text:style-name="Standard"/>
      <text:p text:style-name="Standard"/>
      <text:h text:style-name="P61" text:outline-level="3"><text:span text:style-name="Done">Delete a Inforequest Draft</text:span></text:h>
      <text:p text:style-name="Text_20_body"><text:span text:style-name="Done">URL: /en/inforequests/delete-draft/&lt;draft_id&gt;/</text:span></text:p>
      <text:p text:style-name="Text_20_body">Conditions:</text:p>
      <text:list xml:id="list903009930" text:continue-numbering="true" text:style-name="L1">
        <text:list-item>
          <text:p text:style-name="P26"><text:span text:style-name="Done">User is authenticated.</text:span></text:p>
        </text:list-item>
        <text:list-item>
          <text:p text:style-name="P26"><text:span text:style-name="Done">User is the request draft owner.</text:span></text:p>
        </text:list-item>
      </text:list>
      <text:p text:style-name="Standard"/>
      <text:p text:style-name="Standard"/>
      <text:h text:style-name="P55" text:outline-level="2">Views</text:h>
      <text:h text:style-name="P60" text:outline-level="3"><text:span text:style-name="Todo">List of all Inforequests</text:span></text:h>
      <text:p text:style-name="P13"><text:span text:style-name="Todo">URL: /en/inforequests/...</text:span></text:p>
      <text:p text:style-name="Text_20_body"><text:span text:style-name="Todo">Visibility: Public</text:span></text:p>
      <text:p text:style-name="P13"><text:span text:style-name="Todo">The view contains a link to create a new inforequest.</text:span></text:p>
      <text:p text:style-name="Standard"/>
      <text:p text:style-name="Standard"/>
      <text:h text:style-name="P60" text:outline-level="3"><text:span text:style-name="Done">List of Inforequests Created by the User</text:span></text:h>
      <text:p text:style-name="P13"><text:span text:style-name="Done">URL: /en/inforequests/</text:span></text:p>
      <text:p text:style-name="Text_20_body"><text:span text:style-name="Done">Visibility: Authenticated user</text:span></text:p>
      <text:p text:style-name="P13"><text:span text:style-name="Done">The user may see his inforequest drafts besides his submitted and closed inforequests as well. The view contains a link to create a new inforequest.</text:span></text:p>
      <text:p text:style-name="Standard"/>
      <text:p text:style-name="Standard"/>
      <text:h text:style-name="P60" text:outline-level="3"><text:span text:style-name="Done">Inforequest Detail</text:span></text:h>
      <text:p text:style-name="P13"><text:span text:style-name="Done">URL: /en/inforequests/detail/&lt;inforequest_id&gt;/</text:span></text:p>
      <text:p text:style-name="Text_20_body"><text:span text:style-name="Todo">Visibility: Public</text:span></text:p>
      <text:list xml:id="list1655689506" text:style-name="L4">
        <text:list-item>
          <text:list>
            <text:list-item>
              <text:p text:style-name="P46"><text:span text:style-name="Done"><text:span text:style-name="T23">For the applicant</text:span></text:span><text:span text:style-name="Done"><text:span text:style-name="T2">:</text:span></text:span></text:p>
              <text:p text:style-name="P28"><text:span text:style-name="Done">The applicant sees basic inforequest information, </text:span><text:span text:style-name="Done"><text:span text:style-name="T16">branch</text:span></text:span><text:span text:style-name="Done"> of actions in chronological order by their effective date and his undecided e‑mails.</text:span></text:p>
              <text:p text:style-name="P46"><text:span text:style-name="Done">The applicant may act on the inforequest if it's not closed, yet. He can:</text:span></text:p>
              <text:list>
                <text:list-item>
                  <text:p text:style-name="P28"><text:span text:style-name="Done">decide undecided e‑mails,</text:span></text:p>
                </text:list-item>
                <text:list-item>
                  <text:p text:style-name="P28"><text:span text:style-name="Done">add obligee actions based on obligee responses received by s‑mail,</text:span></text:p>
                </text:list-item>
                <text:list-item>
                  <text:p text:style-name="P28"><text:span text:style-name="Done">extend missed obligee deadlines,</text:span></text:p>
                </text:list-item>
                <text:list-item>
                  <text:p text:style-name="P28"><text:span text:style-name="Todo">resend undelivered e‑mail by s‑mail,</text:span></text:p>
                </text:list-item>
                <text:list-item>
                  <text:p text:style-name="P28"><text:span text:style-name="Done">send a clarification response,</text:span></text:p>
                </text:list-item>
                <text:list-item>
                  <text:p text:style-name="P28"><text:span text:style-name="Done">make an appeal.</text:span></text:p>
                </text:list-item>
              </text:list>
            </text:list-item>
            <text:list-item>
              <text:p text:style-name="P47"><text:span text:style-name="Todo"><text:span text:style-name="T22">For other users and the public</text:span></text:span><text:span text:style-name="Todo">:</text:span></text:p>
              <text:p text:style-name="P28"><text:span text:style-name="Todo">Other users and the public see only anonymized request information, branch of actions, and undecided e‑mails. If possible, content of actions and e‑mails should be anonymized as well</text:span>.</text:p>
              <text:p text:style-name="P47"><text:span text:style-name="Todo">Neither other users nor the public may act on the case.</text:span></text:p>
            </text:list-item>
          </text:list>
        </text:list-item>
      </text:list>
      <text:p text:style-name="P13"><text:span text:style-name="Done">If the inforequest was advanced, details of all its descendant </text:span><text:span text:style-name="Done"><text:span text:style-name="T5">branches</text:span></text:span><text:span text:style-name="Done"> are shown in a tree structure as well.</text:span></text:p>
      <text:p text:style-name="Standard"/>
      <text:p text:style-name="Standard"/>
      <text:h text:style-name="P60" text:outline-level="3"><text:soft-page-break/><text:span text:style-name="Done">Upload Attachment</text:span></text:h>
      <text:p text:style-name="P13"><text:span text:style-name="Done">URL: /en/inforequests/attachments/</text:span></text:p>
      <text:p text:style-name="P13"><text:span text:style-name="Done">Visibility: Authenticated user</text:span></text:p>
      <text:p text:style-name="P13"><text:span text:style-name="Done">Uploaded files are attached to the user. The user may use uploaded files while composing an inforequest or an action. He may use only his uploaded files.</text:span></text:p>
      <text:p text:style-name="P12"/>
      <text:p text:style-name="P12"/>
      <text:h text:style-name="P58" text:outline-level="3"><text:span text:style-name="Done"><text:span text:style-name="T1">Download Attachment</text:span></text:span></text:h>
      <text:p text:style-name="P13"><text:span text:style-name="Done">URL: /en/inforequests/attachments/&lt;attachment_id&gt;/</text:span></text:p>
      <text:p text:style-name="P13"><text:span text:style-name="Todo">Visibility: Public</text:span></text:p>
      <text:p text:style-name="P13"><text:span text:style-name="Todo">Anonymous user may download only files attached to actions connected to public inforequests. </text:span><text:span text:style-name="Done">Authenticated user may also download files attached to him, to his inforequest drafts or to any e‑mails, actions or action drafts connected to his inforequests.</text:span></text:p>
      <text:p text:style-name="Standard"><text:span text:style-name="Done"/></text:p>
      <text:p text:style-name="Standard"/>
      <text:h text:style-name="P55" text:outline-level="2">Administration</text:h>
      <text:h text:style-name="P56" text:outline-level="3"><text:span text:style-name="Todo">List of Unassigned Received E‑mails</text:span></text:h>
      <text:list xml:id="list1625077945" text:continue-list="list1142705806" text:style-name="L3">
        <text:list-item>
          <text:p text:style-name="P35"><text:span text:style-name="Todo">May assign an unassigned e‑mail to a case</text:span></text:p>
        </text:list-item>
      </text:list>
      <text:p text:style-name="P2"><text:span text:style-name="Todo"/></text:p>
      <text:p text:style-name="P4"><text:span text:style-name="Todo"/></text:p>
      <text:h text:style-name="P56" text:outline-level="3"><text:span text:style-name="Todo">List of Undecided Raw E‑mails Assigned to Closed Inforequests</text:span></text:h>
      <text:p text:style-name="Standard"><text:span text:style-name="Todo"/></text:p>
      <text:p text:style-name="Standard"><text:span text:style-name="Todo"/></text:p>
      <text:h text:style-name="Heading_20_3" text:outline-level="3"><text:span text:style-name="Todo">List of E‑mails Marked as Unrelated</text:span></text:h>
      <text:p text:style-name="Standard"><text:span text:style-name="Todo"/></text:p>
      <text:p text:style-name="Standard"><text:span text:style-name="Todo"/></text:p>
      <text:h text:style-name="Heading_20_3" text:outline-level="3"><text:span text:style-name="Todo">List of E‑mails the Users didn't Know how to Decide</text:span></text:h>
      <text:list xml:id="list1818077769" text:continue-numbering="true" text:style-name="L3">
        <text:list-item>
          <text:p text:style-name="P35"><text:span text:style-name="Todo">May decide the e‑mail</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2</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1-11T15:27:24</dc:date>
    <meta:editing-duration>P2DT36M31S</meta:editing-duration>
    <meta:editing-cycles>1443</meta:editing-cycles>
    <meta:generator>LibreOffice/3.5$Linux_x86 LibreOffice_project/350m1$Build-2</meta:generator>
    <meta:print-date>2014-08-21T02:42:56</meta:print-date>
    <meta:document-statistic meta:table-count="0" meta:image-count="0" meta:object-count="2" meta:page-count="22" meta:paragraph-count="400" meta:word-count="5964" meta:character-count="37143" meta:non-whitespace-character-count="318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Arrowheads_20_34"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start="" draw:marker-end="" draw:textarea-vertical-align="middle" draw:start-line-spacing-horizontal="0.1cm" draw:start-line-spacing-vertical="0.1cm" draw:end-line-spacing-horizontal="0.1cm" draw:end-line-spacing-vertical="0.1cm"/>
    </style:style>
    <style:style style:name="gr5" style:family="graphic" style:parent-style-name="standard">
      <style:graphic-properties svg:stroke-color="#000000" draw:marker-start="" draw:marker-end="Arrow" draw:textarea-vertical-align="middle" draw:start-line-spacing-horizontal="0.1cm" draw:start-line-spacing-vertical="0.1cm" draw:end-line-spacing-horizontal="0.1cm" draw:end-line-spacing-vertical="0.1cm"/>
    </style:style>
    <style:style style:name="gr6" style:family="graphic" style:parent-style-name="standard">
      <style:graphic-properties svg:stroke-color="#000000" draw:marker-end="" draw:textarea-vertical-align="middle" draw:start-line-spacing-horizontal="0.1cm" draw:start-line-spacing-vertical="0.1cm" draw:end-line-spacing-horizontal="0.1cm" draw:end-line-spacing-vertical="0.1cm"/>
    </style:style>
    <style:style style:name="gr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581cm" fo:padding-top="0.15cm" fo:padding-bottom="0.15cm" fo:padding-left="0.275cm" fo:padding-right="0.275cm"/>
    </style:style>
    <style:style style:name="gr8" style:family="graphic" style:parent-style-name="standard">
      <style:graphic-properties svg:stroke-width="0.05cm" svg:stroke-color="#000000" draw:marker-start="Arrowheads_20_14" draw:marker-start-width="0.275cm" draw:marker-end-width="0.275cm" draw:fill="none" draw:textarea-horizontal-align="left" draw:textarea-vertical-align="middle" draw:auto-grow-height="true" fo:min-height="0.7cm" fo:min-width="4.252cm" fo:padding-top="0.15cm" fo:padding-bottom="0.15cm" fo:padding-left="0.275cm" fo:padding-right="0.275cm" fo:wrap-option="no-wrap"/>
    </style:style>
    <style:style style:name="gr9"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327cm" fo:padding-top="0.15cm" fo:padding-bottom="0.15cm" fo:padding-left="0.275cm" fo:padding-right="0.275cm"/>
    </style:style>
    <style:style style:name="gr10"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415cm" fo:padding-top="0.15cm" fo:padding-bottom="0.15cm" fo:padding-left="0.275cm" fo:padding-right="0.275cm"/>
    </style:style>
    <style:style style:name="gr1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65cm" fo:padding-top="0.15cm" fo:padding-bottom="0.15cm" fo:padding-left="0.275cm" fo:padding-right="0.275cm"/>
    </style:style>
    <style:style style:name="gr12"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601cm" fo:padding-top="0.15cm" fo:padding-bottom="0.15cm" fo:padding-left="0.275cm" fo:padding-right="0.275cm"/>
    </style:style>
    <style:style style:name="gr13"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918cm" fo:padding-top="0.15cm" fo:padding-bottom="0.15cm" fo:padding-left="0.275cm" fo:padding-right="0.275cm"/>
    </style:style>
    <style:style style:name="gr14"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79cm" fo:padding-top="0.15cm" fo:padding-bottom="0.15cm" fo:padding-left="0.275cm" fo:padding-right="0.275cm"/>
    </style:style>
    <style:style style:name="gr15"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446cm" fo:padding-top="0.15cm" fo:padding-bottom="0.15cm" fo:padding-left="0.275cm" fo:padding-right="0.275cm"/>
    </style:style>
    <style:style style:name="gr16"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034cm" fo:padding-top="0.15cm" fo:padding-bottom="0.15cm" fo:padding-left="0.275cm" fo:padding-right="0.275cm"/>
    </style:style>
    <style:style style:name="gr17"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907cm" fo:padding-top="0.15cm" fo:padding-bottom="0.15cm" fo:padding-left="0.275cm" fo:padding-right="0.275cm"/>
    </style:style>
    <style:style style:name="gr18"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2.559cm" fo:padding-top="0.15cm" fo:padding-bottom="0.15cm" fo:padding-left="0.275cm" fo:padding-right="0.275cm"/>
    </style:style>
    <style:style style:name="gr19" style:family="graphic" style:parent-style-name="standard">
      <style:graphic-properties svg:stroke-color="#000000" draw:marker-start="Arrow" draw:marker-end="" draw:textarea-vertical-align="middle" draw:start-line-spacing-horizontal="0.1cm" draw:start-line-spacing-vertical="0.1cm" draw:end-line-spacing-horizontal="0.1cm" draw:end-line-spacing-vertical="0.1cm"/>
    </style:style>
    <style:style style:name="gr20" style:family="graphic" style:parent-style-name="standard">
      <style:graphic-properties svg:stroke-color="#000000" draw:marker-start="" draw:textarea-vertical-align="middle" draw:start-line-spacing-horizontal="0.1cm" draw:start-line-spacing-vertical="0.1cm" draw:end-line-spacing-horizontal="0.1cm" draw:end-line-spacing-vertical="0.1cm"/>
    </style:style>
    <style:style style:name="gr21"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1.886cm" fo:padding-top="0.15cm" fo:padding-bottom="0.15cm" fo:padding-left="0.275cm" fo:padding-right="0.275cm"/>
    </style:style>
    <style:style style:name="gr22" style:family="graphic" style:parent-style-name="standard">
      <style:graphic-properties svg:stroke-width="0.05cm" svg:stroke-color="#000000" draw:marker-start-width="0.275cm" draw:marker-end-width="0.275cm" draw:fill="none" draw:textarea-horizontal-align="left" draw:textarea-vertical-align="middle" draw:auto-grow-height="true" fo:min-height="0.7cm" fo:min-width="3.329cm" fo:padding-top="0.15cm" fo:padding-bottom="0.15cm" fo:padding-left="0.275cm" fo:padding-right="0.275cm"/>
    </style:style>
    <style:style style:name="gr23" style:family="graphic" style:parent-style-name="standard">
      <style:graphic-properties svg:stroke-color="#000000" draw:marker-end="Arrow" draw:textarea-vertical-align="middle" draw:start-line-spacing-horizontal="0.1cm" draw:start-line-spacing-vertical="0.1cm" draw:end-line-spacing-horizontal="0.1cm" draw:end-line-spacing-vertical="0.1cm"/>
    </style:style>
    <style:style style:name="gr24" style:family="graphic" style:parent-style-name="objectwithoutfill">
      <style:graphic-properties draw:fill="none" draw:textarea-vertical-align="middle"/>
    </style:style>
    <style:style style:name="gr25" style:family="graphic" style:parent-style-name="objectwithoutfill">
      <style:graphic-properties draw:marker-start="Arrow" draw:fill="none" draw:textarea-vertical-align="middle"/>
    </style:style>
    <style:style style:name="gr26"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cm" svg:stroke-color="#000000" draw:marker-start-width="0.275cm" draw:marker-end-width="0.275cm" draw:fill="none" draw:textarea-horizontal-align="center" draw:textarea-vertical-align="middle" draw:auto-grow-height="true" fo:min-height="0.7cm" fo:min-width="2.95cm" fo:padding-top="0.15cm" fo:padding-bottom="0.15cm" fo:padding-left="0.275cm" fo:padding-right="0.275cm"/>
    </style:style>
    <style:style style:name="gr28" style:family="graphic" style:parent-style-name="standard">
      <style:graphic-properties draw:stroke="dash" draw:stroke-dash="Fine_20_Dashed_20__28_var_29_" svg:stroke-width="0.05cm" svg:stroke-color="#000000" draw:marker-start-width="0.275cm" draw:marker-end-width="0.275cm" draw:fill="none" draw:textarea-horizontal-align="center" draw:textarea-vertical-align="middle" draw:auto-grow-height="true" fo:min-height="0.7cm" fo:min-width="1.95cm" fo:padding-top="0.15cm" fo:padding-bottom="0.15cm" fo:padding-left="0.275cm" fo:padding-right="0.275cm"/>
    </style:style>
    <style:style style:name="gr29" style:family="graphic" style:parent-style-name="standard">
      <style:graphic-properties svg:stroke-color="#000000" draw:marker-end="Circle" draw:textarea-vertical-align="middle"/>
    </style:style>
    <style:style style:name="gr30" style:family="graphic" style:parent-style-name="standard">
      <style:graphic-properties svg:stroke-color="#000000" draw:marker-start="Circle_20_unfilled" draw:marker-end="Circle" draw:textarea-vertical-align="middle"/>
    </style:style>
    <style:style style:name="gr31" style:family="graphic" style:parent-style-name="standard">
      <style:graphic-properties svg:stroke-color="#000000" draw:marker-start="" draw:marker-end="Circle" draw:textarea-vertical-align="middle"/>
    </style:style>
    <style:style style:name="gr32" style:family="graphic" style:parent-style-name="standard">
      <style:graphic-properties draw:stroke="none" svg:stroke-color="#000000" draw:fill="none" draw:fill-color="#ffffff" draw:auto-grow-width="true" fo:min-height="0.15cm" fo:min-width="1.217cm"/>
    </style:style>
    <style:style style:name="gr33" style:family="graphic" style:parent-style-name="standard">
      <style:graphic-properties draw:stroke="none" svg:stroke-color="#000000" draw:fill="none" draw:fill-color="#ffffff" draw:auto-grow-width="true" fo:min-height="0.15cm" fo:min-width="0cm"/>
    </style:style>
    <style:style style:name="gr34" style:family="graphic" style:parent-style-name="standard">
      <style:graphic-properties draw:stroke="none" svg:stroke-color="#000000" draw:fill="none" draw:fill-color="#ffffff" draw:auto-grow-width="true" fo:min-height="0.15cm" fo:min-width="0.999cm"/>
    </style:style>
    <style:style style:name="gr35" style:family="graphic" style:parent-style-name="standard">
      <style:graphic-properties draw:stroke="none" svg:stroke-color="#000000" draw:fill="none" draw:fill-color="#ffffff" fo:min-height="0.45cm"/>
    </style:style>
    <style:style style:name="gr36" style:family="graphic" style:parent-style-name="standard">
      <style:graphic-properties svg:stroke-color="#000000" draw:marker-start="Circle" draw:marker-end="Circle" draw:textarea-vertical-align="middle"/>
    </style:style>
    <style:style style:name="gr37" style:family="graphic" style:parent-style-name="standard">
      <style:graphic-properties svg:stroke-color="#000000" draw:marker-start="Circle_20_unfilled" draw:marker-end="Circle_20_unfilled" draw:textarea-vertical-align="middle"/>
    </style:style>
    <style:style style:name="gr38" style:family="graphic" style:parent-style-name="standard">
      <style:graphic-properties svg:stroke-color="#000000" draw:marker-start="Circle" draw:marker-end="Circle_20_unfilled" draw:textarea-vertical-align="middle"/>
    </style:style>
    <style:style style:name="gr39" style:family="graphic" style:parent-style-name="standard">
      <style:graphic-properties svg:stroke-color="#000000" draw:marker-start="" draw:marker-end="Arrowheads_20_35" draw:marker-end-width="0.35cm" draw:textarea-vertical-align="middle"/>
    </style:style>
    <style:style style:name="gr40" style:family="graphic" style:parent-style-name="standard">
      <style:graphic-properties draw:stroke="dash" draw:stroke-dash="Fine_20_Dashed_20__28_var_29_" svg:stroke-color="#000000" draw:marker-end="Circl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end"/>
    </style:style>
    <style:style style:name="P4" style:family="paragraph">
      <style:paragraph-properties fo:text-align="end"/>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cm" svg:height="0.5cm" svg:x="13.8cm" svg:y="4.7cm">
          <text:p/>
          <draw:enhanced-geometry svg:viewBox="0 0 21600 21600" draw:type="rectangle" draw:enhanced-path="M 0 0 L 21600 0 21600 21600 0 21600 0 0 Z N"/>
        </draw:custom-shape>
        <draw:custom-shape draw:style-name="gr1" draw:text-style-name="P1" draw:layer="layout" svg:width="0.25cm" svg:height="2.1cm" svg:x="11.65cm" svg:y="5.4cm">
          <text:p/>
          <draw:enhanced-geometry svg:viewBox="0 0 21600 21600" draw:type="rectangle" draw:enhanced-path="M 0 0 L 21600 0 21600 21600 0 21600 0 0 Z N"/>
        </draw:custom-shape>
        <draw:custom-shape draw:style-name="gr1" draw:text-style-name="P1" draw:layer="layout" svg:width="0.25cm" svg:height="2.1cm" svg:x="10.4cm" svg:y="5.4cm">
          <text:p/>
          <draw:enhanced-geometry svg:viewBox="0 0 21600 21600" draw:type="rectangle" draw:enhanced-path="M 0 0 L 21600 0 21600 21600 0 21600 0 0 Z N"/>
        </draw:custom-shape>
        <draw:custom-shape draw:style-name="gr1" draw:text-style-name="P1" draw:layer="layout" svg:width="0.25cm" svg:height="2.1cm" svg:x="3.85cm" svg:y="5.474cm">
          <text:p/>
          <draw:enhanced-geometry svg:viewBox="0 0 21600 21600" draw:type="rectangle" draw:enhanced-path="M 0 0 L 21600 0 21600 21600 0 21600 0 0 Z N"/>
        </draw:custom-shape>
        <draw:custom-shape draw:style-name="gr1" draw:text-style-name="P1" draw:layer="layout" svg:width="0.25cm" svg:height="1cm" svg:x="11.4cm" svg:y="3.5cm">
          <text:p/>
          <draw:enhanced-geometry svg:viewBox="0 0 21600 21600" draw:type="rectangle" draw:enhanced-path="M 0 0 L 21600 0 21600 21600 0 21600 0 0 Z N"/>
        </draw:custom-shape>
        <draw:custom-shape draw:style-name="gr1" draw:text-style-name="P1" draw:layer="layout" svg:width="0.25cm" svg:height="1cm" svg:x="16.9cm" svg:y="3.4cm">
          <text:p/>
          <draw:enhanced-geometry svg:viewBox="0 0 21600 21600" draw:type="rectangle" draw:enhanced-path="M 0 0 L 21600 0 21600 21600 0 21600 0 0 Z N"/>
        </draw:custom-shape>
        <draw:custom-shape draw:style-name="gr1" draw:text-style-name="P1" draw:layer="layout" svg:width="3.6cm" svg:height="0.25cm" svg:x="6.474cm" svg:y="7.9cm">
          <text:p/>
          <draw:enhanced-geometry svg:viewBox="0 0 21600 21600" draw:type="rectangle" draw:enhanced-path="M 0 0 L 21600 0 21600 21600 0 21600 0 0 Z N"/>
        </draw:custom-shape>
        <draw:custom-shape draw:style-name="gr1" draw:text-style-name="P1" draw:layer="layout" svg:width="1cm" svg:height="0.25cm" svg:x="3.996cm" svg:y="6.35cm">
          <text:p/>
          <draw:enhanced-geometry svg:viewBox="0 0 21600 21600" draw:type="rectangle" draw:enhanced-path="M 0 0 L 21600 0 21600 21600 0 21600 0 0 Z N"/>
        </draw:custom-shape>
        <draw:custom-shape draw:style-name="gr1" draw:text-style-name="P1" draw:layer="layout" svg:width="1cm" svg:height="0.25cm" svg:x="12.5cm" svg:y="4.9cm">
          <text:p/>
          <draw:enhanced-geometry svg:viewBox="0 0 21600 21600" draw:type="rectangle" draw:enhanced-path="M 0 0 L 21600 0 21600 21600 0 21600 0 0 Z N"/>
        </draw:custom-shape>
        <draw:custom-shape draw:style-name="gr1" draw:text-style-name="P1" draw:layer="layout" svg:width="4.2cm" svg:height="0.25cm" svg:x="11.9cm" svg:y="3.9cm">
          <text:p/>
          <draw:enhanced-geometry svg:viewBox="0 0 21600 21600" draw:type="rectangle" draw:enhanced-path="M 0 0 L 21600 0 21600 21600 0 21600 0 0 Z N"/>
        </draw:custom-shape>
        <draw:custom-shape draw:style-name="gr1" draw:text-style-name="P1" draw:layer="layout" svg:width="6.4cm" svg:height="0.25cm" svg:x="4.7cm" svg:y="3.9cm">
          <text:p/>
          <draw:enhanced-geometry svg:viewBox="0 0 21600 21600" draw:type="rectangle" draw:enhanced-path="M 0 0 L 21600 0 21600 21600 0 21600 0 0 Z N"/>
        </draw:custom-shape>
        <draw:custom-shape draw:style-name="gr1" draw:text-style-name="P1" draw:layer="layout" svg:width="1.95cm" svg:height="0.5cm" svg:x="14.25cm" svg:y="17.2cm">
          <text:p/>
          <draw:enhanced-geometry svg:viewBox="0 0 21600 21600" draw:type="rectangle" draw:enhanced-path="M 0 0 L 21600 0 21600 21600 0 21600 0 0 Z N"/>
        </draw:custom-shape>
        <draw:custom-shape draw:style-name="gr1" draw:text-style-name="P1" draw:layer="layout" svg:width="3.35cm" svg:height="0.5cm" svg:x="14.25cm" svg:y="18.7cm">
          <text:p/>
          <draw:enhanced-geometry svg:viewBox="0 0 21600 21600" draw:type="rectangle" draw:enhanced-path="M 0 0 L 21600 0 21600 21600 0 21600 0 0 Z N"/>
        </draw:custom-shape>
        <draw:custom-shape draw:style-name="gr1" draw:text-style-name="P1" draw:layer="layout" svg:width="2.7cm" svg:height="0.5cm" svg:x="13.4cm" svg:y="14.2cm">
          <text:p/>
          <draw:enhanced-geometry svg:viewBox="0 0 21600 21600" draw:type="rectangle" draw:enhanced-path="M 0 0 L 21600 0 21600 21600 0 21600 0 0 Z N"/>
        </draw:custom-shape>
        <draw:custom-shape draw:style-name="gr1" draw:text-style-name="P1" draw:layer="layout" svg:width="3.1cm" svg:height="0.5cm" svg:x="7cm" svg:y="14.3cm">
          <text:p/>
          <draw:enhanced-geometry svg:viewBox="0 0 21600 21600" draw:type="rectangle" draw:enhanced-path="M 0 0 L 21600 0 21600 21600 0 21600 0 0 Z N"/>
        </draw:custom-shape>
        <draw:custom-shape draw:style-name="gr1" draw:text-style-name="P1" draw:layer="layout" svg:width="2.75cm" svg:height="0.5cm" svg:x="2.85cm" svg:y="14.2cm">
          <text:p/>
          <draw:enhanced-geometry svg:viewBox="0 0 21600 21600" draw:type="rectangle" draw:enhanced-path="M 0 0 L 21600 0 21600 21600 0 21600 0 0 Z N"/>
        </draw:custom-shape>
        <draw:custom-shape draw:style-name="gr1" draw:text-style-name="P1" draw:layer="layout" svg:width="1.2cm" svg:height="0.5cm" svg:x="2.9cm" svg:y="12.2cm">
          <text:p/>
          <draw:enhanced-geometry svg:viewBox="0 0 21600 21600" draw:type="rectangle" draw:enhanced-path="M 0 0 L 21600 0 21600 21600 0 21600 0 0 Z N"/>
        </draw:custom-shape>
        <draw:custom-shape draw:style-name="gr1" draw:text-style-name="P1" draw:layer="layout" svg:width="1.3cm" svg:height="0.5cm" svg:x="14.9cm" svg:y="10.7cm">
          <text:p/>
          <draw:enhanced-geometry svg:viewBox="0 0 21600 21600" draw:type="rectangle" draw:enhanced-path="M 0 0 L 21600 0 21600 21600 0 21600 0 0 Z N"/>
        </draw:custom-shape>
        <draw:custom-shape draw:style-name="gr1" draw:text-style-name="P1" draw:layer="layout" svg:width="2.3cm" svg:height="0.5cm" svg:x="11.1cm" svg:y="10.7cm">
          <text:p/>
          <draw:enhanced-geometry svg:viewBox="0 0 21600 21600" draw:type="rectangle" draw:enhanced-path="M 0 0 L 21600 0 21600 21600 0 21600 0 0 Z N"/>
        </draw:custom-shape>
        <draw:custom-shape draw:style-name="gr1" draw:text-style-name="P1" draw:layer="layout" svg:width="3.5cm" svg:height="0.5cm" svg:x="6.3cm" svg:y="10.8cm">
          <text:p/>
          <draw:enhanced-geometry svg:viewBox="0 0 21600 21600" draw:type="rectangle" draw:enhanced-path="M 0 0 L 21600 0 21600 21600 0 21600 0 0 Z N"/>
        </draw:custom-shape>
        <draw:custom-shape draw:style-name="gr1" draw:text-style-name="P1" draw:layer="layout" svg:width="2.2cm" svg:height="0.5cm" svg:x="2.8cm" svg:y="9.7cm">
          <text:p/>
          <draw:enhanced-geometry svg:viewBox="0 0 21600 21600" draw:type="rectangle" draw:enhanced-path="M 0 0 L 21600 0 21600 21600 0 21600 0 0 Z N"/>
        </draw:custom-shape>
        <draw:custom-shape draw:style-name="gr1" draw:text-style-name="P1" draw:layer="layout" svg:width="10.5cm" svg:height="0.25cm" svg:x="5.1cm" svg:y="9.881cm">
          <text:p/>
          <draw:enhanced-geometry svg:viewBox="0 0 21600 21600" draw:type="rectangle" draw:enhanced-path="M 0 0 L 21600 0 21600 21600 0 21600 0 0 Z N"/>
        </draw:custom-shape>
        <draw:custom-shape draw:style-name="gr1" draw:text-style-name="P1" draw:layer="layout" svg:width="2.7cm" svg:height="0.5cm" svg:x="13.5cm" svg:y="24.252cm">
          <text:p/>
          <draw:enhanced-geometry svg:viewBox="0 0 21600 21600" draw:type="rectangle" draw:enhanced-path="M 0 0 L 21600 0 21600 21600 0 21600 0 0 Z N"/>
        </draw:custom-shape>
        <draw:custom-shape draw:style-name="gr1" draw:text-style-name="P1" draw:layer="layout" svg:width="2.1cm" svg:height="0.5cm" svg:x="13.5cm" svg:y="22.752cm">
          <text:p/>
          <draw:enhanced-geometry svg:viewBox="0 0 21600 21600" draw:type="rectangle" draw:enhanced-path="M 0 0 L 21600 0 21600 21600 0 21600 0 0 Z N"/>
        </draw:custom-shape>
        <draw:custom-shape draw:style-name="gr1" draw:text-style-name="P1" draw:layer="layout" svg:width="2.1cm" svg:height="0.5cm" svg:x="13.5cm" svg:y="21.252cm">
          <text:p/>
          <draw:enhanced-geometry svg:viewBox="0 0 21600 21600" draw:type="rectangle" draw:enhanced-path="M 0 0 L 21600 0 21600 21600 0 21600 0 0 Z N"/>
        </draw:custom-shape>
        <draw:custom-shape draw:style-name="gr1" draw:text-style-name="P1" draw:layer="layout" svg:width="1.6cm" svg:height="0.5cm" svg:x="8cm" svg:y="24.252cm">
          <text:p/>
          <draw:enhanced-geometry svg:viewBox="0 0 21600 21600" draw:type="rectangle" draw:enhanced-path="M 0 0 L 21600 0 21600 21600 0 21600 0 0 Z N"/>
        </draw:custom-shape>
        <draw:custom-shape draw:style-name="gr1" draw:text-style-name="P1" draw:layer="layout" svg:width="2.1cm" svg:height="0.5cm" svg:x="8cm" svg:y="22.752cm">
          <text:p/>
          <draw:enhanced-geometry svg:viewBox="0 0 21600 21600" draw:type="rectangle" draw:enhanced-path="M 0 0 L 21600 0 21600 21600 0 21600 0 0 Z N"/>
        </draw:custom-shape>
        <draw:custom-shape draw:style-name="gr1" draw:text-style-name="P1" draw:layer="layout" svg:width="4.1cm" svg:height="0.5cm" svg:x="8cm" svg:y="21.252cm">
          <text:p/>
          <draw:enhanced-geometry svg:viewBox="0 0 21600 21600" draw:type="rectangle" draw:enhanced-path="M 0 0 L 21600 0 21600 21600 0 21600 0 0 Z N"/>
        </draw:custom-shape>
        <draw:custom-shape draw:style-name="gr1" draw:text-style-name="P1" draw:layer="layout" svg:width="2.648cm" svg:height="0.5cm" svg:x="3.752cm" svg:y="24.252cm">
          <text:p/>
          <draw:enhanced-geometry svg:viewBox="0 0 21600 21600" draw:type="rectangle" draw:enhanced-path="M 0 0 L 21600 0 21600 21600 0 21600 0 0 Z N"/>
        </draw:custom-shape>
        <draw:custom-shape draw:style-name="gr1" draw:text-style-name="P1" draw:layer="layout" svg:width="1.948cm" svg:height="0.5cm" svg:x="3.752cm" svg:y="22.752cm">
          <text:p/>
          <draw:enhanced-geometry svg:viewBox="0 0 21600 21600" draw:type="rectangle" draw:enhanced-path="M 0 0 L 21600 0 21600 21600 0 21600 0 0 Z N"/>
        </draw:custom-shape>
        <draw:custom-shape draw:style-name="gr1" draw:text-style-name="P1" draw:layer="layout" svg:width="2.448cm" svg:height="0.5cm" svg:x="3.752cm" svg:y="21.252cm">
          <text:p/>
          <draw:enhanced-geometry svg:viewBox="0 0 21600 21600" draw:type="rectangle" draw:enhanced-path="M 0 0 L 21600 0 21600 21600 0 21600 0 0 Z N"/>
        </draw:custom-shape>
        <draw:custom-shape draw:style-name="gr1" draw:text-style-name="P1" draw:layer="layout" svg:width="3.6cm" svg:height="0.5cm" svg:x="14.2cm" svg:y="15.752cm">
          <text:p/>
          <draw:enhanced-geometry svg:viewBox="0 0 21600 21600" draw:type="rectangle" draw:enhanced-path="M 0 0 L 21600 0 21600 21600 0 21600 0 0 Z N"/>
        </draw:custom-shape>
        <draw:custom-shape draw:style-name="gr1" draw:text-style-name="P1" draw:layer="layout" svg:width="1.448cm" svg:height="0.5cm" svg:x="8cm" svg:y="18.752cm">
          <text:p/>
          <draw:enhanced-geometry svg:viewBox="0 0 21600 21600" draw:type="rectangle" draw:enhanced-path="M 0 0 L 21600 0 21600 21600 0 21600 0 0 Z N"/>
        </draw:custom-shape>
        <draw:custom-shape draw:style-name="gr1" draw:text-style-name="P1" draw:layer="layout" svg:width="4.4cm" svg:height="0.5cm" svg:x="8cm" svg:y="17.252cm">
          <text:p/>
          <draw:enhanced-geometry svg:viewBox="0 0 21600 21600" draw:type="rectangle" draw:enhanced-path="M 0 0 L 21600 0 21600 21600 0 21600 0 0 Z N"/>
        </draw:custom-shape>
        <draw:custom-shape draw:style-name="gr1" draw:text-style-name="P1" draw:layer="layout" svg:width="1.7cm" svg:height="0.5cm" svg:x="8cm" svg:y="15.752cm">
          <text:p/>
          <draw:enhanced-geometry svg:viewBox="0 0 21600 21600" draw:type="rectangle" draw:enhanced-path="M 0 0 L 21600 0 21600 21600 0 21600 0 0 Z N"/>
        </draw:custom-shape>
        <draw:custom-shape draw:style-name="gr1" draw:text-style-name="P1" draw:layer="layout" svg:width="9.2cm" svg:height="0.25cm" svg:x="7.4cm" svg:y="1.85cm">
          <text:p/>
          <draw:enhanced-geometry svg:viewBox="0 0 21600 21600" draw:type="rectangle" draw:enhanced-path="M 0 0 L 21600 0 21600 21600 0 21600 0 0 Z N"/>
        </draw:custom-shape>
        <draw:custom-shape draw:style-name="gr1" draw:text-style-name="P1" draw:layer="layout" svg:width="1.5cm" svg:height="0.25cm" svg:x="14cm" svg:y="2.902cm">
          <text:p/>
          <draw:enhanced-geometry svg:viewBox="0 0 21600 21600" draw:type="rectangle" draw:enhanced-path="M 0 0 L 21600 0 21600 21600 0 21600 0 0 Z N"/>
        </draw:custom-shape>
        <draw:custom-shape draw:style-name="gr1" draw:text-style-name="P1" draw:layer="layout" svg:width="4.004cm" svg:height="0.25cm" svg:x="5.496cm" svg:y="4.902cm">
          <text:p/>
          <draw:enhanced-geometry svg:viewBox="0 0 21600 21600" draw:type="rectangle" draw:enhanced-path="M 0 0 L 21600 0 21600 21600 0 21600 0 0 Z N"/>
        </draw:custom-shape>
        <draw:custom-shape draw:style-name="gr1" draw:text-style-name="P1" draw:layer="layout" svg:width="1cm" svg:height="0.25cm" svg:x="4.5cm" svg:y="2.9cm">
          <text:p/>
          <draw:enhanced-geometry svg:viewBox="0 0 21600 21600" draw:type="rectangle" draw:enhanced-path="M 0 0 L 21600 0 21600 21600 0 21600 0 0 Z N"/>
        </draw:custom-shape>
        <draw:custom-shape draw:style-name="gr1" draw:text-style-name="P1" draw:layer="layout" svg:width="0.25cm" svg:height="1cm" svg:x="3.4cm" svg:y="3.5cm">
          <text:p/>
          <draw:enhanced-geometry svg:viewBox="0 0 21600 21600" draw:type="rectangle" draw:enhanced-path="M 0 0 L 21600 0 21600 21600 0 21600 0 0 Z N"/>
        </draw:custom-shape>
        <draw:custom-shape draw:style-name="gr1" draw:text-style-name="P1" draw:layer="layout" svg:width="3.2cm" svg:height="0.5cm" svg:x="5.9cm" svg:y="2.75cm">
          <text:p/>
          <draw:enhanced-geometry svg:viewBox="0 0 21600 21600" draw:type="rectangle" draw:enhanced-path="M 0 0 L 21600 0 21600 21600 0 21600 0 0 Z N"/>
        </draw:custom-shape>
        <draw:custom-shape draw:style-name="gr1" draw:text-style-name="P1" draw:layer="layout" svg:width="1.2cm" svg:height="0.5cm" svg:x="2.9cm" svg:y="2.75cm">
          <text:p/>
          <draw:enhanced-geometry svg:viewBox="0 0 21600 21600" draw:type="rectangle" draw:enhanced-path="M 0 0 L 21600 0 21600 21600 0 21600 0 0 Z N"/>
        </draw:custom-shape>
        <draw:custom-shape draw:style-name="gr2" draw:text-style-name="P2" xml:id="id2" draw:id="id2" draw:layer="layout" svg:width="2cm" svg:height="1cm" svg:x="2.5cm" svg:y="12cm">
          <draw:glue-point draw:id="4" svg:x="-2.5cm" svg:y="5cm"/>
          <text:p text:style-name="P1"><text:span text:style-name="T1">Action</text:span></text:p>
          <draw:enhanced-geometry svg:viewBox="0 0 21600 21600" draw:type="rectangle" draw:enhanced-path="M 0 0 L 21600 0 21600 21600 0 21600 0 0 Z N"/>
        </draw:custom-shape>
        <draw:custom-shape draw:style-name="gr3" draw:text-style-name="P2" xml:id="id1" draw:id="id1" draw:layer="layout" svg:width="3.5cm" svg:height="1cm" svg:x="6.8cm" svg:y="14cm">
          <draw:glue-point draw:id="4" svg:x="-3.571cm" svg:y="5.25cm"/>
          <text:p text:style-name="P1"><text:span text:style-name="T1">Applicant Action</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5cm" svg:height="1cm" svg:x="2.5cm" svg:y="14cm">
          <draw:glue-point draw:id="4" svg:x="-3.571cm" svg:y="5cm"/>
          <draw:glue-point draw:id="5" svg:x="-3.571cm" svg:y="-5cm"/>
          <text:p text:style-name="P1"><text:span text:style-name="T1">Obligee Action</text:span></text:p>
          <draw:enhanced-geometry svg:viewBox="0 0 21600 21600" draw:type="rectangle" draw:enhanced-path="M 0 0 L 21600 0 21600 21600 0 21600 0 0 Z N"/>
        </draw:custom-shape>
        <draw:custom-shape draw:style-name="gr3" draw:text-style-name="P2" xml:id="id4" draw:id="id4" draw:layer="layout" svg:width="4cm" svg:height="1cm" svg:x="14cm" svg:y="15.5cm">
          <text:p text:style-name="P1"><text:span text:style-name="T1">Advanced Request</text:span></text:p>
          <draw:enhanced-geometry svg:viewBox="0 0 21600 21600" draw:type="rectangle" draw:enhanced-path="M 0 0 L 21600 0 21600 21600 0 21600 0 0 Z N"/>
        </draw:custom-shape>
        <draw:connector draw:style-name="gr4" draw:text-style-name="P1" draw:layer="layout" svg:x1="8.55cm" svg:y1="14cm" svg:x2="3cm" svg:y2="13cm" draw:start-shape="id1" draw:start-glue-point="0" draw:end-shape="id2" draw:end-glue-point="4" svg:d="m8550 14000v-500h-5550v-500" svg:viewBox="0 0 5551 1001">
          <text:p/>
        </draw:connector>
        <draw:connector draw:style-name="gr5" draw:text-style-name="P1" draw:layer="layout" svg:x1="3.001cm" svg:y1="14cm" svg:x2="3cm" svg:y2="13cm" draw:start-shape="id3" draw:start-glue-point="5" draw:end-shape="id2" draw:end-glue-point="4" svg:d="m3001 14000v-500h-1v-500" svg:viewBox="0 0 2 1001">
          <text:p/>
        </draw:connector>
        <draw:connector draw:style-name="gr6" draw:text-style-name="P1" draw:layer="layout" svg:x1="14cm" svg:y1="16cm" svg:x2="13.501cm" svg:y2="15cm" draw:start-shape="id4" draw:start-glue-point="3" draw:end-shape="id5" draw:end-glue-point="4" svg:d="m14000 16000h-499v-1000" svg:viewBox="0 0 500 1001">
          <text:p/>
        </draw:connector>
        <draw:custom-shape draw:style-name="gr7" draw:text-style-name="P2" xml:id="id6" draw:id="id6" draw:layer="layout" svg:width="2.131cm" svg:height="1cm" svg:x="7.8cm" svg:y="15.5cm">
          <text:p text:style-name="P1"><text:span text:style-name="T1">Request</text:span></text:p>
          <draw:enhanced-geometry svg:viewBox="0 0 21600 21600" draw:mirror-horizontal="false" draw:mirror-vertical="false" draw:type="rectangle" draw:enhanced-path="M 0 0 L 21600 0 21600 21600 0 21600 0 0 Z N"/>
        </draw:custom-shape>
        <draw:custom-shape draw:style-name="gr8" draw:text-style-name="P2" xml:id="id7" draw:id="id7" draw:layer="layout" svg:width="4.802cm" svg:height="1cm" svg:x="7.8cm" svg:y="17cm">
          <text:p text:style-name="P1"><text:span text:style-name="T1">Clarification Response</text:span></text:p>
          <draw:enhanced-geometry svg:viewBox="0 0 21600 21600" draw:mirror-horizontal="false" draw:mirror-vertical="false" draw:type="rectangle" draw:enhanced-path="M 0 0 L 21600 0 21600 21600 0 21600 0 0 Z N"/>
        </draw:custom-shape>
        <draw:custom-shape draw:style-name="gr9" draw:text-style-name="P2" xml:id="id8" draw:id="id8" draw:layer="layout" svg:width="1.877cm" svg:height="1cm" svg:x="7.8cm" svg:y="18.5cm">
          <text:p text:style-name="P1"><text:span text:style-name="T1">Appeal</text:span></text:p>
          <draw:enhanced-geometry svg:viewBox="0 0 21600 21600" draw:mirror-horizontal="false" draw:mirror-vertical="false" draw:type="rectangle" draw:enhanced-path="M 0 0 L 21600 0 21600 21600 0 21600 0 0 Z N"/>
        </draw:custom-shape>
        <draw:custom-shape draw:style-name="gr10" draw:text-style-name="P2" xml:id="id20" draw:id="id20" draw:layer="layout" svg:width="2.965cm" svg:height="1cm" svg:x="3.5cm" svg:y="21cm">
          <text:p text:style-name="P1"><text:span text:style-name="T1">Confirmation</text:span></text:p>
          <draw:enhanced-geometry svg:viewBox="0 0 21600 21600" draw:mirror-horizontal="false" draw:mirror-vertical="false" draw:type="rectangle" draw:enhanced-path="M 0 0 L 21600 0 21600 21600 0 21600 0 0 Z N"/>
        </draw:custom-shape>
        <draw:custom-shape draw:style-name="gr11" draw:text-style-name="P2" xml:id="id19" draw:id="id19" draw:layer="layout" svg:width="2.415cm" svg:height="1cm" svg:x="3.5cm" svg:y="22.5cm">
          <text:p text:style-name="P1"><text:span text:style-name="T1">Extension</text:span></text:p>
          <draw:enhanced-geometry svg:viewBox="0 0 21600 21600" draw:mirror-horizontal="false" draw:mirror-vertical="false" draw:type="rectangle" draw:enhanced-path="M 0 0 L 21600 0 21600 21600 0 21600 0 0 Z N"/>
        </draw:custom-shape>
        <draw:custom-shape draw:style-name="gr12" draw:text-style-name="P2" xml:id="id18" draw:id="id18" draw:layer="layout" svg:width="3.151cm" svg:height="1cm" svg:x="3.5cm" svg:y="24cm">
          <text:p text:style-name="P1"><text:span text:style-name="T1">Advancement</text:span></text:p>
          <draw:enhanced-geometry svg:viewBox="0 0 21600 21600" draw:mirror-horizontal="false" draw:mirror-vertical="false" draw:type="rectangle" draw:enhanced-path="M 0 0 L 21600 0 21600 21600 0 21600 0 0 Z N"/>
        </draw:custom-shape>
        <draw:custom-shape draw:style-name="gr13" draw:text-style-name="P2" xml:id="id9" draw:id="id9" draw:layer="layout" svg:width="4.468cm" svg:height="1cm" svg:x="7.8cm" svg:y="21cm">
          <text:p text:style-name="P1"><text:span text:style-name="T1">Clarification Request</text:span></text:p>
          <draw:enhanced-geometry svg:viewBox="0 0 21600 21600" draw:mirror-horizontal="false" draw:mirror-vertical="false" draw:type="rectangle" draw:enhanced-path="M 0 0 L 21600 0 21600 21600 0 21600 0 0 Z N"/>
        </draw:custom-shape>
        <draw:custom-shape draw:style-name="gr14" draw:text-style-name="P2" xml:id="id10" draw:id="id10" draw:layer="layout" svg:width="2.529cm" svg:height="1cm" svg:x="7.8cm" svg:y="22.5cm">
          <text:p text:style-name="P1"><text:span text:style-name="T1">Disclosure</text:span></text:p>
          <draw:enhanced-geometry svg:viewBox="0 0 21600 21600" draw:mirror-horizontal="false" draw:mirror-vertical="false" draw:type="rectangle" draw:enhanced-path="M 0 0 L 21600 0 21600 21600 0 21600 0 0 Z N"/>
        </draw:custom-shape>
        <draw:custom-shape draw:style-name="gr15" draw:text-style-name="P2" xml:id="id11" draw:id="id11" draw:layer="layout" svg:width="1.996cm" svg:height="1cm" svg:x="7.8cm" svg:y="24cm">
          <text:p text:style-name="P1"><text:span text:style-name="T1">Refusal</text:span></text:p>
          <draw:enhanced-geometry svg:viewBox="0 0 21600 21600" draw:mirror-horizontal="false" draw:mirror-vertical="false" draw:type="rectangle" draw:enhanced-path="M 0 0 L 21600 0 21600 21600 0 21600 0 0 Z N"/>
        </draw:custom-shape>
        <draw:custom-shape draw:style-name="gr16" draw:text-style-name="P2" xml:id="id12" draw:id="id12" draw:layer="layout" svg:width="2.584cm" svg:height="1cm" svg:x="13.3cm" svg:y="21cm">
          <text:p text:style-name="P1"><text:span text:style-name="T1">Affirmation</text:span></text:p>
          <draw:enhanced-geometry svg:viewBox="0 0 21600 21600" draw:mirror-horizontal="false" draw:mirror-vertical="false" draw:type="rectangle" draw:enhanced-path="M 0 0 L 21600 0 21600 21600 0 21600 0 0 Z N"/>
        </draw:custom-shape>
        <draw:custom-shape draw:style-name="gr17" draw:text-style-name="P2" xml:id="id13" draw:id="id13" draw:layer="layout" svg:width="2.457cm" svg:height="1cm" svg:x="13.3cm" svg:y="22.5cm">
          <text:p text:style-name="P1"><text:span text:style-name="T1">Reversion</text:span></text:p>
          <draw:enhanced-geometry svg:viewBox="0 0 21600 21600" draw:mirror-horizontal="false" draw:mirror-vertical="false" draw:type="rectangle" draw:enhanced-path="M 0 0 L 21600 0 21600 21600 0 21600 0 0 Z N"/>
        </draw:custom-shape>
        <draw:custom-shape draw:style-name="gr18" draw:text-style-name="P2" xml:id="id14" draw:id="id14" draw:layer="layout" svg:width="3.109cm" svg:height="1cm" svg:x="13.3cm" svg:y="24cm">
          <text:p text:style-name="P1"><text:span text:style-name="T1">Remand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7.301cm" svg:y1="15cm" svg:x2="7.8cm" svg:y2="16cm" draw:start-shape="id1" draw:start-glue-point="4" draw:end-shape="id6" draw:end-glue-point="3" svg:d="m7301 15000v1000h499" svg:viewBox="0 0 500 1001">
          <text:p/>
        </draw:connector>
        <draw:connector draw:style-name="gr4" draw:text-style-name="P1" draw:layer="layout" svg:x1="7.301cm" svg:y1="15cm" svg:x2="7.8cm" svg:y2="17.5cm" draw:start-shape="id1" draw:start-glue-point="4" draw:end-shape="id7" draw:end-glue-point="3" svg:d="m7301 15000v2500h499" svg:viewBox="0 0 500 2501">
          <text:p/>
        </draw:connector>
        <draw:connector draw:style-name="gr19" draw:text-style-name="P1" draw:layer="layout" svg:x1="7.301cm" svg:y1="15cm" svg:x2="7.8cm" svg:y2="19cm" draw:start-shape="id1" draw:start-glue-point="4" draw:end-shape="id8" draw:end-glue-point="3" svg:d="m7301 15000v4000h499" svg:viewBox="0 0 500 4001">
          <text:p/>
        </draw:connector>
        <draw:connector draw:style-name="gr20" draw:text-style-name="P1" draw:layer="layout" svg:x1="7.201cm" svg:y1="20.5cm" svg:x2="7.8cm" svg:y2="21.5cm" draw:end-shape="id9" draw:end-glue-point="3" svg:d="m7201 20500h237v1000h362" svg:viewBox="0 0 600 1001">
          <text:p/>
        </draw:connector>
        <draw:connector draw:style-name="gr20" draw:text-style-name="P1" draw:layer="layout" svg:x1="7.201cm" svg:y1="20.5cm" svg:x2="7.8cm" svg:y2="23cm" draw:end-shape="id10" draw:end-glue-point="3" svg:d="m7201 20500h237v2500h362" svg:viewBox="0 0 600 2501">
          <text:p/>
        </draw:connector>
        <draw:custom-shape draw:style-name="gr3" draw:text-style-name="P2" xml:id="id5" draw:id="id5" draw:layer="layout" svg:width="3.5cm" svg:height="1cm" svg:x="13cm" svg:y="14cm">
          <draw:glue-point draw:id="4" svg:x="-3.571cm" svg:y="5cm"/>
          <text:p text:style-name="P1"><text:span text:style-name="T1">Implicit Action</text:span></text:p>
          <draw:enhanced-geometry svg:viewBox="0 0 21600 21600" draw:mirror-horizontal="false" draw:mirror-vertical="false" draw:type="rectangle" draw:enhanced-path="M 0 0 L 21600 0 21600 21600 0 21600 0 0 Z N"/>
        </draw:custom-shape>
        <draw:connector draw:style-name="gr20" draw:text-style-name="P1" draw:layer="layout" svg:x1="7.201cm" svg:y1="20.5cm" svg:x2="7.8cm" svg:y2="24.5cm" draw:end-shape="id11" draw:end-glue-point="3" svg:d="m7201 20500h237v4000h362" svg:viewBox="0 0 600 4001">
          <text:p/>
        </draw:connector>
        <draw:connector draw:style-name="gr20" draw:text-style-name="P1" draw:layer="layout" svg:x1="12.7cm" svg:y1="20.5cm" svg:x2="13.3cm" svg:y2="21.5cm" draw:end-shape="id12" draw:end-glue-point="3" svg:d="m12700 20500h238v1000h362" svg:viewBox="0 0 601 1001">
          <text:p/>
        </draw:connector>
        <draw:connector draw:style-name="gr20" draw:text-style-name="P1" draw:layer="layout" svg:x1="12.7cm" svg:y1="20.5cm" svg:x2="13.3cm" svg:y2="23cm" draw:end-shape="id13" draw:end-glue-point="3" svg:d="m12700 20500h237v2500h363" svg:viewBox="0 0 601 2501">
          <text:p/>
        </draw:connector>
        <draw:connector draw:style-name="gr20" draw:text-style-name="P1" draw:layer="layout" svg:x1="12.7cm" svg:y1="20.5cm" svg:x2="13.3cm" svg:y2="24.5cm" draw:end-shape="id14" draw:end-glue-point="3" svg:d="m12700 20500h237v4000h363" svg:viewBox="0 0 601 4001">
          <text:p/>
        </draw:connector>
        <draw:custom-shape draw:style-name="gr21" draw:text-style-name="P2" xml:id="id15" draw:id="id15" draw:layer="layout" svg:width="2.436cm" svg:height="1cm" svg:x="14cm" svg:y="17cm">
          <text:p text:style-name="P1"><text:span text:style-name="T1">Expiration</text:span></text:p>
          <draw:enhanced-geometry svg:viewBox="0 0 21600 21600" draw:mirror-horizontal="false" draw:mirror-vertical="false" draw:type="rectangle" draw:enhanced-path="M 0 0 L 21600 0 21600 21600 0 21600 0 0 Z N"/>
        </draw:custom-shape>
        <draw:custom-shape draw:style-name="gr22" draw:text-style-name="P2" xml:id="id16" draw:id="id16" draw:layer="layout" svg:width="3.879cm" svg:height="1cm" svg:x="14cm" svg:y="18.5cm">
          <text:p text:style-name="P1"><text:span text:style-name="T1">Appeal Expiration</text:span></text:p>
          <draw:enhanced-geometry svg:viewBox="0 0 21600 21600" draw:mirror-horizontal="false" draw:mirror-vertical="false" draw:type="rectangle" draw:enhanced-path="M 0 0 L 21600 0 21600 21600 0 21600 0 0 Z N"/>
        </draw:custom-shape>
        <draw:connector draw:style-name="gr6" draw:text-style-name="P1" draw:layer="layout" svg:x1="14cm" svg:y1="17.5cm" svg:x2="13.501cm" svg:y2="15cm" draw:start-shape="id15" draw:start-glue-point="3" draw:end-shape="id5" draw:end-glue-point="4" svg:d="m14000 17500h-499v-2500" svg:viewBox="0 0 500 2501">
          <text:p/>
        </draw:connector>
        <draw:connector draw:style-name="gr23" draw:text-style-name="P1" draw:layer="layout" svg:x1="14cm" svg:y1="19cm" svg:x2="13.501cm" svg:y2="15cm" draw:start-shape="id16" draw:start-glue-point="3" draw:end-shape="id5" draw:end-glue-point="4" svg:d="m14000 19000h-499v-4000" svg:viewBox="0 0 500 4001">
          <text:p/>
        </draw:connector>
        <draw:connector draw:style-name="gr4" draw:text-style-name="P1" draw:layer="layout" svg:x1="14.75cm" svg:y1="14cm" svg:x2="3cm" svg:y2="13cm" draw:start-shape="id5" draw:start-glue-point="0" draw:end-shape="id2" draw:end-glue-point="4" svg:d="m14750 14000v-500h-11750v-500" svg:viewBox="0 0 11751 1001">
          <text:p/>
        </draw:connector>
        <draw:connector draw:style-name="gr20" draw:text-style-name="P1" draw:layer="layout" svg:x1="3cm" svg:y1="20.5cm" svg:x2="3.5cm" svg:y2="24.5cm" draw:start-shape="id17" draw:start-glue-point="6" draw:end-shape="id18" draw:end-glue-point="3" svg:d="m3000 20500v4000h500" svg:viewBox="0 0 501 4001">
          <text:p/>
        </draw:connector>
        <draw:connector draw:style-name="gr20" draw:text-style-name="P1" draw:layer="layout" svg:x1="3cm" svg:y1="20.5cm" svg:x2="3.5cm" svg:y2="23cm" draw:start-shape="id17" draw:start-glue-point="6" draw:end-shape="id19" draw:end-glue-point="3" svg:d="m3000 20500v2500h500" svg:viewBox="0 0 501 2501">
          <text:p/>
        </draw:connector>
        <draw:connector draw:style-name="gr20" draw:text-style-name="P1" draw:layer="layout" svg:x1="3cm" svg:y1="20.5cm" svg:x2="3.5cm" svg:y2="21.5cm" draw:start-shape="id17" draw:start-glue-point="6" draw:end-shape="id20" draw:end-glue-point="3" svg:d="m3000 20500v1000h500" svg:viewBox="0 0 501 1001">
          <text:p/>
        </draw:connector>
        <draw:line draw:style-name="gr24" draw:text-style-name="P1" xml:id="id17" draw:id="id17" draw:layer="layout" svg:x1="3cm" svg:y1="20.5cm" svg:x2="12.8cm" svg:y2="20.5cm">
          <draw:glue-point draw:id="4" svg:x="5cm" svg:y="0cm" draw:escape-direction="down"/>
          <draw:glue-point draw:id="5" svg:x="-0.789cm" svg:y="10cm" draw:escape-direction="down"/>
          <draw:glue-point draw:id="6" svg:x="-5cm" svg:y="10cm" draw:escape-direction="down"/>
          <draw:glue-point draw:id="7" svg:x="-2.368cm" svg:y="0cm" draw:escape-direction="up"/>
          <text:p/>
        </draw:line>
        <draw:connector draw:style-name="gr25" draw:text-style-name="P1" draw:layer="layout" draw:type="line" svg:x1="3.001cm" svg:y1="15cm" svg:x2="3cm" svg:y2="20.5cm" draw:start-shape="id3" draw:start-glue-point="4" draw:end-shape="id17" draw:end-glue-point="6" svg:d="m3001 15000-1 5500" svg:viewBox="0 0 2 5501">
          <text:p/>
        </draw:connector>
        <draw:custom-shape draw:style-name="gr3" draw:text-style-name="P2" xml:id="id23" draw:id="id23" draw:layer="layout" svg:width="4cm" svg:height="1cm" svg:x="5.5cm" svg:y="2.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6" draw:text-style-name="P2" xml:id="id21" draw:id="id21" draw:layer="layout" svg:width="2cm" svg:height="1cm" svg:x="2.5cm" svg:y="2.5cm">
          <text:p text:style-name="P1"><text:span text:style-name="T1">User</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2.2cm" svg:height="0.5cm" svg:x="2.9cm" svg:y="4.75cm">
          <text:p/>
          <draw:enhanced-geometry svg:viewBox="0 0 21600 21600" draw:type="rectangle" draw:enhanced-path="M 0 0 L 21600 0 21600 21600 0 21600 0 0 Z N"/>
        </draw:custom-shape>
        <draw:custom-shape draw:style-name="gr3" draw:text-style-name="P2" xml:id="id22" draw:id="id22" draw:layer="layout" svg:width="3cm" svg:height="1cm" svg:x="2.5cm" svg:y="4.5cm">
          <draw:glue-point draw:id="4" svg:x="-1.666cm" svg:y="-5cm"/>
          <draw:glue-point draw:id="5" svg:x="2.5cm" svg:y="-5cm"/>
          <draw:glue-point draw:id="6" svg:x="5cm" svg:y="3cm"/>
          <draw:glue-point draw:id="7" svg:x="-2.5cm" svg:y="5cm"/>
          <draw:glue-point draw:id="8" svg:x="2.5cm" svg:y="5cm"/>
          <text:p text:style-name="P1"><text:span text:style-name="T1">Inforequest</text:span></text:p>
          <draw:enhanced-geometry svg:viewBox="0 0 21600 21600" draw:type="rectangle" draw:enhanced-path="M 0 0 L 21600 0 21600 21600 0 21600 0 0 Z N"/>
        </draw:custom-shape>
        <draw:custom-shape draw:style-name="gr1" draw:text-style-name="P1" draw:layer="layout" svg:width="1.6cm" svg:height="0.5cm" svg:x="15.75cm" svg:y="2.75cm">
          <text:p/>
          <draw:enhanced-geometry svg:viewBox="0 0 21600 21600" draw:mirror-horizontal="false" draw:mirror-vertical="false" draw:type="rectangle" draw:enhanced-path="M 0 0 L 21600 0 21600 21600 0 21600 0 0 Z N"/>
        </draw:custom-shape>
        <draw:custom-shape draw:style-name="gr26" draw:text-style-name="P2" xml:id="id24" draw:id="id24" draw:layer="layout" svg:width="2cm" svg:height="1cm" svg:x="15.5cm" svg:y="2.5cm">
          <draw:glue-point draw:id="4" svg:x="-2.5cm" svg:y="5cm"/>
          <draw:glue-point draw:id="5" svg:x="-2.5cm" svg:y="-5cm"/>
          <draw:glue-point draw:id="6" svg:x="2.5cm" svg:y="5cm"/>
          <text:p text:style-name="P1"><text:span text:style-name="T1">Obligee</text:span></text:p>
          <draw:enhanced-geometry svg:viewBox="0 0 21600 21600" draw:type="rectangle" draw:enhanced-path="M 0 0 L 21600 0 21600 21600 0 21600 0 0 Z N"/>
        </draw:custom-shape>
        <draw:custom-shape draw:style-name="gr1" draw:text-style-name="P1" draw:layer="layout" svg:width="1.3cm" svg:height="0.5cm" svg:x="10.3cm" svg:y="4.75cm">
          <text:p/>
          <draw:enhanced-geometry svg:viewBox="0 0 21600 21600" draw:type="rectangle" draw:enhanced-path="M 0 0 L 21600 0 21600 21600 0 21600 0 0 Z N"/>
        </draw:custom-shape>
        <draw:custom-shape draw:style-name="gr3" draw:text-style-name="P2" xml:id="id25" draw:id="id25" draw:layer="layout" svg:width="3cm" svg:height="1cm" svg:x="9.5cm" svg:y="4.5cm">
          <draw:glue-point draw:id="4" svg:x="-5cm" svg:y="3cm"/>
          <draw:glue-point draw:id="5" svg:x="-5cm" svg:y="-3cm"/>
          <draw:glue-point draw:id="6" svg:x="5cm" svg:y="-3cm"/>
          <draw:glue-point draw:id="7" svg:x="5cm" svg:y="3cm"/>
          <draw:glue-point draw:id="8" svg:x="2.666cm" svg:y="5cm"/>
          <draw:glue-point draw:id="9" svg:x="1.666cm" svg:y="-5cm"/>
          <draw:glue-point draw:id="10" svg:x="-1.666cm" svg:y="5.25cm"/>
          <draw:glue-point draw:id="11" svg:x="3.333cm" svg:y="-5cm"/>
          <text:p text:style-name="P1"><text:span text:style-name="T1">Branch</text:span></text:p>
          <draw:enhanced-geometry svg:viewBox="0 0 21600 21600" draw:mirror-horizontal="false" draw:mirror-vertical="false" draw:type="rectangle" draw:enhanced-path="M 0 0 L 21600 0 21600 21600 0 21600 0 0 Z N"/>
        </draw:custom-shape>
        <draw:custom-shape draw:style-name="gr1" draw:text-style-name="P1" draw:layer="layout" svg:width="1.448cm" svg:height="0.5cm" svg:x="10.252cm" svg:y="7.75cm">
          <text:p/>
          <draw:enhanced-geometry svg:viewBox="0 0 21600 21600" draw:type="rectangle" draw:enhanced-path="M 0 0 L 21600 0 21600 21600 0 21600 0 0 Z N"/>
        </draw:custom-shape>
        <draw:custom-shape draw:style-name="gr3" draw:text-style-name="P2" xml:id="id26" draw:id="id26" draw:layer="layout" svg:width="2cm" svg:height="1cm" svg:x="10cm" svg:y="7.5cm">
          <draw:glue-point draw:id="4" svg:x="-5cm" svg:y="-3cm"/>
          <draw:glue-point draw:id="5" svg:x="4cm" svg:y="-5cm"/>
          <draw:glue-point draw:id="6" svg:x="-5cm" svg:y="3cm"/>
          <draw:glue-point draw:id="7" svg:x="-2.5cm" svg:y="5cm"/>
          <draw:glue-point draw:id="8" svg:x="2.5cm" svg:y="5cm"/>
          <draw:glue-point draw:id="9" svg:x="-2.5cm" svg:y="-5cm"/>
          <text:p text:style-name="P1"><text:span text:style-name="T1">Action</text:span></text:p>
          <draw:enhanced-geometry svg:viewBox="0 0 21600 21600" draw:type="rectangle" draw:enhanced-path="M 0 0 L 21600 0 21600 21600 0 21600 0 0 Z N"/>
        </draw:custom-shape>
        <draw:custom-shape draw:style-name="gr1" draw:text-style-name="P1" draw:layer="layout" svg:width="2.5cm" svg:height="0.5cm" svg:x="11cm" svg:y="2.75cm">
          <text:p/>
          <draw:enhanced-geometry svg:viewBox="0 0 21600 21600" draw:type="rectangle" draw:enhanced-path="M 0 0 L 21600 0 21600 21600 0 21600 0 0 Z N"/>
        </draw:custom-shape>
        <draw:custom-shape draw:style-name="gr27" draw:text-style-name="P2" xml:id="id27" draw:id="id27" draw:layer="layout" svg:width="3.5cm" svg:height="1cm" svg:x="10.5cm" svg:y="2.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28" draw:text-style-name="P2" xml:id="id29" draw:id="id29" draw:layer="layout" svg:width="2.707cm" svg:height="1cm" svg:x="2.5cm" svg:y="9.5cm">
          <draw:glue-point draw:id="4" svg:x="-5cm" svg:y="-2.692cm"/>
          <draw:glue-point draw:id="5" svg:x="-5cm" svg:y="2.692cm"/>
          <draw:glue-point draw:id="6" svg:x="-4cm" svg:y="5cm"/>
          <draw:glue-point draw:id="7" svg:x="-2.666cm" svg:y="5.192cm"/>
          <draw:glue-point draw:id="8" svg:x="1.666cm" svg:y="5cm"/>
          <text:p text:style-name="P1"><text:span text:style-name="T1">Attachment</text:span></text:p>
          <draw:enhanced-geometry svg:viewBox="0 0 21600 21600" draw:type="rectangle" draw:enhanced-path="M 0 0 L 21600 0 21600 21600 0 21600 0 0 Z N"/>
        </draw:custom-shape>
        <draw:connector draw:style-name="gr29" draw:text-style-name="P1" draw:layer="layout" svg:x1="3.5cm" svg:y1="3.5cm" svg:x2="3.501cm" svg:y2="4.5cm" draw:start-shape="id21" draw:start-glue-point="2" draw:end-shape="id22" draw:end-glue-point="4" svg:d="m3500 3500v500h1v500" svg:viewBox="0 0 2 1001">
          <text:p/>
        </draw:connector>
        <draw:connector draw:style-name="gr29" draw:text-style-name="P1" draw:layer="layout" svg:x1="4.5cm" svg:y1="3cm" svg:x2="5.5cm" svg:y2="3cm" draw:start-shape="id21" draw:start-glue-point="1" draw:end-shape="id23" draw:end-glue-point="3" svg:d="m4500 3000h1000" svg:viewBox="0 0 1001 1">
          <text:p/>
        </draw:connector>
        <draw:connector draw:style-name="gr30" draw:text-style-name="P1" draw:layer="layout" svg:x1="16.5cm" svg:y1="2.5cm" svg:x2="7.5cm" svg:y2="2.5cm" draw:start-shape="id24" draw:start-glue-point="0" draw:end-shape="id23" draw:end-glue-point="0" svg:d="m16500 2500v-525h-9000v525" svg:viewBox="0 0 9001 526">
          <text:p/>
        </draw:connector>
        <draw:connector draw:style-name="gr31" draw:text-style-name="P1" draw:layer="layout" svg:x1="5.5cm" svg:y1="5cm" svg:x2="9.5cm" svg:y2="5cm" draw:start-shape="id22" draw:start-glue-point="1" draw:end-shape="id25" draw:end-glue-point="3" svg:d="m5500 5000h4000" svg:viewBox="0 0 4001 1">
          <text:p/>
        </draw:connector>
        <draw:connector draw:style-name="gr29" draw:text-style-name="P1" draw:layer="layout" draw:type="lines" svg:x1="10.501cm" svg:y1="5.5cm" svg:x2="10.5cm" svg:y2="7.5cm" draw:start-shape="id25" draw:start-glue-point="10" draw:end-shape="id26" draw:end-glue-point="9" svg:d="m10501 5500v525l-1 950v525" svg:viewBox="0 0 2 2001">
          <text:p/>
        </draw:connector>
        <draw:connector draw:style-name="gr29" draw:text-style-name="P1" draw:layer="layout" draw:line-skew="-0.025cm -0.025cm 0.025cm" svg:x1="16cm" svg:y1="3.5cm" svg:x2="11.999cm" svg:y2="4.5cm" draw:start-shape="id24" draw:start-glue-point="4" draw:end-shape="id25" draw:end-glue-point="11" svg:d="m16000 3500v500h-2025v0h-1976v500" svg:viewBox="0 0 4002 1001">
          <text:p/>
        </draw:connector>
        <draw:connector draw:style-name="gr30" draw:text-style-name="P1" draw:layer="layout" draw:type="lines" svg:x1="11.8cm" svg:y1="7.5cm" svg:x2="11.799cm" svg:y2="5.5cm" draw:start-shape="id26" draw:start-glue-point="5" draw:end-shape="id25" draw:end-glue-point="8" svg:d="m11800 7500v-525l-1-950v-525" svg:viewBox="0 0 2 2001">
          <text:p/>
        </draw:connector>
        <draw:frame draw:style-name="gr32" draw:text-style-name="P4" draw:layer="layout" svg:width="2.06cm" svg:height="1.039cm" draw:transform="rotate (-1.5707963267949) translate (12.359cm 5.542cm)">
          <draw:text-box draw:corner-radius="3.274cm">
            <text:p text:style-name="P3"><text:span text:style-name="T2">Advanced</text:span><text:span text:style-name="T2"><text:line-break/></text:span><text:span text:style-name="T2">by</text:span></text:p>
          </draw:text-box>
        </draw:frame>
        <draw:connector draw:style-name="gr30" draw:text-style-name="P1" draw:layer="layout" svg:x1="11.499cm" svg:y1="4.5cm" svg:x2="11.501cm" svg:y2="3.5cm" draw:start-shape="id25" draw:start-glue-point="9" draw:end-shape="id27" draw:end-glue-point="5" svg:d="m11499 4500v-500h2v-500" svg:viewBox="0 0 3 1001">
          <text:p/>
        </draw:connector>
        <draw:frame draw:style-name="gr33" draw:text-style-name="P5" draw:layer="layout" svg:width="0.9cm" svg:height="0.645cm" svg:x="10.366cm" svg:y="6.956cm">
          <draw:text-box>
            <text:p text:style-name="P1"><text:span text:style-name="T2">1+</text:span></text:p>
          </draw:text-box>
        </draw:frame>
        <draw:frame draw:style-name="gr34" draw:text-style-name="P5" draw:layer="layout" svg:width="2.098cm" svg:height="0.645cm" draw:transform="rotate (1.5707963267949) translate (9.981cm 7.426cm)">
          <draw:text-box>
            <text:p text:style-name="P1"><text:span text:style-name="T2">Contained</text:span></text:p>
          </draw:text-box>
        </draw:frame>
        <draw:frame draw:style-name="gr35" draw:text-style-name="P5" draw:layer="layout" svg:width="0.9cm" svg:height="0.7cm" svg:x="8.7cm" svg:y="4.952cm">
          <draw:text-box>
            <text:p text:style-name="P1"><text:span text:style-name="T2">1+</text:span></text:p>
          </draw:text-box>
        </draw:frame>
        <draw:connector draw:style-name="gr36" draw:text-style-name="P1" draw:layer="layout" svg:x1="14cm" svg:y1="3cm" svg:x2="15.5cm" svg:y2="3cm" draw:start-shape="id27" draw:start-glue-point="1" draw:end-shape="id24" svg:d="m14000 3000h1500" svg:viewBox="0 0 1501 1">
          <text:p/>
        </draw:connector>
        <draw:connector draw:style-name="gr29" draw:text-style-name="P1" draw:layer="layout" draw:line-skew="0.025cm 0cm -0.025cm" svg:x1="4.75cm" svg:y1="4.5cm" svg:x2="11.001cm" svg:y2="3.5cm" draw:start-shape="id22" draw:start-glue-point="5" draw:end-shape="id27" draw:end-glue-point="4" svg:d="m4750 4500v-500h3250v0h3001v-500" svg:viewBox="0 0 6252 1001">
          <text:p/>
        </draw:connector>
        <draw:custom-shape draw:style-name="gr1" draw:text-style-name="P1" draw:layer="layout" svg:width="3.2cm" svg:height="0.5cm" svg:x="2.9cm" svg:y="7.7cm">
          <text:p/>
          <draw:enhanced-geometry svg:viewBox="0 0 21600 21600" draw:type="rectangle" draw:enhanced-path="M 0 0 L 21600 0 21600 21600 0 21600 0 0 Z N"/>
        </draw:custom-shape>
        <draw:custom-shape draw:style-name="gr26" draw:text-style-name="P2" xml:id="id32" draw:id="id32" draw:layer="layout" svg:width="4cm" svg:height="1cm" svg:x="2.5cm" svg:y="7.5cm">
          <draw:glue-point draw:id="4" svg:x="-1.25cm" svg:y="-5cm"/>
          <draw:glue-point draw:id="5" svg:x="2.5cm" svg:y="-5cm"/>
          <draw:glue-point draw:id="6" svg:x="5cm" svg:y="3cm"/>
          <draw:glue-point draw:id="7" svg:x="5cm" svg:y="-3cm"/>
          <text:p text:style-name="P1"><text:span text:style-name="T1">E-mail Message</text:span></text:p>
          <draw:enhanced-geometry svg:viewBox="0 0 21600 21600" draw:type="rectangle" draw:enhanced-path="M 0 0 L 21600 0 21600 21600 0 21600 0 0 Z N"/>
        </draw:custom-shape>
        <draw:custom-shape draw:style-name="gr3" draw:text-style-name="P2" xml:id="id28" draw:id="id28" draw:layer="layout" svg:width="4cm" svg:height="1cm" svg:x="6cm" svg:y="10.5cm">
          <draw:glue-point draw:id="4" svg:x="-2.5cm" svg:y="5cm"/>
          <draw:glue-point draw:id="5" svg:x="3.75cm" svg:y="5cm"/>
          <draw:glue-point draw:id="6" svg:x="5cm" svg:y="-2cm"/>
          <text:p text:style-name="P1"><text:span text:style-name="T1">Inforequest Draft</text:span></text:p>
          <draw:enhanced-geometry svg:viewBox="0 0 21600 21600" draw:type="rectangle" draw:enhanced-path="M 0 0 L 21600 0 21600 21600 0 21600 0 0 Z N"/>
        </draw:custom-shape>
        <draw:custom-shape draw:style-name="gr27" draw:text-style-name="P2" xml:id="id30" draw:id="id30" draw:layer="layout" svg:width="3.5cm" svg:height="1cm" svg:x="10.5cm" svg:y="10.5cm">
          <draw:glue-point draw:id="4" svg:x="-3.571cm" svg:y="5cm"/>
          <draw:glue-point draw:id="5" svg:x="-2.142cm" svg:y="5cm"/>
          <text:p text:style-name="P1"><text:span text:style-name="T1">Action Draft</text:span></text:p>
          <draw:enhanced-geometry svg:viewBox="0 0 21600 21600" draw:mirror-horizontal="false" draw:mirror-vertical="false" draw:type="rectangle" draw:enhanced-path="M 0 0 L 21600 0 21600 21600 0 21600 0 0 Z N"/>
        </draw:custom-shape>
        <draw:custom-shape draw:style-name="gr3" draw:text-style-name="P2" xml:id="id31" draw:id="id31" draw:layer="layout" svg:width="2cm" svg:height="1cm" svg:x="14.5cm" svg:y="10.5cm">
          <draw:glue-point draw:id="4" svg:x="-5cm" svg:y="-3cm"/>
          <draw:glue-point draw:id="5" svg:x="2.5cm" svg:y="-5cm"/>
          <draw:glue-point draw:id="6" svg:x="-5cm" svg:y="3cm"/>
          <draw:glue-point draw:id="7" svg:x="-2.5cm" svg:y="5cm"/>
          <draw:glue-point draw:id="8" svg:x="2.5cm" svg:y="5cm"/>
          <text:p text:style-name="P1"><text:span text:style-name="T1">Action</text:span></text:p>
          <draw:enhanced-geometry svg:viewBox="0 0 21600 21600" draw:type="rectangle" draw:enhanced-path="M 0 0 L 21600 0 21600 21600 0 21600 0 0 Z N"/>
        </draw:custom-shape>
        <draw:connector draw:style-name="gr30" draw:text-style-name="P1" draw:layer="layout" svg:x1="8cm" svg:y1="10.5cm" svg:x2="5.207cm" svg:y2="10cm" draw:start-shape="id28" draw:start-glue-point="0" draw:end-shape="id29" draw:end-glue-point="1" svg:d="m8000 10500v-500h-2793" svg:viewBox="0 0 2794 501">
          <text:p/>
        </draw:connector>
        <draw:connector draw:style-name="gr30" draw:text-style-name="P1" draw:layer="layout" draw:line-skew="0.025cm" svg:x1="12.25cm" svg:y1="10.5cm" svg:x2="5.207cm" svg:y2="10cm" draw:start-shape="id30" draw:start-glue-point="0" draw:end-shape="id29" draw:end-glue-point="1" svg:d="m12250 10500v-500h-4397v0h-2646" svg:viewBox="0 0 7044 501">
          <text:p/>
        </draw:connector>
        <draw:connector draw:style-name="gr30" draw:text-style-name="P1" draw:layer="layout" draw:line-skew="0.025cm" svg:x1="15.5cm" svg:y1="10.5cm" svg:x2="5.207cm" svg:y2="10cm" draw:start-shape="id31" draw:start-glue-point="0" draw:end-shape="id29" draw:end-glue-point="1" svg:d="m15500 10500v-500h-5647v0h-4646" svg:viewBox="0 0 10294 501">
          <text:p/>
        </draw:connector>
        <draw:custom-shape draw:style-name="gr1" draw:text-style-name="P1" draw:layer="layout" svg:width="3.5cm" svg:height="0.5cm" svg:x="5.2cm" svg:y="6.25cm">
          <text:p/>
          <draw:enhanced-geometry svg:viewBox="0 0 21600 21600" draw:type="rectangle" draw:enhanced-path="M 0 0 L 21600 0 21600 21600 0 21600 0 0 Z N"/>
        </draw:custom-shape>
        <draw:custom-shape draw:style-name="gr3" draw:text-style-name="P2" xml:id="id33" draw:id="id33" draw:layer="layout" svg:width="4cm" svg:height="1cm" svg:x="5cm" svg:y="6cm">
          <draw:glue-point draw:id="4" svg:x="-2.5cm" svg:y="-5cm"/>
          <draw:glue-point draw:id="5" svg:x="2.5cm" svg:y="-5cm"/>
          <draw:glue-point draw:id="6" svg:x="5cm" svg:y="3cm"/>
          <draw:glue-point draw:id="7" svg:x="-2.5cm" svg:y="5cm"/>
          <draw:glue-point draw:id="8" svg:x="2.5cm" svg:y="5cm"/>
          <text:p text:style-name="P1"><text:span text:style-name="T1">Inforequest E-mail</text:span></text:p>
          <draw:enhanced-geometry svg:viewBox="0 0 21600 21600" draw:type="rectangle" draw:enhanced-path="M 0 0 L 21600 0 21600 21600 0 21600 0 0 Z N"/>
        </draw:custom-shape>
        <draw:connector draw:style-name="gr37" draw:text-style-name="P1" draw:layer="layout" svg:x1="6.5cm" svg:y1="8cm" svg:x2="10cm" svg:y2="8cm" draw:start-shape="id32" draw:start-glue-point="1" draw:end-shape="id26" draw:end-glue-point="3" svg:d="m6500 8000h3500" svg:viewBox="0 0 3501 1">
          <text:p/>
        </draw:connector>
        <draw:connector draw:style-name="gr38" draw:text-style-name="P1" xml:id="id34" draw:id="id34" draw:layer="layout" svg:x1="4cm" svg:y1="7.5cm" svg:x2="4cm" svg:y2="5.5cm" draw:start-shape="id32" draw:start-glue-point="4" draw:end-shape="id22" draw:end-glue-point="2" svg:d="m4000 7500v-2000" svg:viewBox="0 0 1 2001">
          <text:p/>
        </draw:connector>
        <draw:connector draw:style-name="gr39" draw:text-style-name="P1" draw:layer="layout" draw:type="line" svg:x1="5cm" svg:y1="6.5cm" svg:x2="4cm" svg:y2="6.5cm" draw:start-shape="id33" draw:start-glue-point="3" draw:end-shape="id34" draw:end-glue-point="0" svg:d="m5000 6500h-1000" svg:viewBox="0 0 1001 1">
          <text:p/>
        </draw:connector>
        <draw:custom-shape draw:style-name="gr26" draw:text-style-name="P2" xml:id="id35" draw:id="id35" draw:layer="layout" svg:width="4cm" svg:height="1cm" svg:x="13.5cm" svg:y="4.5cm">
          <draw:glue-point draw:id="4" svg:x="-2.5cm" svg:y="5cm"/>
          <draw:glue-point draw:id="5" svg:x="-2.5cm" svg:y="-5cm"/>
          <draw:glue-point draw:id="6" svg:x="2.5cm" svg:y="5cm"/>
          <draw:glue-point draw:id="7" svg:x="3.75cm" svg:y="-5cm"/>
          <text:p text:style-name="P1"><text:span text:style-name="T1">Historical Obligee</text:span></text:p>
          <draw:enhanced-geometry svg:viewBox="0 0 21600 21600" draw:type="rectangle" draw:enhanced-path="M 0 0 L 21600 0 21600 21600 0 21600 0 0 Z N"/>
        </draw:custom-shape>
        <draw:connector draw:style-name="gr40" draw:text-style-name="P1" draw:layer="layout" draw:type="lines" svg:x1="17cm" svg:y1="3.5cm" svg:x2="17cm" svg:y2="4.5cm" draw:start-shape="id24" draw:start-glue-point="6" draw:end-shape="id35" draw:end-glue-point="7" svg:d="m17000 3500v525-50 525" svg:viewBox="0 0 1 1001">
          <text:p/>
        </draw:connector>
        <draw:connector draw:style-name="gr29" draw:text-style-name="P1" draw:layer="layout" draw:type="lines" svg:x1="13.5cm" svg:y1="5cm" svg:x2="12.5cm" svg:y2="5cm" draw:start-shape="id35" draw:start-glue-point="3" draw:end-shape="id25" draw:end-glue-point="1" svg:d="m13500 5000h-525 50-525" svg:viewBox="0 0 1001 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4" draw:display-name="Arrowheads 14" svg:viewBox="0 0 23676 44800" svg:d="m1500 0 1500 3000h-3000zm-21000 42447-1176 2353h2353z"/>
    <draw:marker draw:name="Arrowheads_20_34" draw:display-name="Arrowheads 34" svg:viewBox="0 0 1013 1130" svg:d="m1009 1050-449-1008-22-30-29-12-34 12-21 26-449 1012-5 13v8l5 21 12 21 17 13 21 4h903l21-4 21-13 9-21 4-21v-8z"/>
    <draw:marker draw:name="Arrowheads_20_35" draw:display-name="Arrowheads 35"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Circle" svg:viewBox="0 0 1131 1131" svg:d="m462 1118-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color="#808080" draw:fill="none" draw:textarea-vertical-align="middle"/>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standard">
      <style:graphic-properties draw:stroke="dash" draw:stroke-dash="Fine_20_Dashed_20__28_var_29_" svg:stroke-color="#000000" draw:fill="none" draw:textarea-horizontal-align="justify" draw:textarea-vertical-align="middle" draw:auto-grow-height="fals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stroke="dash" draw:stroke-dash="Fine_20_Dashed_20__28_var_29_" draw:marker-end="Arrowheads_20_3" draw:marker-end-width="0.3cm" draw:fill="none" draw:textarea-vertical-align="middle"/>
    </style:style>
    <style:style style:name="gr8" style:family="graphic" style:parent-style-name="objectwithoutfill">
      <style:graphic-properties draw:marker-start="Arrowheads_20_4" draw:marker-end="Arrowheads_20_3" draw:marker-end-width="0.3cm" draw:fill="none" draw:textarea-vertical-align="middle"/>
    </style:style>
    <style:style style:name="gr9" style:family="graphic" style:parent-style-name="standard">
      <style:graphic-properties draw:stroke="none" svg:stroke-color="#000000" draw:fill="none"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2cm" svg:x2="6.5cm" svg:y2="24cm">
          <text:p/>
        </draw:line>
        <draw:line draw:style-name="gr1" draw:text-style-name="P1" draw:layer="layout" svg:x1="12.499cm" svg:y1="1.999cm" svg:x2="12.499cm" svg:y2="23.999cm">
          <text:p/>
        </draw:lin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2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2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2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9.5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 draw:id="id1" draw:layer="layout" svg:width="3cm" svg:height="1cm" svg:x="3cm" svg:y="3.5cm">
          <text:p text:style-name="P1"><text:span text:style-name="T2">Request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 draw:id="id11" draw:layer="layout" svg:width="3.5cm" svg:height="1cm" svg:x="6.95cm" svg:y="4.5cm">
          <text:p text:style-name="P1"><text:span text:style-name="T2">Confirmation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 draw:id="id10" draw:layer="layout" svg:width="3.5cm" svg:height="1.5cm" svg:x="6.95cm" svg:y="6.45cm">
          <text:p text:style-name="P1"><text:span text:style-name="T2">Clarification</text:span><text:span text:style-name="T2"><text:line-break/></text:span><text:span text:style-name="T2">Request [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 draw:id="id13" draw:layer="layout" svg:width="3.5cm" svg:height="1.5cm" svg:x="2.25cm" svg:y="6.5cm">
          <text:p text:style-name="P1"><text:span text:style-name="T2">Clarification</text:span><text:span text:style-name="T2"><text:line-break/></text:span><text:span text:style-name="T2">Response [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9" draw:id="id9" draw:layer="layout" svg:width="4cm" svg:height="1cm" svg:x="6.75cm" svg:y="9.5cm">
          <text:p text:style-name="P1"><text:span text:style-name="T3">Advancement</text:span><text:span text:style-name="T4">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layout" svg:width="3.5cm" svg:height="1cm" svg:x="6.95cm" svg:y="11.5cm">
          <text:p text:style-name="P1"><text:span text:style-name="T2">Extension [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7" draw:id="id7" draw:layer="layout" svg:width="3.5cm" svg:height="1.5cm" svg:x="6.95cm" svg:y="13.45cm">
          <text:p text:style-name="P1"><text:span text:style-name="T3">Full</text:span><text:span text:style-name="T3"><text:line-break/></text:span><text:span text:style-name="T3">Disclosu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6" draw:id="id6" draw:layer="layout" svg:width="3.5cm" svg:height="1.5cm" svg:x="6.95cm" svg:y="15.95cm">
          <text:p text:style-name="P1"><text:span text:style-name="T3">Non-full</text:span><text:span text:style-name="T3"><text:line-break/></text:span><text:span text:style-name="T3">Disclosure</text:span><text:span text:style-name="T4">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5" draw:id="id5" draw:layer="layout" svg:width="3.5cm" svg:height="1cm" svg:x="6.95cm" svg:y="18.5cm">
          <text:p text:style-name="P1"><text:span text:style-name="T2">Refusal [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4" draw:id="id4" draw:layer="layout" svg:width="3.5cm" svg:height="1cm" svg:x="6.95cm" svg:y="20.7cm">
          <text:p text:style-name="P1"><text:span text:style-name="T2">Expiration [6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17" draw:id="id17" draw:layer="layout" svg:width="1cm" svg:height="1cm" svg:x="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3cm" svg:height="1cm" svg:x="2.5cm" svg:y="22.5cm">
          <text:p text:style-name="P1"><text:span text:style-name="T2">Appeal [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15" draw:id="id15" draw:layer="layout" svg:width="1cm" svg:height="1cm" svg:x="4.5cm" svg:y="13.75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xml:id="id22" draw:id="id22" draw:layer="layout" svg:width="4cm" svg:height="1cm" svg:x="13.5cm" svg:y="11.5cm">
          <text:p text:style-name="P1"><text:span text:style-name="T3">Remandment</text:span><text:span text:style-name="T4"> [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21" draw:id="id21" draw:layer="layout" svg:width="3cm" svg:height="1cm" svg:x="14cm" svg:y="13.5cm">
          <text:p text:style-name="P1"><text:span text:style-name="T2">Affirm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xml:id="id20" draw:id="id20" draw:layer="layout" svg:width="3cm" svg:height="1cm" svg:x="14cm" svg:y="15.5cm">
          <text:p text:style-name="P1"><text:span text:style-name="T3">Rever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 draw:id="id19" draw:layer="layout" svg:width="3cm" svg:height="1.5cm" svg:x="14cm" svg:y="17.45cm">
          <text:p text:style-name="P1"><text:span text:style-name="T2">Appeal</text:span></text:p>
          <text:p text:style-name="P1"><text:span text:style-name="T2">Expir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xml:id="id24" draw:id="id24" draw:layer="layout" svg:width="1cm" svg:height="1cm" svg:x="17cm" svg:y="20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3.5cm" svg:height="1.5cm" svg:x="13.5cm" svg:y="3.25cm">
          <text:p text:style-name="P1"><text:span text:style-name="T2">Advanced</text:span><text:span text:style-name="T2"><text:line-break/></text:span><text:span text:style-name="T2">Request [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xml:id="id25" draw:id="id25" draw:layer="layout" svg:width="1cm" svg:height="1cm" svg:x="15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6cm" svg:y1="4cm" svg:x2="11.5cm" svg:y2="4cm" draw:start-shape="id1" draw:start-glue-point="10" draw:end-shape="id2" draw:end-glue-point="0" svg:d="m6000 4000h5500" svg:viewBox="0 0 5501 1">
          <text:p/>
        </draw:connector>
        <draw:connector draw:style-name="gr5" draw:text-style-name="P1" draw:layer="layout" draw:type="line" svg:x1="13.5cm" svg:y1="4cm" svg:x2="11.5cm" svg:y2="4cm" draw:start-shape="id3" draw:start-glue-point="6" draw:end-shape="id2" draw:end-glue-point="0" svg:d="m13500 4000h-2000" svg:viewBox="0 0 2001 1">
          <text:p/>
        </draw:connector>
        <draw:connector draw:style-name="gr5" draw:text-style-name="P1" draw:layer="layout" draw:type="line" svg:x1="11.5cm" svg:y1="21.25cm" svg:x2="10.45cm" svg:y2="21.2cm" draw:start-shape="id2" draw:start-glue-point="2" draw:end-shape="id4" draw:end-glue-point="10" svg:d="m11500 21250-1050-50" svg:viewBox="0 0 1051 51">
          <text:p/>
        </draw:connector>
        <draw:connector draw:style-name="gr5" draw:text-style-name="P1" draw:layer="layout" draw:type="line" svg:x1="11.5cm" svg:y1="18.998cm" svg:x2="10.45cm" svg:y2="19cm" draw:start-shape="id2" draw:start-glue-point="7" draw:end-shape="id5" draw:end-glue-point="10" svg:d="m11500 18998-1050 2" svg:viewBox="0 0 1051 3">
          <text:p/>
        </draw:connector>
        <draw:connector draw:style-name="gr5" draw:text-style-name="P1" draw:layer="layout" draw:type="line" svg:x1="11.5cm" svg:y1="16.699cm" svg:x2="10.45cm" svg:y2="16.7cm" draw:start-shape="id2" draw:start-glue-point="8" draw:end-shape="id6" draw:end-glue-point="10" svg:d="m11500 16699-1050 1" svg:viewBox="0 0 1051 2">
          <text:p/>
        </draw:connector>
        <draw:connector draw:style-name="gr5" draw:text-style-name="P1" draw:layer="layout" draw:type="line" svg:x1="11.5cm" svg:y1="14.199cm" svg:x2="10.45cm" svg:y2="14.2cm" draw:start-shape="id2" draw:start-glue-point="9" draw:end-shape="id7" draw:end-glue-point="10" svg:d="m11500 14199-1050 1" svg:viewBox="0 0 1051 2">
          <text:p/>
        </draw:connector>
        <draw:connector draw:style-name="gr5" draw:text-style-name="P1" draw:layer="layout" draw:type="line" svg:x1="11.5cm" svg:y1="12.001cm" svg:x2="10.45cm" svg:y2="12cm" draw:start-shape="id2" draw:start-glue-point="10" draw:end-shape="id8" draw:end-glue-point="10" svg:d="m11500 12001-1050-1" svg:viewBox="0 0 1051 2">
          <text:p/>
        </draw:connector>
        <draw:connector draw:style-name="gr5" draw:text-style-name="P1" draw:layer="layout" draw:type="line" svg:x1="11.5cm" svg:y1="10.002cm" svg:x2="10.75cm" svg:y2="10cm" draw:start-shape="id2" draw:start-glue-point="4" draw:end-shape="id9" draw:end-glue-point="10" svg:d="m11500 10002-750-2" svg:viewBox="0 0 751 3">
          <text:p/>
        </draw:connector>
        <draw:connector draw:style-name="gr5" draw:text-style-name="P1" draw:layer="layout" draw:type="line" svg:x1="11.5cm" svg:y1="7.202cm" svg:x2="10.45cm" svg:y2="7.2cm" draw:start-shape="id2" draw:start-glue-point="5" draw:end-shape="id10" draw:end-glue-point="10" svg:d="m11500 7202-1050-2" svg:viewBox="0 0 1051 3">
          <text:p/>
        </draw:connector>
        <draw:connector draw:style-name="gr5" draw:text-style-name="P1" draw:layer="layout" draw:type="line" svg:x1="11.5cm" svg:y1="5.001cm" svg:x2="10.45cm" svg:y2="5cm" draw:start-shape="id2" draw:start-glue-point="11" draw:end-shape="id11" draw:end-glue-point="10" svg:d="m11500 5001-1050-1" svg:viewBox="0 0 1051 2">
          <text:p/>
        </draw:connector>
        <draw:connector draw:style-name="gr5" draw:text-style-name="P1" draw:layer="layout" draw:type="lines" svg:x1="8.7cm" svg:y1="12.5cm" svg:x2="11.5cm" svg:y2="12.999cm" draw:start-shape="id8" draw:start-glue-point="8" draw:end-shape="id2" draw:end-glue-point="6" svg:d="m8700 12500v502l2299-3h501" svg:viewBox="0 0 2801 503">
          <text:p/>
        </draw:connector>
        <draw:connector draw:style-name="gr5" draw:text-style-name="P1" draw:layer="layout" draw:type="line" svg:x1="8.7cm" svg:y1="5.5cm" svg:x2="8.699cm" svg:y2="6cm" draw:start-shape="id11" draw:start-glue-point="8" draw:end-shape="id12" draw:end-glue-point="4" svg:d="m8700 5500-1 500" svg:viewBox="0 0 2 501">
          <text:p/>
        </draw:connector>
        <draw:connector draw:style-name="gr5" draw:text-style-name="P1" draw:layer="layout" draw:type="line" svg:x1="6.95cm" svg:y1="7.2cm" svg:x2="5.75cm" svg:y2="7.25cm" draw:start-shape="id10" draw:start-glue-point="6" draw:end-shape="id13" draw:end-glue-point="10" svg:d="m6950 7200-1200 50" svg:viewBox="0 0 1201 51">
          <text:p/>
        </draw:connector>
        <draw:connector draw:style-name="gr5" draw:text-style-name="P1" draw:layer="layout" draw:type="line" svg:x1="4cm" svg:y1="6.5cm" svg:x2="4cm" svg:y2="6cm" draw:start-shape="id13" draw:start-glue-point="4" draw:end-shape="id12" draw:end-glue-point="3" svg:d="m4000 6500v-500" svg:viewBox="0 0 1 501">
          <text:p/>
        </draw:connector>
        <draw:connector draw:style-name="gr5" draw:text-style-name="P1" draw:layer="layout" draw:type="lines" draw:line-skew="-0.252cm -0.252cm" svg:x1="7.462cm" svg:y1="7.731cm" svg:x2="9.938cm" svg:y2="7.731cm" draw:start-shape="id10" draw:start-glue-point="7" draw:end-shape="id10" draw:end-glue-point="9" svg:d="m7462 7731v469h2476v-469" svg:viewBox="0 0 2477 470">
          <text:p/>
        </draw:connector>
        <draw:connector draw:style-name="gr5" draw:text-style-name="P1" draw:layer="layout" draw:type="line" svg:x1="6.75cm" svg:y1="10cm" svg:x2="4cm" svg:y2="10cm" draw:start-shape="id9" draw:start-glue-point="6" draw:end-shape="id14" draw:end-glue-point="0" svg:d="m6750 10000h-2750" svg:viewBox="0 0 2751 1">
          <text:p/>
        </draw:connector>
        <draw:connector draw:style-name="gr5" draw:text-style-name="P1" draw:layer="layout" draw:type="line" svg:x1="6.95cm" svg:y1="16.7cm" svg:x2="4cm" svg:y2="16.699cm" draw:start-shape="id6" draw:end-shape="id14" draw:end-glue-point="4" svg:d="m6950 16700-2950-1" svg:viewBox="0 0 2951 2">
          <text:p/>
        </draw:connector>
        <draw:connector draw:style-name="gr5" draw:text-style-name="P1" draw:layer="layout" draw:type="line" svg:x1="6.95cm" svg:y1="19cm" svg:x2="4cm" svg:y2="19cm" draw:start-shape="id5" draw:start-glue-point="6" draw:end-shape="id14" draw:end-glue-point="5" svg:d="m6950 19000h-2950" svg:viewBox="0 0 2951 1">
          <text:p/>
        </draw:connector>
        <draw:connector draw:style-name="gr5" draw:text-style-name="P1" draw:layer="layout" draw:type="line" svg:x1="6.95cm" svg:y1="21.2cm" svg:x2="4cm" svg:y2="21.199cm" draw:start-shape="id4" draw:start-glue-point="6" draw:end-shape="id14" draw:end-glue-point="6" svg:d="m6950 21200-2950-1" svg:viewBox="0 0 2951 2">
          <text:p/>
        </draw:connector>
        <draw:connector draw:style-name="gr5" draw:text-style-name="P1" draw:layer="layout" draw:type="line" svg:x1="6.95cm" svg:y1="14.2cm" svg:x2="5.5cm" svg:y2="14.25cm" draw:start-shape="id7" draw:start-glue-point="6" draw:end-shape="id15" draw:end-glue-point="10" svg:d="m6950 14200-1450 50" svg:viewBox="0 0 1451 51">
          <text:p/>
        </draw:connector>
        <draw:connector draw:style-name="gr5" draw:text-style-name="P1" draw:layer="layout" draw:type="line" svg:x1="5.5cm" svg:y1="23cm" svg:x2="8cm" svg:y2="23cm" draw:start-shape="id16" draw:start-glue-point="10" draw:end-shape="id17" draw:end-glue-point="6" svg:d="m5500 23000h2500" svg:viewBox="0 0 2501 1">
          <text:p/>
        </draw:connector>
        <draw:line draw:style-name="gr6" draw:text-style-name="P1" xml:id="id18" draw:id="id18" draw:layer="layout" svg:x1="13cm" svg:y1="12cm" svg:x2="13cm" svg:y2="23cm">
          <draw:glue-point draw:id="4" svg:x="-10cm" svg:y="-1.363cm"/>
          <draw:glue-point draw:id="5" svg:x="0cm" svg:y="-3.181cm"/>
          <draw:glue-point draw:id="6" svg:x="0cm" svg:y="0.636cm"/>
          <text:p/>
        </draw:line>
        <draw:connector draw:style-name="gr5" draw:text-style-name="P1" draw:layer="layout" draw:type="line" svg:x1="9cm" svg:y1="23cm" svg:x2="13cm" svg:y2="23cm" draw:start-shape="id17" draw:start-glue-point="10" draw:end-shape="id18" draw:end-glue-point="2" svg:d="m9000 23000h4000" svg:viewBox="0 0 4001 1">
          <text:p/>
        </draw:connector>
        <draw:connector draw:style-name="gr5" draw:text-style-name="P1" draw:layer="layout" draw:type="line" svg:x1="13cm" svg:y1="18.199cm" svg:x2="14cm" svg:y2="18.2cm" draw:start-shape="id18" draw:start-glue-point="6" draw:end-shape="id19" draw:end-glue-point="6" svg:d="m13000 18199 1000 1" svg:viewBox="0 0 1001 2">
          <text:p/>
        </draw:connector>
        <draw:connector draw:style-name="gr5" draw:text-style-name="P1" draw:layer="layout" draw:type="line" svg:x1="13cm" svg:y1="16.001cm" svg:x2="14cm" svg:y2="16cm" draw:start-shape="id18" draw:start-glue-point="4" draw:end-shape="id20" draw:end-glue-point="6" svg:d="m13000 16001 1000-1" svg:viewBox="0 0 1001 2">
          <text:p/>
        </draw:connector>
        <draw:connector draw:style-name="gr5" draw:text-style-name="P1" draw:layer="layout" draw:type="line" svg:x1="13cm" svg:y1="14.001cm" svg:x2="14cm" svg:y2="14cm" draw:start-shape="id18" draw:start-glue-point="5" draw:end-shape="id21" svg:d="m13000 14001 1000-1" svg:viewBox="0 0 1001 2">
          <text:p/>
        </draw:connector>
        <draw:connector draw:style-name="gr5" draw:text-style-name="P1" draw:layer="layout" draw:type="line" svg:x1="13cm" svg:y1="12cm" svg:x2="13.5cm" svg:y2="12cm" draw:start-shape="id18" draw:start-glue-point="0" draw:end-shape="id22" svg:d="m13000 12000h500" svg:viewBox="0 0 501 1">
          <text:p/>
        </draw:connector>
        <draw:line draw:style-name="gr6" draw:text-style-name="P1" xml:id="id2" draw:id="id2" draw:layer="layout" svg:x1="11.5cm" svg:y1="4cm" svg:x2="11.5cm" svg:y2="21.25cm">
          <draw:glue-point draw:id="4" svg:x="0cm" svg:y="-1.521cm"/>
          <draw:glue-point draw:id="5" svg:x="0cm" svg:y="-3.144cm"/>
          <draw:glue-point draw:id="6" svg:x="0cm" svg:y="0.217cm"/>
          <draw:glue-point draw:id="7" svg:x="0cm" svg:y="3.695cm"/>
          <draw:glue-point draw:id="8" svg:x="0cm" svg:y="2.362cm"/>
          <draw:glue-point draw:id="9" svg:x="0cm" svg:y="0.913cm"/>
          <draw:glue-point draw:id="10" svg:x="0cm" svg:y="-0.362cm"/>
          <draw:glue-point draw:id="11" svg:x="0cm" svg:y="-4.42cm"/>
          <draw:glue-point draw:id="12" svg:x="0cm" svg:y="-3.84cm"/>
          <draw:glue-point draw:id="13" svg:x="0cm" svg:y="-0.942cm"/>
          <draw:glue-point draw:id="14" svg:x="0cm" svg:y="-1.173cm"/>
          <draw:glue-point draw:id="15" svg:x="0cm" svg:y="-4.072cm"/>
          <draw:glue-point draw:id="16" svg:x="0cm" svg:y="-0.014cm"/>
          <text:p/>
        </draw:line>
        <draw:line draw:style-name="gr6" draw:text-style-name="P1" xml:id="id12" draw:id="id12" draw:layer="layout" svg:x1="4cm" svg:y1="6cm" svg:x2="11.5cm" svg:y2="6cm">
          <draw:glue-point draw:id="4" svg:x="1.266cm" svg:y="0cm"/>
          <text:p/>
        </draw:line>
        <draw:line draw:style-name="gr6" draw:text-style-name="P1" xml:id="id14" draw:id="id14" draw:layer="layout" svg:x1="4cm" svg:y1="10cm" svg:x2="4cm" svg:y2="22cm">
          <draw:glue-point draw:id="4" svg:x="0cm" svg:y="0.583cm"/>
          <draw:glue-point draw:id="5" svg:x="0cm" svg:y="2.5cm"/>
          <draw:glue-point draw:id="6" svg:x="0cm" svg:y="4.333cm"/>
          <text:p/>
        </draw:line>
        <draw:connector draw:style-name="gr5" draw:text-style-name="P1" draw:layer="layout" draw:type="line" svg:x1="4cm" svg:y1="22cm" svg:x2="4cm" svg:y2="22.5cm" draw:start-shape="id14" draw:start-glue-point="2" draw:end-shape="id16" draw:end-glue-point="4" svg:d="m4000 22000v500" svg:viewBox="0 0 1 501">
          <text:p/>
        </draw:connector>
        <draw:line draw:style-name="gr6" draw:text-style-name="P1" xml:id="id23" draw:id="id23" draw:layer="layout" svg:x1="17.5cm" svg:y1="14cm" svg:x2="17.5cm" svg:y2="19cm">
          <draw:glue-point draw:id="4" svg:x="0cm" svg:y="3.4cm"/>
          <draw:glue-point draw:id="5" svg:x="0cm" svg:y="-1cm"/>
          <text:p/>
        </draw:line>
        <draw:connector draw:style-name="gr5" draw:text-style-name="P1" draw:layer="layout" draw:type="line" svg:x1="17cm" svg:y1="18.2cm" svg:x2="17.5cm" svg:y2="18.2cm" draw:start-shape="id19" draw:start-glue-point="10" draw:end-shape="id23" draw:end-glue-point="4" svg:d="m17000 18200h500" svg:viewBox="0 0 501 1">
          <text:p/>
        </draw:connector>
        <draw:connector draw:style-name="gr5" draw:text-style-name="P1" draw:layer="layout" draw:type="line" svg:x1="17cm" svg:y1="16cm" svg:x2="17.5cm" svg:y2="16cm" draw:start-shape="id20" draw:start-glue-point="10" draw:end-shape="id23" draw:end-glue-point="5" svg:d="m17000 16000h500" svg:viewBox="0 0 501 1">
          <text:p/>
        </draw:connector>
        <draw:connector draw:style-name="gr5" draw:text-style-name="P1" draw:layer="layout" draw:type="line" svg:x1="17.5cm" svg:y1="19cm" svg:x2="17.5cm" svg:y2="20cm" draw:start-shape="id23" draw:start-glue-point="2" draw:end-shape="id24" draw:end-glue-point="4" svg:d="m17500 19000v1000" svg:viewBox="0 0 1 1001">
          <text:p/>
        </draw:connector>
        <draw:connector draw:style-name="gr5" draw:text-style-name="P1" draw:layer="layout" draw:type="line" svg:x1="17cm" svg:y1="14cm" svg:x2="17.5cm" svg:y2="14cm" draw:start-shape="id21" draw:start-glue-point="10" draw:end-shape="id23" draw:end-glue-point="0" svg:d="m17000 14000h500" svg:viewBox="0 0 501 1">
          <text:p/>
        </draw:connector>
        <draw:connector draw:style-name="gr5" draw:text-style-name="P1" draw:layer="layout" draw:type="lines" svg:x1="15.5cm" svg:y1="11.5cm" svg:x2="11.5cm" svg:y2="11.001cm" draw:start-shape="id22" draw:start-glue-point="4" draw:end-shape="id2" draw:end-glue-point="13" svg:d="m15500 11500v-501l-3499 2h-501" svg:viewBox="0 0 4001 502">
          <text:p/>
        </draw:connector>
        <draw:connector draw:style-name="gr7" draw:text-style-name="P1" draw:layer="layout" draw:type="curve" svg:x1="8.75cm" svg:y1="9.5cm" svg:x2="15cm" svg:y2="8cm" draw:start-shape="id9" draw:start-glue-point="4" draw:end-shape="id25" draw:end-glue-point="6" svg:d="m8750 9500c0-1000 2083-1500 6250-1500" svg:viewBox="0 0 6251 1501">
          <text:p/>
        </draw:connector>
        <draw:connector draw:style-name="gr8" draw:text-style-name="P1" draw:layer="layout" draw:type="line" svg:x1="1.99cm" svg:y1="3.981cm" svg:x2="3cm" svg:y2="4cm" draw:end-shape="id1" draw:end-glue-point="6" svg:d="m1990 3981 1010 19" svg:viewBox="0 0 1011 20">
          <text:p/>
        </draw:connector>
        <draw:connector draw:style-name="gr8" draw:text-style-name="P1" draw:layer="layout" draw:type="line" svg:x1="18cm" svg:y1="3.981cm" svg:x2="17cm" svg:y2="4cm" draw:end-shape="id3" draw:end-glue-point="10" svg:d="m18000 3981-1000 19" svg:viewBox="0 0 1001 20">
          <text:p/>
        </draw:connector>
        <draw:line draw:style-name="gr1" draw:text-style-name="P1" draw:layer="layout" svg:x1="13cm" svg:y1="9cm" svg:x2="18cm" svg:y2="9cm">
          <text:p/>
        </draw:line>
        <draw:line draw:style-name="gr1" draw:text-style-name="P1" draw:layer="layout" svg:x1="13cm" svg:y1="5.5cm" svg:x2="18cm" svg:y2="5.5cm">
          <text:p/>
        </draw:line>
        <draw:custom-shape draw:style-name="gr9" draw:text-style-name="P6" draw:layer="layout" svg:width="15.9cm" svg:height="2.2cm" svg:x="1.5cm" svg:y="24cm">
          <text:list text:style-name="L1">
            <text:list-item>
              <text:p text:style-name="P5"><text:span text:style-name="T2">Actions that contain or may contain disclosed information are marked </text:span><text:span text:style-name="T3">in italic</text:span><text:span text:style-name="T2">.</text:span></text:p>
            </text:list-item>
            <text:list-item>
              <text:p text:style-name="P5"><text:span text:style-name="T2">Deadlines that apply after actions are marked in [brackets] in number of WD.</text:span></text:p>
            </text:list-item>
          </text:list>
          <draw:enhanced-geometry svg:viewBox="0 0 21600 21600" draw:type="rectangle" draw:enhanced-path="M 0 0 L 21600 0 21600 21600 0 21600 0 0 Z N"/>
        </draw:custom-shape>
        <draw:connector draw:style-name="gr5" draw:text-style-name="P1" draw:layer="layout" draw:type="line" svg:x1="11.5cm" svg:y1="10.002cm" svg:x2="11.5cm" svg:y2="10.602cm" draw:start-shape="id2" draw:start-glue-point="4" draw:end-shape="id2" draw:end-glue-point="14" svg:d="m11500 10002v600" svg:viewBox="0 0 1 601">
          <text:p/>
        </draw:connector>
        <draw:connector draw:style-name="gr5" draw:text-style-name="P1" draw:layer="layout" draw:type="line" svg:x1="11.5cm" svg:y1="5.001cm" svg:x2="11.5cm" svg:y2="5.601cm" draw:start-shape="id2" draw:start-glue-point="11" draw:end-shape="id2" draw:end-glue-point="15" svg:d="m11500 5001v600" svg:viewBox="0 0 1 601">
          <text:p/>
        </draw:connector>
        <draw:connector draw:style-name="gr5" draw:text-style-name="P1" draw:layer="layout" draw:type="line" svg:x1="11.5cm" svg:y1="12.001cm" svg:x2="11.5cm" svg:y2="12.601cm" draw:start-shape="id2" draw:start-glue-point="10" draw:end-shape="id2" draw:end-glue-point="16" svg:d="m11500 12001v600" svg:viewBox="0 0 1 6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3" draw:display-name="Arrowheads 3" svg:viewBox="0 0 1131 902" svg:d="m564 0-564 902h1131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parent-style-name="standard">
      <style:graphic-properties draw:stroke="none" draw:stroke-dash="Dash_20_2" draw:fill-color="#e6e6ff" draw:fill-gradient-name="Gradient_20_7" draw:fill-hatch-name="Hatching_20_1" draw:fill-image-name="Bitmape_20_1"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